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o" style:font-family-generic="swiss"/>
    <style:font-face style:name="Arial3" svg:font-family="Arial" style:font-adornments="Regular" style:font-family-generic="swiss"/>
    <style:font-face style:name="Basic Sans" svg:font-family="'Basic Sans'" style:font-family-generic="roman"/>
    <style:font-face style:name="Basic Sans1" svg:font-family="'Basic Sans'" style:font-family-generic="roman" style:font-pitch="variable"/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ecdb" officeooo:paragraph-rsid="000decdb"/>
    </style:style>
    <style:style style:name="P2" style:family="paragraph" style:parent-style-name="Text_20_body">
      <style:text-properties officeooo:rsid="000decdb" officeooo:paragraph-rsid="000f46a8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decdb" officeooo:paragraph-rsid="000decd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Arial" fo:font-weight="bold" officeooo:rsid="000decdb" officeooo:paragraph-rsid="000decdb" style:font-weight-asian="bold" style:font-weight-complex="bold"/>
    </style:style>
    <style:style style:name="P5" style:family="paragraph" style:parent-style-name="Text_20_body">
      <style:text-properties officeooo:rsid="000f46a8" officeooo:paragraph-rsid="000f46a8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0pt" officeooo:rsid="000f46a8" officeooo:paragraph-rsid="000f46a8" style:font-size-asian="10pt" style:font-size-complex="10pt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size="10pt" officeooo:rsid="000f46a8" officeooo:paragraph-rsid="000f46a8" style:font-size-asian="10pt" style:font-size-complex="10pt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text-properties fo:font-variant="normal" fo:text-transform="none" fo:color="#000000" loext:opacity="100%" style:font-name="Calibri" fo:letter-spacing="normal" fo:font-style="normal" fo:font-weight="normal" officeooo:paragraph-rsid="001146c1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weight="bold" officeooo:rsid="000decdb" officeooo:paragraph-rsid="000decdb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132774"/>
    </style:style>
    <style:style style:name="P1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  <style:text-properties officeooo:paragraph-rsid="00132774"/>
    </style:style>
    <style:style style:name="P17" style:family="paragraph" style:parent-style-name="Header">
      <style:paragraph-properties fo:text-align="end" style:justify-single-word="false"/>
    </style:style>
    <style:style style:name="P18" style:family="paragraph" style:parent-style-name="Heading_20_1">
      <style:text-properties officeooo:rsid="000decdb" officeooo:paragraph-rsid="000decdb"/>
    </style:style>
    <style:style style:name="P19" style:family="paragraph" style:parent-style-name="Heading_20_1">
      <style:text-properties officeooo:rsid="000decdb" officeooo:paragraph-rsid="000f46a8"/>
    </style:style>
    <style:style style:name="P20" style:family="paragraph" style:parent-style-name="Heading_20_1">
      <style:text-properties officeooo:rsid="001146c1" officeooo:paragraph-rsid="001146c1"/>
    </style:style>
    <style:style style:name="P21" style:family="paragraph" style:parent-style-name="Heading_20_2">
      <style:text-properties officeooo:paragraph-rsid="000f46a8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23" style:family="paragraph" style:parent-style-name="Text_20_body">
      <style:paragraph-properties fo:text-align="center" style:justify-single-word="false"/>
      <style:text-properties style:font-name="Arial" fo:font-weight="bold" officeooo:rsid="000decdb" officeooo:paragraph-rsid="000decdb" style:font-weight-asian="bold" style:font-weight-complex="bold"/>
    </style:style>
    <style:style style:name="P24" style:family="paragraph" style:parent-style-name="Text_20_body" style:master-page-name="Standard">
      <style:paragraph-properties fo:text-align="center" style:justify-single-word="false" style:page-number="1"/>
      <style:text-properties officeooo:paragraph-rsid="000decdb"/>
    </style:style>
    <style:style style:name="P25" style:family="paragraph">
      <style:paragraph-properties fo:line-height="150%" fo:text-align="justify"/>
    </style:style>
    <style:style style:name="P26" style:family="paragraph">
      <loext:graphic-properties draw:fill="none" draw:fill-color="#ffffff"/>
      <style:paragraph-properties fo:line-height="150%" fo:text-align="justify"/>
      <style:text-properties style:font-name="Basic Sans" fo:font-size="12pt" style:font-name-asian="Basic Sans" style:font-size-asian="10.5pt" style:language-asian="zh" style:country-asian="CN" style:font-name-complex="Basic Sans" style:font-size-complex="12pt"/>
    </style:style>
    <style:style style:name="T1" style:family="text">
      <style:text-properties officeooo:rsid="000decdb"/>
    </style:style>
    <style:style style:name="T2" style:family="text">
      <style:text-properties fo:font-weight="bold"/>
    </style:style>
    <style:style style:name="T3" style:family="text">
      <style:text-properties fo:font-weight="bold" officeooo:rsid="001146c1"/>
    </style:style>
    <style:style style:name="T4" style:family="text">
      <style:text-properties style:font-name="Arial" fo:font-weight="bold" officeooo:rsid="000decdb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style:font-name-asian="Basic Sans" style:font-size-asian="10.5pt" style:language-asian="zh" style:country-asian="CN" style:font-name-complex="Basic Sans" style:font-size-complex="12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none" svg:stroke-color="#000000" draw:fill="none" draw:fill-color="#ffffff" fo:min-height="3.91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RISSA DE BRITO SANTOS</text:p>
      <text:p text:style-name="P3">RELATÓRIO DA ATIVIDADE PROJ1B</text:p>
      <text:p text:style-name="P3"><draw:frame text:anchor-type="paragraph" draw:z-index="0" draw:name="Quadro de texto 1" draw:style-name="gr1" draw:text-style-name="P26" svg:width="8.441cm" svg:height="3.917cm" svg:x="8.253cm" svg:y="0.716cm"><draw:text-box><text:p text:style-name="P25"><text:span text:style-name="T7">Relatório da atividade Proj1B referente a </text:span><text:span text:style-name="T7">disciplina Conceitos De Linguagens De </text:span><text:span text:style-name="T7">Programação - <text:s/>CET087, semestre 2024.1. </text:span></text:p><text:p text:style-name="P25"><text:span text:style-name="T7"/></text:p><text:p><text:span text:style-name="T7">Professor: Cesar Alberto Bravo Pariente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Ilhéus – Bahia</text:p>
      <text:p text:style-name="P4">2024</text:p>
      <text:p text:style-name="P24"><text:span text:style-name="T4">SUMÁRIO</text:span></text:p>
      <text:table-of-content text:style-name="Sect1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4602_1279824818" text:style-name="Index_20_Link" text:visited-style-name="Index_20_Link">1. ARQUIVOS DOS PROGRAMAS<text:tab/>3</text:a></text:p>
          <text:p text:style-name="P12"><text:a xlink:type="simple" xlink:href="#__RefHeading___Toc4604_1279824818" text:style-name="Index_20_Link" text:visited-style-name="Index_20_Link">2. SAÍDA DA EXECUÇÃO<text:tab/>3</text:a></text:p>
          <text:p text:style-name="P15"><text:a xlink:type="simple" xlink:href="#__RefHeading___Toc4606_1279824818" text:style-name="Index_20_Link" text:visited-style-name="Index_20_Link">2.1. SOMA DOS NÚMEROS NATURAIS DE 1 ATÉ 10<text:tab/>3</text:a></text:p>
          <text:p text:style-name="P15"><text:a xlink:type="simple" xlink:href="#__RefHeading___Toc4608_1279824818" text:style-name="Index_20_Link" text:visited-style-name="Index_20_Link">2.2. SOMA DOS QUADRADOS DOS NÚMEROS NATURAIS DE 1 ATÉ 100<text:tab/>6</text:a></text:p>
          <text:p text:style-name="P15"><text:a xlink:type="simple" xlink:href="#__RefHeading___Toc4610_1279824818" text:style-name="Index_20_Link" text:visited-style-name="Index_20_Link">2.3. SOMA DOS CUBOS DOS NÚMEROS NATURAIS DE 1 ATÉ 1000<text:tab/>39</text:a></text:p>
          <text:p text:style-name="P12"><text:a xlink:type="simple" xlink:href="#__RefHeading___Toc4612_1279824818" text:style-name="Index_20_Link" text:visited-style-name="Index_20_Link">3. REFERÊNCIAS<text:tab/>78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8" text:outline-level="1"><text:bookmark-start text:name="__RefHeading___Toc4602_1279824818"/><text:soft-page-break/>1. ARQUIVOS DOS PROGRAMAS<text:bookmark-end text:name="__RefHeading___Toc4602_1279824818"/></text:h>
      <text:p text:style-name="P1">Os arquivos fonte dessa atividade estão disponíveis no seguinte link: &lt;<text:a xlink:type="simple" xlink:href="https://github.com/laribrito/clp/tree/master/atv2" text:style-name="Internet_20_link" text:visited-style-name="Visited_20_Internet_20_Link">https://github.com/laribrito/clp/tree/master/atv2</text:a>&gt;.</text:p>
      <text:h text:style-name="P19" text:outline-level="1"><text:bookmark-start text:name="__RefHeading___Toc4604_1279824818"/>2. SAÍDA DA EXECUÇÃO<text:bookmark-end text:name="__RefHeading___Toc4604_1279824818"/></text:h>
      <text:p text:style-name="P2">Segue abaixo as saídas dos exercícios.</text:p>
      <text:h text:style-name="Heading_20_2" text:outline-level="2"><text:bookmark-start text:name="__RefHeading___Toc4606_1279824818"/>2.1. <text:span text:style-name="T1">SOMA DOS NÚMEROS NATURAIS DE</text:span> 1 <text:span text:style-name="T1">ATÉ</text:span> 10<text:bookmark-end text:name="__RefHeading___Toc4606_1279824818"/></text:h>
      <text:p text:style-name="P5">Saída da execução:</text:p>
      <text:p text:style-name="P7">start pl/0</text:p>
      <text:p text:style-name="P7">valores iniciais <text:s text:c="13"/>p <text:s text:c="5"/>b <text:s text:c="5"/>t <text:s text:c="5"/>stack</text:p>
      <text:p text:style-name="P7"><text:s text:c="30"/>0 <text:s text:c="5"/>0 <text:s text:c="5"/>0 <text:s text:c="5"/>0 <text:s text:c="5"/>0 <text:s text:c="5"/>0 <text:s text:c="5"/>0 <text:s text:c="5"/>0 <text:s text:c="5"/>0 <text:s text:c="5"/>0 <text:s text:c="2"/></text:p>
      <text:p text:style-name="P7"/>
      <text:p text:style-name="P7">codigo <text:s text:c="23"/>p <text:s text:c="5"/>b <text:s text:c="5"/>t <text:s text:c="5"/>stack</text:p>
      <text:p text:style-name="P7">intt <text:s text:c="2"/>0 <text:s/>3 <text:s text:c="18"/>1 <text:s text:c="5"/>0 <text:s text:c="5"/>3 <text:s text:c="5"/>0 <text:s text:c="5"/>0 <text:s text:c="5"/>0 <text:s text:c="5"/>0 <text:s text:c="5"/>0 <text:s text:c="5"/>0 <text:s text:c="5"/>0 <text:s text:c="2"/></text:p>
      <text:p text:style-name="P7"><text:s/>lit <text:s text:c="2"/>0 <text:s/>0 <text:s text:c="18"/>2 <text:s text:c="5"/>0 <text:s text:c="5"/>4 <text:s text:c="5"/>0 <text:s text:c="5"/>0 <text:s text:c="5"/>0 <text:s text:c="5"/>0 <text:s text:c="5"/>0 <text:s text:c="5"/>0 <text:s text:c="5"/>0 <text:s text:c="2"/></text:p>
      <text:p text:style-name="P7"><text:s/>lit <text:s text:c="2"/>0 11 <text:s text:c="18"/>3 <text:s text:c="5"/>0 <text:s text:c="5"/>5 <text:s text:c="5"/>0 <text:s text:c="5"/>0 <text:s text:c="5"/>0 <text:s text:c="5"/>0 <text:s text:c="4"/>11 <text:s text:c="5"/>0 <text:s text:c="5"/>0 <text:s text:c="2"/></text:p>
      <text:p text:style-name="P7"><text:s/>lit <text:s text:c="2"/>0 <text:s/>1 <text:s text:c="18"/>4 <text:s text:c="5"/>0 <text:s text:c="5"/>6 <text:s text:c="5"/>0 <text:s text:c="5"/>0 <text:s text:c="5"/>0 <text:s text:c="5"/>0 <text:s text:c="4"/>11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5"/>0 <text:s text:c="4"/>10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10 <text:s text:c="4"/>10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10 <text:s text:c="4"/>10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10 <text:s text:c="4"/>10 <text:s text:c="5"/>1 <text:s text:c="5"/>0 <text:s text:c="2"/></text:p>
      <text:p text:style-name="P7"><text:soft-page-break/>intt <text:s text:c="2"/>0 <text:s/>2 <text:s text:c="18"/>9 <text:s text:c="5"/>0 <text:s text:c="5"/>6 <text:s text:c="5"/>0 <text:s text:c="5"/>0 <text:s text:c="5"/>0 <text:s text:c="4"/>10 <text:s text:c="4"/>10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10 <text:s text:c="4"/>10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10 <text:s text:c="5"/>9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19 <text:s text:c="5"/>9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19 <text:s text:c="5"/>9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19 <text:s text:c="5"/>9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19 <text:s text:c="5"/>9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19 <text:s text:c="5"/>9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19 <text:s text:c="5"/>8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27 <text:s text:c="5"/>8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27 <text:s text:c="5"/>8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27 <text:s text:c="5"/>8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27 <text:s text:c="5"/>8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27 <text:s text:c="5"/>8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27 <text:s text:c="5"/>7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34 <text:s text:c="5"/>7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34 <text:s text:c="5"/>7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34 <text:s text:c="5"/>7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34 <text:s text:c="5"/>7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34 <text:s text:c="5"/>7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34 <text:s text:c="5"/>6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40 <text:s text:c="5"/>6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40 <text:s text:c="5"/>6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40 <text:s text:c="5"/>6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40 <text:s text:c="5"/>6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40 <text:s text:c="5"/>6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40 <text:s text:c="5"/>5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45 <text:s text:c="5"/>5 <text:s text:c="5"/>1 <text:s text:c="5"/>0 <text:s text:c="2"/></text:p>
      <text:p text:style-name="P7"><text:soft-page-break/>intt <text:s text:c="2"/>0 <text:s/>1 <text:s text:c="18"/>7 <text:s text:c="5"/>0 <text:s text:c="5"/>5 <text:s text:c="5"/>0 <text:s text:c="5"/>0 <text:s text:c="5"/>0 <text:s text:c="4"/>45 <text:s text:c="5"/>5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45 <text:s text:c="5"/>5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45 <text:s text:c="5"/>5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45 <text:s text:c="5"/>5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45 <text:s text:c="5"/>4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49 <text:s text:c="5"/>4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49 <text:s text:c="5"/>4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49 <text:s text:c="5"/>4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49 <text:s text:c="5"/>4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49 <text:s text:c="5"/>4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49 <text:s text:c="5"/>3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52 <text:s text:c="5"/>3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52 <text:s text:c="5"/>3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52 <text:s text:c="5"/>3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52 <text:s text:c="5"/>3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52 <text:s text:c="5"/>3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52 <text:s text:c="5"/>2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54 <text:s text:c="5"/>2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54 <text:s text:c="5"/>2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54 <text:s text:c="5"/>2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54 <text:s text:c="5"/>2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54 <text:s text:c="5"/>2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54 <text:s text:c="5"/>1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55 <text:s text:c="5"/>1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55 <text:s text:c="5"/>1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55 <text:s text:c="5"/>1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55 <text:s text:c="5"/>1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55 <text:s text:c="5"/>1 <text:s text:c="5"/>1 <text:s text:c="5"/>0 <text:s text:c="2"/></text:p>
      <text:p text:style-name="P7"><text:soft-page-break/><text:s/>opr <text:s text:c="2"/>0 <text:s/>3 <text:s text:c="18"/>5 <text:s text:c="5"/>0 <text:s text:c="5"/>5 <text:s text:c="5"/>0 <text:s text:c="5"/>0 <text:s text:c="5"/>0 <text:s text:c="4"/>55 <text:s text:c="5"/>0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55 <text:s text:c="5"/>0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55 <text:s text:c="5"/>0 <text:s text:c="5"/>1 <text:s text:c="5"/>0 <text:s text:c="2"/></text:p>
      <text:p text:style-name="P7"><text:s/>jpc <text:s text:c="2"/>0 10 <text:s text:c="17"/>10 <text:s text:c="5"/>0 <text:s text:c="5"/>4 <text:s text:c="5"/>0 <text:s text:c="5"/>0 <text:s text:c="5"/>0 <text:s text:c="4"/>55 <text:s text:c="5"/>0 <text:s text:c="5"/>1 <text:s text:c="5"/>0 <text:s text:c="2"/></text:p>
      <text:p text:style-name="P7"><text:s/>opr <text:s text:c="2"/>0 <text:s/>0 <text:s text:c="18"/>0 <text:s text:c="5"/>0 <text:s text:c="5"/>0 <text:s text:c="5"/>0 <text:s text:c="5"/>0 <text:s text:c="5"/>0 <text:s text:c="4"/>55 <text:s text:c="5"/>0 <text:s text:c="5"/>1 <text:s text:c="5"/>0 <text:s text:c="2"/></text:p>
      <text:p text:style-name="P7">end pl/0</text:p>
      <text:h text:style-name="P21" text:outline-level="2"><text:bookmark-start text:name="__RefHeading___Toc4608_1279824818"/>2.2. SOMA DOS QUADRADOS DOS NÚMEROS NATURAIS DE 1 ATÉ 100<text:bookmark-end text:name="__RefHeading___Toc4608_1279824818"/></text:h>
      <text:p text:style-name="P5">Saída da execução:</text:p>
      <text:p text:style-name="P6">start pl/0</text:p>
      <text:p text:style-name="P6">valores iniciais <text:s text:c="13"/>p <text:s text:c="5"/>b <text:s text:c="5"/>t <text:s text:c="5"/>stack</text:p>
      <text:p text:style-name="P6"><text:s text:c="37"/>0 <text:s text:c="5"/>0 <text:s text:c="5"/>0 <text:s text:c="5"/>0 <text:s text:c="5"/>0 <text:s text:c="5"/>0 <text:s text:c="5"/>0 <text:s text:c="5"/>0 <text:s text:c="5"/>0 <text:s text:c="5"/>0 <text:s text:c="2"/></text:p>
      <text:p text:style-name="P6"/>
      <text:p text:style-name="P6">codigo <text:s text:c="23"/>p <text:s text:c="5"/>b <text:s text:c="5"/>t <text:s text:c="5"/>stack</text:p>
      <text:p text:style-name="P6">intt <text:s text:c="2"/>0 <text:s/>3 <text:s text:c="18"/>1 <text:s text:c="5"/>0 <text:s text:c="5"/>3 <text:s text:c="5"/>0 <text:s text:c="5"/>0 <text:s text:c="5"/>0 <text:s text:c="5"/>0 <text:s text:c="5"/>0 <text:s text:c="5"/>0 <text:s text:c="5"/>0 <text:s text:c="2"/></text:p>
      <text:p text:style-name="P6"><text:s/>lit <text:s text:c="2"/>0 <text:s/>0 <text:s text:c="18"/>2 <text:s text:c="5"/>0 <text:s text:c="5"/>4 <text:s text:c="5"/>0 <text:s text:c="5"/>0 <text:s text:c="5"/>0 <text:s text:c="5"/>0 <text:s text:c="5"/>0 <text:s text:c="5"/>0 <text:s text:c="5"/>0 <text:s text:c="2"/></text:p>
      <text:p text:style-name="P6">intt <text:s text:c="2"/>0 <text:s/>1 <text:s text:c="18"/>3 <text:s text:c="5"/>0 <text:s text:c="5"/>5 <text:s text:c="5"/>0 <text:s text:c="5"/>0 <text:s text:c="5"/>0 <text:s text:c="5"/>0 <text:s text:c="5"/>0 <text:s text:c="5"/>0 <text:s text:c="5"/>0 <text:s text:c="2"/></text:p>
      <text:p text:style-name="P6"><text:s/>lit <text:s text:c="2"/>0 101 <text:s text:c="18"/>4 <text:s text:c="5"/>0 <text:s text:c="5"/>6 <text:s text:c="5"/>0 <text:s text:c="5"/>0 <text:s text:c="5"/>0 <text:s text:c="5"/>0 <text:s text:c="5"/>0 <text:s text:c="3"/>101 <text:s text:c="5"/>0 <text:s text:c="2"/></text:p>
      <text:p text:style-name="P6"><text:s/>lit <text:s text:c="2"/>0 <text:s/>1 <text:s text:c="18"/>5 <text:s text:c="5"/>0 <text:s text:c="5"/>7 <text:s text:c="5"/>0 <text:s text:c="5"/>0 <text:s text:c="5"/>0 <text:s text:c="5"/>0 <text:s text:c="5"/>0 <text:s text:c="3"/>10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5"/>0 <text:s text:c="5"/>0 <text:s text:c="3"/>10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5"/>0 <text:s text:c="3"/>100 <text:s text:c="3"/>100 <text:s text:c="5"/>1 <text:s text:c="2"/></text:p>
      <text:p text:style-name="P6">intt <text:s text:c="2"/>0 <text:s/>1 <text:s text:c="18"/>8 <text:s text:c="5"/>0 <text:s text:c="5"/>6 <text:s text:c="5"/>0 <text:s text:c="5"/>0 <text:s text:c="5"/>0 <text:s text:c="5"/>0 <text:s text:c="3"/>100 <text:s text:c="3"/>10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5"/>0 <text:s text:c="2"/>10000 <text:s text:c="3"/>10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0000 <text:s text:c="2"/>10000 <text:s text:c="3"/>10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0000 <text:s text:c="2"/>10000 <text:s text:c="3"/>10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0000 <text:s text:c="2"/>10000 <text:s text:c="3"/>100 <text:s text:c="5"/>1 <text:s text:c="2"/></text:p>
      <text:p text:style-name="P6"><text:soft-page-break/>intt <text:s text:c="2"/>0 <text:s/>2 <text:s text:c="17"/>13 <text:s text:c="5"/>0 <text:s text:c="5"/>7 <text:s text:c="5"/>0 <text:s text:c="5"/>0 <text:s text:c="5"/>0 <text:s text:c="2"/>10000 <text:s text:c="2"/>10000 <text:s text:c="3"/>10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0000 <text:s text:c="2"/>10000 <text:s text:c="3"/>10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0000 <text:s text:c="2"/>10000 <text:s text:c="4"/>9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0000 <text:s text:c="4"/>99 <text:s text:c="4"/>9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0000 <text:s text:c="4"/>99 <text:s text:c="4"/>9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0000 <text:s text:c="2"/>9801 <text:s text:c="4"/>9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9801 <text:s text:c="2"/>9801 <text:s text:c="4"/>9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9801 <text:s text:c="2"/>9801 <text:s text:c="4"/>9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9801 <text:s text:c="2"/>9801 <text:s text:c="4"/>9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9801 <text:s text:c="2"/>9801 <text:s text:c="4"/>9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9801 <text:s text:c="2"/>9801 <text:s text:c="4"/>9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9801 <text:s text:c="2"/>9801 <text:s text:c="4"/>9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9801 <text:s text:c="4"/>98 <text:s text:c="4"/>9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9801 <text:s text:c="4"/>98 <text:s text:c="4"/>9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9801 <text:s text:c="2"/>9604 <text:s text:c="4"/>9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9405 <text:s text:c="2"/>9604 <text:s text:c="4"/>9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9405 <text:s text:c="2"/>9604 <text:s text:c="4"/>9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405 <text:s text:c="2"/>9604 <text:s text:c="4"/>9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405 <text:s text:c="2"/>9604 <text:s text:c="4"/>9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405 <text:s text:c="2"/>9604 <text:s text:c="4"/>9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405 <text:s text:c="2"/>9604 <text:s text:c="4"/>9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405 <text:s text:c="4"/>97 <text:s text:c="4"/>9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405 <text:s text:c="4"/>97 <text:s text:c="4"/>9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405 <text:s text:c="2"/>9409 <text:s text:c="4"/>9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8814 <text:s text:c="2"/>9409 <text:s text:c="4"/>9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8814 <text:s text:c="2"/>9409 <text:s text:c="4"/>9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8814 <text:s text:c="2"/>9409 <text:s text:c="4"/>9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8814 <text:s text:c="2"/>9409 <text:s text:c="4"/>97 <text:s text:c="5"/>1 <text:s text:c="2"/></text:p>
      <text:p text:style-name="P6"><text:soft-page-break/><text:s/>jmp <text:s text:c="2"/>0 <text:s/>5 <text:s text:c="18"/>5 <text:s text:c="5"/>0 <text:s text:c="5"/>7 <text:s text:c="5"/>0 <text:s text:c="5"/>0 <text:s text:c="5"/>0 <text:s text:c="2"/>38814 <text:s text:c="2"/>9409 <text:s text:c="4"/>9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8814 <text:s text:c="2"/>9409 <text:s text:c="4"/>9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8814 <text:s text:c="4"/>96 <text:s text:c="4"/>9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8814 <text:s text:c="4"/>96 <text:s text:c="4"/>9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8814 <text:s text:c="2"/>9216 <text:s text:c="4"/>9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48030 <text:s text:c="2"/>9216 <text:s text:c="4"/>9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48030 <text:s text:c="2"/>9216 <text:s text:c="4"/>9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48030 <text:s text:c="2"/>9216 <text:s text:c="4"/>9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48030 <text:s text:c="2"/>9216 <text:s text:c="4"/>9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48030 <text:s text:c="2"/>9216 <text:s text:c="4"/>9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48030 <text:s text:c="2"/>9216 <text:s text:c="4"/>9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48030 <text:s text:c="4"/>95 <text:s text:c="4"/>9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48030 <text:s text:c="4"/>95 <text:s text:c="4"/>9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48030 <text:s text:c="2"/>9025 <text:s text:c="4"/>9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57055 <text:s text:c="2"/>9025 <text:s text:c="4"/>9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57055 <text:s text:c="2"/>9025 <text:s text:c="4"/>9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57055 <text:s text:c="2"/>9025 <text:s text:c="4"/>9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57055 <text:s text:c="2"/>9025 <text:s text:c="4"/>9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57055 <text:s text:c="2"/>9025 <text:s text:c="4"/>9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57055 <text:s text:c="2"/>9025 <text:s text:c="4"/>9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57055 <text:s text:c="4"/>94 <text:s text:c="4"/>9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57055 <text:s text:c="4"/>94 <text:s text:c="4"/>9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57055 <text:s text:c="2"/>8836 <text:s text:c="4"/>9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65891 <text:s text:c="2"/>8836 <text:s text:c="4"/>9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65891 <text:s text:c="2"/>8836 <text:s text:c="4"/>9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65891 <text:s text:c="2"/>8836 <text:s text:c="4"/>9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65891 <text:s text:c="2"/>8836 <text:s text:c="4"/>9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65891 <text:s text:c="2"/>8836 <text:s text:c="4"/>94 <text:s text:c="5"/>1 <text:s text:c="2"/></text:p>
      <text:p text:style-name="P6"><text:soft-page-break/><text:s/>opr <text:s text:c="2"/>0 <text:s/>3 <text:s text:c="18"/>6 <text:s text:c="5"/>0 <text:s text:c="5"/>6 <text:s text:c="5"/>0 <text:s text:c="5"/>0 <text:s text:c="5"/>0 <text:s text:c="2"/>65891 <text:s text:c="2"/>8836 <text:s text:c="4"/>9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65891 <text:s text:c="4"/>93 <text:s text:c="4"/>9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65891 <text:s text:c="4"/>93 <text:s text:c="4"/>9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65891 <text:s text:c="2"/>8649 <text:s text:c="4"/>9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74540 <text:s text:c="2"/>8649 <text:s text:c="4"/>9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74540 <text:s text:c="2"/>8649 <text:s text:c="4"/>9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74540 <text:s text:c="2"/>8649 <text:s text:c="4"/>9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74540 <text:s text:c="2"/>8649 <text:s text:c="4"/>9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74540 <text:s text:c="2"/>8649 <text:s text:c="4"/>9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74540 <text:s text:c="2"/>8649 <text:s text:c="4"/>9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74540 <text:s text:c="4"/>92 <text:s text:c="4"/>9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74540 <text:s text:c="4"/>92 <text:s text:c="4"/>9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74540 <text:s text:c="2"/>8464 <text:s text:c="4"/>9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83004 <text:s text:c="2"/>8464 <text:s text:c="4"/>9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83004 <text:s text:c="2"/>8464 <text:s text:c="4"/>9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83004 <text:s text:c="2"/>8464 <text:s text:c="4"/>9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83004 <text:s text:c="2"/>8464 <text:s text:c="4"/>9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83004 <text:s text:c="2"/>8464 <text:s text:c="4"/>9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83004 <text:s text:c="2"/>8464 <text:s text:c="4"/>9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83004 <text:s text:c="4"/>91 <text:s text:c="4"/>9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83004 <text:s text:c="4"/>91 <text:s text:c="4"/>9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83004 <text:s text:c="2"/>8281 <text:s text:c="4"/>9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91285 <text:s text:c="2"/>8281 <text:s text:c="4"/>9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91285 <text:s text:c="2"/>8281 <text:s text:c="4"/>9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91285 <text:s text:c="2"/>8281 <text:s text:c="4"/>9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91285 <text:s text:c="2"/>8281 <text:s text:c="4"/>9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91285 <text:s text:c="2"/>8281 <text:s text:c="4"/>9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91285 <text:s text:c="2"/>8281 <text:s text:c="4"/>90 <text:s text:c="5"/>1 <text:s text:c="2"/></text:p>
      <text:p text:style-name="P6"><text:soft-page-break/><text:s/>sto <text:s text:c="2"/>0 <text:s/>5 <text:s text:c="18"/>7 <text:s text:c="5"/>0 <text:s text:c="5"/>5 <text:s text:c="5"/>0 <text:s text:c="5"/>0 <text:s text:c="5"/>0 <text:s text:c="2"/>91285 <text:s text:c="4"/>90 <text:s text:c="4"/>9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91285 <text:s text:c="4"/>90 <text:s text:c="4"/>9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91285 <text:s text:c="2"/>8100 <text:s text:c="4"/>9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99385 <text:s text:c="2"/>8100 <text:s text:c="4"/>9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99385 <text:s text:c="2"/>8100 <text:s text:c="4"/>9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99385 <text:s text:c="2"/>8100 <text:s text:c="4"/>9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99385 <text:s text:c="2"/>8100 <text:s text:c="4"/>9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99385 <text:s text:c="2"/>8100 <text:s text:c="4"/>9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99385 <text:s text:c="2"/>8100 <text:s text:c="4"/>8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99385 <text:s text:c="4"/>89 <text:s text:c="4"/>8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99385 <text:s text:c="4"/>89 <text:s text:c="4"/>8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99385 <text:s text:c="2"/>7921 <text:s text:c="4"/>8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07306 <text:s text:c="2"/>7921 <text:s text:c="4"/>8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07306 <text:s text:c="2"/>7921 <text:s text:c="4"/>8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07306 <text:s text:c="2"/>7921 <text:s text:c="4"/>8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07306 <text:s text:c="2"/>7921 <text:s text:c="4"/>8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07306 <text:s text:c="2"/>7921 <text:s text:c="4"/>8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07306 <text:s text:c="2"/>7921 <text:s text:c="4"/>8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07306 <text:s text:c="4"/>88 <text:s text:c="4"/>8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07306 <text:s text:c="4"/>88 <text:s text:c="4"/>8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07306 <text:s text:c="2"/>7744 <text:s text:c="4"/>8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15050 <text:s text:c="2"/>7744 <text:s text:c="4"/>8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15050 <text:s text:c="2"/>7744 <text:s text:c="4"/>8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15050 <text:s text:c="2"/>7744 <text:s text:c="4"/>8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15050 <text:s text:c="2"/>7744 <text:s text:c="4"/>8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15050 <text:s text:c="2"/>7744 <text:s text:c="4"/>8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15050 <text:s text:c="2"/>7744 <text:s text:c="4"/>8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15050 <text:s text:c="4"/>87 <text:s text:c="4"/>87 <text:s text:c="5"/>1 <text:s text:c="2"/></text:p>
      <text:p text:style-name="P6"><text:soft-page-break/>intt <text:s text:c="2"/>0 <text:s/>1 <text:s text:c="18"/>8 <text:s text:c="5"/>0 <text:s text:c="5"/>6 <text:s text:c="5"/>0 <text:s text:c="5"/>0 <text:s text:c="5"/>0 <text:s text:c="2"/>115050 <text:s text:c="4"/>87 <text:s text:c="4"/>8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15050 <text:s text:c="2"/>7569 <text:s text:c="4"/>8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22619 <text:s text:c="2"/>7569 <text:s text:c="4"/>8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22619 <text:s text:c="2"/>7569 <text:s text:c="4"/>8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22619 <text:s text:c="2"/>7569 <text:s text:c="4"/>8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22619 <text:s text:c="2"/>7569 <text:s text:c="4"/>8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22619 <text:s text:c="2"/>7569 <text:s text:c="4"/>8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22619 <text:s text:c="2"/>7569 <text:s text:c="4"/>8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22619 <text:s text:c="4"/>86 <text:s text:c="4"/>8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22619 <text:s text:c="4"/>86 <text:s text:c="4"/>8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22619 <text:s text:c="2"/>7396 <text:s text:c="4"/>8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30015 <text:s text:c="2"/>7396 <text:s text:c="4"/>8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30015 <text:s text:c="2"/>7396 <text:s text:c="4"/>8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30015 <text:s text:c="2"/>7396 <text:s text:c="4"/>8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30015 <text:s text:c="2"/>7396 <text:s text:c="4"/>8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30015 <text:s text:c="2"/>7396 <text:s text:c="4"/>8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30015 <text:s text:c="2"/>7396 <text:s text:c="4"/>8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30015 <text:s text:c="4"/>85 <text:s text:c="4"/>8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30015 <text:s text:c="4"/>85 <text:s text:c="4"/>8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30015 <text:s text:c="2"/>7225 <text:s text:c="4"/>8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37240 <text:s text:c="2"/>7225 <text:s text:c="4"/>8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37240 <text:s text:c="2"/>7225 <text:s text:c="4"/>8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37240 <text:s text:c="2"/>7225 <text:s text:c="4"/>8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37240 <text:s text:c="2"/>7225 <text:s text:c="4"/>8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37240 <text:s text:c="2"/>7225 <text:s text:c="4"/>8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37240 <text:s text:c="2"/>7225 <text:s text:c="4"/>8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37240 <text:s text:c="4"/>84 <text:s text:c="4"/>8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37240 <text:s text:c="4"/>84 <text:s text:c="4"/>84 <text:s text:c="5"/>1 <text:s text:c="2"/></text:p>
      <text:p text:style-name="P6"><text:soft-page-break/><text:s/>opr <text:s text:c="2"/>0 <text:s/>4 <text:s text:c="18"/>9 <text:s text:c="5"/>0 <text:s text:c="5"/>5 <text:s text:c="5"/>0 <text:s text:c="5"/>0 <text:s text:c="5"/>0 <text:s text:c="2"/>137240 <text:s text:c="2"/>7056 <text:s text:c="4"/>8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44296 <text:s text:c="2"/>7056 <text:s text:c="4"/>8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44296 <text:s text:c="2"/>7056 <text:s text:c="4"/>8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44296 <text:s text:c="2"/>7056 <text:s text:c="4"/>8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44296 <text:s text:c="2"/>7056 <text:s text:c="4"/>8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44296 <text:s text:c="2"/>7056 <text:s text:c="4"/>8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44296 <text:s text:c="2"/>7056 <text:s text:c="4"/>8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44296 <text:s text:c="4"/>83 <text:s text:c="4"/>8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44296 <text:s text:c="4"/>83 <text:s text:c="4"/>8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44296 <text:s text:c="2"/>6889 <text:s text:c="4"/>8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51185 <text:s text:c="2"/>6889 <text:s text:c="4"/>8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51185 <text:s text:c="2"/>6889 <text:s text:c="4"/>8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51185 <text:s text:c="2"/>6889 <text:s text:c="4"/>8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51185 <text:s text:c="2"/>6889 <text:s text:c="4"/>8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51185 <text:s text:c="2"/>6889 <text:s text:c="4"/>8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51185 <text:s text:c="2"/>6889 <text:s text:c="4"/>8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51185 <text:s text:c="4"/>82 <text:s text:c="4"/>8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51185 <text:s text:c="4"/>82 <text:s text:c="4"/>8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51185 <text:s text:c="2"/>6724 <text:s text:c="4"/>8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57909 <text:s text:c="2"/>6724 <text:s text:c="4"/>8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57909 <text:s text:c="2"/>6724 <text:s text:c="4"/>8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57909 <text:s text:c="2"/>6724 <text:s text:c="4"/>8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57909 <text:s text:c="2"/>6724 <text:s text:c="4"/>8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57909 <text:s text:c="2"/>6724 <text:s text:c="4"/>8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57909 <text:s text:c="2"/>6724 <text:s text:c="4"/>8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57909 <text:s text:c="4"/>81 <text:s text:c="4"/>8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57909 <text:s text:c="4"/>81 <text:s text:c="4"/>8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57909 <text:s text:c="2"/>6561 <text:s text:c="4"/>81 <text:s text:c="5"/>1 <text:s text:c="2"/></text:p>
      <text:p text:style-name="P6"><text:soft-page-break/><text:s/>opr <text:s text:c="2"/>0 <text:s/>2 <text:s text:c="17"/>10 <text:s text:c="5"/>0 <text:s text:c="5"/>4 <text:s text:c="5"/>0 <text:s text:c="5"/>0 <text:s text:c="5"/>0 <text:s text:c="2"/>164470 <text:s text:c="2"/>6561 <text:s text:c="4"/>8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64470 <text:s text:c="2"/>6561 <text:s text:c="4"/>8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64470 <text:s text:c="2"/>6561 <text:s text:c="4"/>8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64470 <text:s text:c="2"/>6561 <text:s text:c="4"/>8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64470 <text:s text:c="2"/>6561 <text:s text:c="4"/>8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64470 <text:s text:c="2"/>6561 <text:s text:c="4"/>8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64470 <text:s text:c="4"/>80 <text:s text:c="4"/>8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64470 <text:s text:c="4"/>80 <text:s text:c="4"/>8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64470 <text:s text:c="2"/>6400 <text:s text:c="4"/>8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70870 <text:s text:c="2"/>6400 <text:s text:c="4"/>8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70870 <text:s text:c="2"/>6400 <text:s text:c="4"/>8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70870 <text:s text:c="2"/>6400 <text:s text:c="4"/>8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70870 <text:s text:c="2"/>6400 <text:s text:c="4"/>8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70870 <text:s text:c="2"/>6400 <text:s text:c="4"/>8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70870 <text:s text:c="2"/>6400 <text:s text:c="4"/>7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70870 <text:s text:c="4"/>79 <text:s text:c="4"/>7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70870 <text:s text:c="4"/>79 <text:s text:c="4"/>7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70870 <text:s text:c="2"/>6241 <text:s text:c="4"/>7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77111 <text:s text:c="2"/>6241 <text:s text:c="4"/>7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77111 <text:s text:c="2"/>6241 <text:s text:c="4"/>7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77111 <text:s text:c="2"/>6241 <text:s text:c="4"/>7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77111 <text:s text:c="2"/>6241 <text:s text:c="4"/>7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77111 <text:s text:c="2"/>6241 <text:s text:c="4"/>7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77111 <text:s text:c="2"/>6241 <text:s text:c="4"/>7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77111 <text:s text:c="4"/>78 <text:s text:c="4"/>7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77111 <text:s text:c="4"/>78 <text:s text:c="4"/>7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77111 <text:s text:c="2"/>6084 <text:s text:c="4"/>7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83195 <text:s text:c="2"/>6084 <text:s text:c="4"/>78 <text:s text:c="5"/>1 <text:s text:c="2"/></text:p>
      <text:p text:style-name="P6"><text:soft-page-break/>intt <text:s text:c="2"/>0 <text:s/>2 <text:s text:c="17"/>11 <text:s text:c="5"/>0 <text:s text:c="5"/>6 <text:s text:c="5"/>0 <text:s text:c="5"/>0 <text:s text:c="5"/>0 <text:s text:c="2"/>183195 <text:s text:c="2"/>6084 <text:s text:c="4"/>7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83195 <text:s text:c="2"/>6084 <text:s text:c="4"/>7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83195 <text:s text:c="2"/>6084 <text:s text:c="4"/>7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83195 <text:s text:c="2"/>6084 <text:s text:c="4"/>7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83195 <text:s text:c="2"/>6084 <text:s text:c="4"/>7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83195 <text:s text:c="4"/>77 <text:s text:c="4"/>7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83195 <text:s text:c="4"/>77 <text:s text:c="4"/>7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83195 <text:s text:c="2"/>5929 <text:s text:c="4"/>7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89124 <text:s text:c="2"/>5929 <text:s text:c="4"/>7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89124 <text:s text:c="2"/>5929 <text:s text:c="4"/>7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89124 <text:s text:c="2"/>5929 <text:s text:c="4"/>7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89124 <text:s text:c="2"/>5929 <text:s text:c="4"/>7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89124 <text:s text:c="2"/>5929 <text:s text:c="4"/>7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89124 <text:s text:c="2"/>5929 <text:s text:c="4"/>7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89124 <text:s text:c="4"/>76 <text:s text:c="4"/>7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89124 <text:s text:c="4"/>76 <text:s text:c="4"/>7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89124 <text:s text:c="2"/>5776 <text:s text:c="4"/>7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94900 <text:s text:c="2"/>5776 <text:s text:c="4"/>7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94900 <text:s text:c="2"/>5776 <text:s text:c="4"/>7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94900 <text:s text:c="2"/>5776 <text:s text:c="4"/>7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94900 <text:s text:c="2"/>5776 <text:s text:c="4"/>7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94900 <text:s text:c="2"/>5776 <text:s text:c="4"/>7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94900 <text:s text:c="2"/>5776 <text:s text:c="4"/>7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94900 <text:s text:c="4"/>75 <text:s text:c="4"/>7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94900 <text:s text:c="4"/>75 <text:s text:c="4"/>7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94900 <text:s text:c="2"/>5625 <text:s text:c="4"/>7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00525 <text:s text:c="2"/>5625 <text:s text:c="4"/>7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00525 <text:s text:c="2"/>5625 <text:s text:c="4"/>75 <text:s text:c="5"/>1 <text:s text:c="2"/></text:p>
      <text:p text:style-name="P6"><text:soft-page-break/><text:s/>jpc <text:s text:c="2"/>0 14 <text:s text:c="17"/>12 <text:s text:c="5"/>0 <text:s text:c="5"/>5 <text:s text:c="5"/>0 <text:s text:c="5"/>0 <text:s text:c="5"/>0 <text:s text:c="2"/>200525 <text:s text:c="2"/>5625 <text:s text:c="4"/>7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00525 <text:s text:c="2"/>5625 <text:s text:c="4"/>7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00525 <text:s text:c="2"/>5625 <text:s text:c="4"/>7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00525 <text:s text:c="2"/>5625 <text:s text:c="4"/>7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00525 <text:s text:c="4"/>74 <text:s text:c="4"/>7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00525 <text:s text:c="4"/>74 <text:s text:c="4"/>7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00525 <text:s text:c="2"/>5476 <text:s text:c="4"/>7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06001 <text:s text:c="2"/>5476 <text:s text:c="4"/>7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06001 <text:s text:c="2"/>5476 <text:s text:c="4"/>7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06001 <text:s text:c="2"/>5476 <text:s text:c="4"/>7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06001 <text:s text:c="2"/>5476 <text:s text:c="4"/>7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06001 <text:s text:c="2"/>5476 <text:s text:c="4"/>7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06001 <text:s text:c="2"/>5476 <text:s text:c="4"/>7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06001 <text:s text:c="4"/>73 <text:s text:c="4"/>7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06001 <text:s text:c="4"/>73 <text:s text:c="4"/>7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06001 <text:s text:c="2"/>5329 <text:s text:c="4"/>7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11330 <text:s text:c="2"/>5329 <text:s text:c="4"/>7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11330 <text:s text:c="2"/>5329 <text:s text:c="4"/>7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11330 <text:s text:c="2"/>5329 <text:s text:c="4"/>7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11330 <text:s text:c="2"/>5329 <text:s text:c="4"/>7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11330 <text:s text:c="2"/>5329 <text:s text:c="4"/>7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11330 <text:s text:c="2"/>5329 <text:s text:c="4"/>7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11330 <text:s text:c="4"/>72 <text:s text:c="4"/>7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11330 <text:s text:c="4"/>72 <text:s text:c="4"/>7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11330 <text:s text:c="2"/>5184 <text:s text:c="4"/>7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16514 <text:s text:c="2"/>5184 <text:s text:c="4"/>7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16514 <text:s text:c="2"/>5184 <text:s text:c="4"/>7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16514 <text:s text:c="2"/>5184 <text:s text:c="4"/>72 <text:s text:c="5"/>1 <text:s text:c="2"/></text:p>
      <text:p text:style-name="P6"><text:soft-page-break/>intt <text:s text:c="2"/>0 <text:s/>2 <text:s text:c="17"/>13 <text:s text:c="5"/>0 <text:s text:c="5"/>7 <text:s text:c="5"/>0 <text:s text:c="5"/>0 <text:s text:c="5"/>0 <text:s text:c="2"/>216514 <text:s text:c="2"/>5184 <text:s text:c="4"/>7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16514 <text:s text:c="2"/>5184 <text:s text:c="4"/>7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16514 <text:s text:c="2"/>5184 <text:s text:c="4"/>7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16514 <text:s text:c="4"/>71 <text:s text:c="4"/>7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16514 <text:s text:c="4"/>71 <text:s text:c="4"/>7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16514 <text:s text:c="2"/>5041 <text:s text:c="4"/>7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21555 <text:s text:c="2"/>5041 <text:s text:c="4"/>7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21555 <text:s text:c="2"/>5041 <text:s text:c="4"/>7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21555 <text:s text:c="2"/>5041 <text:s text:c="4"/>7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21555 <text:s text:c="2"/>5041 <text:s text:c="4"/>7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21555 <text:s text:c="2"/>5041 <text:s text:c="4"/>7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21555 <text:s text:c="2"/>5041 <text:s text:c="4"/>7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21555 <text:s text:c="4"/>70 <text:s text:c="4"/>7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21555 <text:s text:c="4"/>70 <text:s text:c="4"/>7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21555 <text:s text:c="2"/>4900 <text:s text:c="4"/>7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26455 <text:s text:c="2"/>4900 <text:s text:c="4"/>7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26455 <text:s text:c="2"/>4900 <text:s text:c="4"/>7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26455 <text:s text:c="2"/>4900 <text:s text:c="4"/>7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26455 <text:s text:c="2"/>4900 <text:s text:c="4"/>7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26455 <text:s text:c="2"/>4900 <text:s text:c="4"/>7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26455 <text:s text:c="2"/>4900 <text:s text:c="4"/>6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26455 <text:s text:c="4"/>69 <text:s text:c="4"/>6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26455 <text:s text:c="4"/>69 <text:s text:c="4"/>6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26455 <text:s text:c="2"/>4761 <text:s text:c="4"/>6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31216 <text:s text:c="2"/>4761 <text:s text:c="4"/>6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31216 <text:s text:c="2"/>4761 <text:s text:c="4"/>6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31216 <text:s text:c="2"/>4761 <text:s text:c="4"/>6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31216 <text:s text:c="2"/>4761 <text:s text:c="4"/>69 <text:s text:c="5"/>1 <text:s text:c="2"/></text:p>
      <text:p text:style-name="P6"><text:soft-page-break/><text:s/>jmp <text:s text:c="2"/>0 <text:s/>5 <text:s text:c="18"/>5 <text:s text:c="5"/>0 <text:s text:c="5"/>7 <text:s text:c="5"/>0 <text:s text:c="5"/>0 <text:s text:c="5"/>0 <text:s text:c="2"/>231216 <text:s text:c="2"/>4761 <text:s text:c="4"/>6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31216 <text:s text:c="2"/>4761 <text:s text:c="4"/>6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31216 <text:s text:c="4"/>68 <text:s text:c="4"/>6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31216 <text:s text:c="4"/>68 <text:s text:c="4"/>6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31216 <text:s text:c="2"/>4624 <text:s text:c="4"/>6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35840 <text:s text:c="2"/>4624 <text:s text:c="4"/>6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35840 <text:s text:c="2"/>4624 <text:s text:c="4"/>6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35840 <text:s text:c="2"/>4624 <text:s text:c="4"/>6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35840 <text:s text:c="2"/>4624 <text:s text:c="4"/>6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35840 <text:s text:c="2"/>4624 <text:s text:c="4"/>6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35840 <text:s text:c="2"/>4624 <text:s text:c="4"/>6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35840 <text:s text:c="4"/>67 <text:s text:c="4"/>6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35840 <text:s text:c="4"/>67 <text:s text:c="4"/>6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35840 <text:s text:c="2"/>4489 <text:s text:c="4"/>6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40329 <text:s text:c="2"/>4489 <text:s text:c="4"/>6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40329 <text:s text:c="2"/>4489 <text:s text:c="4"/>6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40329 <text:s text:c="2"/>4489 <text:s text:c="4"/>6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40329 <text:s text:c="2"/>4489 <text:s text:c="4"/>6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40329 <text:s text:c="2"/>4489 <text:s text:c="4"/>6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40329 <text:s text:c="2"/>4489 <text:s text:c="4"/>6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40329 <text:s text:c="4"/>66 <text:s text:c="4"/>6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40329 <text:s text:c="4"/>66 <text:s text:c="4"/>6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40329 <text:s text:c="2"/>4356 <text:s text:c="4"/>6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44685 <text:s text:c="2"/>4356 <text:s text:c="4"/>6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44685 <text:s text:c="2"/>4356 <text:s text:c="4"/>6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44685 <text:s text:c="2"/>4356 <text:s text:c="4"/>6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44685 <text:s text:c="2"/>4356 <text:s text:c="4"/>6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44685 <text:s text:c="2"/>4356 <text:s text:c="4"/>66 <text:s text:c="5"/>1 <text:s text:c="2"/></text:p>
      <text:p text:style-name="P6"><text:soft-page-break/><text:s/>opr <text:s text:c="2"/>0 <text:s/>3 <text:s text:c="18"/>6 <text:s text:c="5"/>0 <text:s text:c="5"/>6 <text:s text:c="5"/>0 <text:s text:c="5"/>0 <text:s text:c="5"/>0 <text:s text:c="2"/>244685 <text:s text:c="2"/>4356 <text:s text:c="4"/>6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44685 <text:s text:c="4"/>65 <text:s text:c="4"/>6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44685 <text:s text:c="4"/>65 <text:s text:c="4"/>6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44685 <text:s text:c="2"/>4225 <text:s text:c="4"/>6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48910 <text:s text:c="2"/>4225 <text:s text:c="4"/>6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48910 <text:s text:c="2"/>4225 <text:s text:c="4"/>6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48910 <text:s text:c="2"/>4225 <text:s text:c="4"/>6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48910 <text:s text:c="2"/>4225 <text:s text:c="4"/>6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48910 <text:s text:c="2"/>4225 <text:s text:c="4"/>6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48910 <text:s text:c="2"/>4225 <text:s text:c="4"/>6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48910 <text:s text:c="4"/>64 <text:s text:c="4"/>6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48910 <text:s text:c="4"/>64 <text:s text:c="4"/>6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48910 <text:s text:c="2"/>4096 <text:s text:c="4"/>6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53006 <text:s text:c="2"/>4096 <text:s text:c="4"/>6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53006 <text:s text:c="2"/>4096 <text:s text:c="4"/>6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53006 <text:s text:c="2"/>4096 <text:s text:c="4"/>6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53006 <text:s text:c="2"/>4096 <text:s text:c="4"/>6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53006 <text:s text:c="2"/>4096 <text:s text:c="4"/>6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53006 <text:s text:c="2"/>4096 <text:s text:c="4"/>6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53006 <text:s text:c="4"/>63 <text:s text:c="4"/>6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53006 <text:s text:c="4"/>63 <text:s text:c="4"/>6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53006 <text:s text:c="2"/>3969 <text:s text:c="4"/>6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56975 <text:s text:c="2"/>3969 <text:s text:c="4"/>6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56975 <text:s text:c="2"/>3969 <text:s text:c="4"/>6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56975 <text:s text:c="2"/>3969 <text:s text:c="4"/>6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56975 <text:s text:c="2"/>3969 <text:s text:c="4"/>6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56975 <text:s text:c="2"/>3969 <text:s text:c="4"/>6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56975 <text:s text:c="2"/>3969 <text:s text:c="4"/>62 <text:s text:c="5"/>1 <text:s text:c="2"/></text:p>
      <text:p text:style-name="P6"><text:soft-page-break/><text:s/>sto <text:s text:c="2"/>0 <text:s/>5 <text:s text:c="18"/>7 <text:s text:c="5"/>0 <text:s text:c="5"/>5 <text:s text:c="5"/>0 <text:s text:c="5"/>0 <text:s text:c="5"/>0 <text:s text:c="2"/>256975 <text:s text:c="4"/>62 <text:s text:c="4"/>6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56975 <text:s text:c="4"/>62 <text:s text:c="4"/>6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56975 <text:s text:c="2"/>3844 <text:s text:c="4"/>6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60819 <text:s text:c="2"/>3844 <text:s text:c="4"/>6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60819 <text:s text:c="2"/>3844 <text:s text:c="4"/>6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60819 <text:s text:c="2"/>3844 <text:s text:c="4"/>6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60819 <text:s text:c="2"/>3844 <text:s text:c="4"/>6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60819 <text:s text:c="2"/>3844 <text:s text:c="4"/>6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60819 <text:s text:c="2"/>3844 <text:s text:c="4"/>6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60819 <text:s text:c="4"/>61 <text:s text:c="4"/>6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60819 <text:s text:c="4"/>61 <text:s text:c="4"/>6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60819 <text:s text:c="2"/>3721 <text:s text:c="4"/>6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64540 <text:s text:c="2"/>3721 <text:s text:c="4"/>6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64540 <text:s text:c="2"/>3721 <text:s text:c="4"/>6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64540 <text:s text:c="2"/>3721 <text:s text:c="4"/>6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64540 <text:s text:c="2"/>3721 <text:s text:c="4"/>6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64540 <text:s text:c="2"/>3721 <text:s text:c="4"/>6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64540 <text:s text:c="2"/>3721 <text:s text:c="4"/>6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64540 <text:s text:c="4"/>60 <text:s text:c="4"/>6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64540 <text:s text:c="4"/>60 <text:s text:c="4"/>6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64540 <text:s text:c="2"/>3600 <text:s text:c="4"/>6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68140 <text:s text:c="2"/>3600 <text:s text:c="4"/>6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68140 <text:s text:c="2"/>3600 <text:s text:c="4"/>6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68140 <text:s text:c="2"/>3600 <text:s text:c="4"/>6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68140 <text:s text:c="2"/>3600 <text:s text:c="4"/>6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68140 <text:s text:c="2"/>3600 <text:s text:c="4"/>6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68140 <text:s text:c="2"/>3600 <text:s text:c="4"/>5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68140 <text:s text:c="4"/>59 <text:s text:c="4"/>59 <text:s text:c="5"/>1 <text:s text:c="2"/></text:p>
      <text:p text:style-name="P6"><text:soft-page-break/>intt <text:s text:c="2"/>0 <text:s/>1 <text:s text:c="18"/>8 <text:s text:c="5"/>0 <text:s text:c="5"/>6 <text:s text:c="5"/>0 <text:s text:c="5"/>0 <text:s text:c="5"/>0 <text:s text:c="2"/>268140 <text:s text:c="4"/>59 <text:s text:c="4"/>5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68140 <text:s text:c="2"/>3481 <text:s text:c="4"/>5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71621 <text:s text:c="2"/>3481 <text:s text:c="4"/>5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71621 <text:s text:c="2"/>3481 <text:s text:c="4"/>5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71621 <text:s text:c="2"/>3481 <text:s text:c="4"/>5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71621 <text:s text:c="2"/>3481 <text:s text:c="4"/>5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71621 <text:s text:c="2"/>3481 <text:s text:c="4"/>5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71621 <text:s text:c="2"/>3481 <text:s text:c="4"/>5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71621 <text:s text:c="4"/>58 <text:s text:c="4"/>5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71621 <text:s text:c="4"/>58 <text:s text:c="4"/>5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71621 <text:s text:c="2"/>3364 <text:s text:c="4"/>5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74985 <text:s text:c="2"/>3364 <text:s text:c="4"/>5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74985 <text:s text:c="2"/>3364 <text:s text:c="4"/>5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74985 <text:s text:c="2"/>3364 <text:s text:c="4"/>5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74985 <text:s text:c="2"/>3364 <text:s text:c="4"/>5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74985 <text:s text:c="2"/>3364 <text:s text:c="4"/>5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74985 <text:s text:c="2"/>3364 <text:s text:c="4"/>5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74985 <text:s text:c="4"/>57 <text:s text:c="4"/>5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74985 <text:s text:c="4"/>57 <text:s text:c="4"/>5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74985 <text:s text:c="2"/>3249 <text:s text:c="4"/>5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78234 <text:s text:c="2"/>3249 <text:s text:c="4"/>5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78234 <text:s text:c="2"/>3249 <text:s text:c="4"/>5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78234 <text:s text:c="2"/>3249 <text:s text:c="4"/>5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78234 <text:s text:c="2"/>3249 <text:s text:c="4"/>5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78234 <text:s text:c="2"/>3249 <text:s text:c="4"/>5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78234 <text:s text:c="2"/>3249 <text:s text:c="4"/>5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78234 <text:s text:c="4"/>56 <text:s text:c="4"/>5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78234 <text:s text:c="4"/>56 <text:s text:c="4"/>56 <text:s text:c="5"/>1 <text:s text:c="2"/></text:p>
      <text:p text:style-name="P6"><text:soft-page-break/><text:s/>opr <text:s text:c="2"/>0 <text:s/>4 <text:s text:c="18"/>9 <text:s text:c="5"/>0 <text:s text:c="5"/>5 <text:s text:c="5"/>0 <text:s text:c="5"/>0 <text:s text:c="5"/>0 <text:s text:c="2"/>278234 <text:s text:c="2"/>3136 <text:s text:c="4"/>5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81370 <text:s text:c="2"/>3136 <text:s text:c="4"/>5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81370 <text:s text:c="2"/>3136 <text:s text:c="4"/>5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81370 <text:s text:c="2"/>3136 <text:s text:c="4"/>5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81370 <text:s text:c="2"/>3136 <text:s text:c="4"/>5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81370 <text:s text:c="2"/>3136 <text:s text:c="4"/>5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81370 <text:s text:c="2"/>3136 <text:s text:c="4"/>5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81370 <text:s text:c="4"/>55 <text:s text:c="4"/>5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81370 <text:s text:c="4"/>55 <text:s text:c="4"/>5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81370 <text:s text:c="2"/>3025 <text:s text:c="4"/>5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84395 <text:s text:c="2"/>3025 <text:s text:c="4"/>5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84395 <text:s text:c="2"/>3025 <text:s text:c="4"/>5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84395 <text:s text:c="2"/>3025 <text:s text:c="4"/>5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84395 <text:s text:c="2"/>3025 <text:s text:c="4"/>5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84395 <text:s text:c="2"/>3025 <text:s text:c="4"/>5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84395 <text:s text:c="2"/>3025 <text:s text:c="4"/>5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84395 <text:s text:c="4"/>54 <text:s text:c="4"/>5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84395 <text:s text:c="4"/>54 <text:s text:c="4"/>5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84395 <text:s text:c="2"/>2916 <text:s text:c="4"/>5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87311 <text:s text:c="2"/>2916 <text:s text:c="4"/>5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87311 <text:s text:c="2"/>2916 <text:s text:c="4"/>5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87311 <text:s text:c="2"/>2916 <text:s text:c="4"/>5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87311 <text:s text:c="2"/>2916 <text:s text:c="4"/>5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87311 <text:s text:c="2"/>2916 <text:s text:c="4"/>5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87311 <text:s text:c="2"/>2916 <text:s text:c="4"/>5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87311 <text:s text:c="4"/>53 <text:s text:c="4"/>5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87311 <text:s text:c="4"/>53 <text:s text:c="4"/>5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87311 <text:s text:c="2"/>2809 <text:s text:c="4"/>53 <text:s text:c="5"/>1 <text:s text:c="2"/></text:p>
      <text:p text:style-name="P6"><text:soft-page-break/><text:s/>opr <text:s text:c="2"/>0 <text:s/>2 <text:s text:c="17"/>10 <text:s text:c="5"/>0 <text:s text:c="5"/>4 <text:s text:c="5"/>0 <text:s text:c="5"/>0 <text:s text:c="5"/>0 <text:s text:c="2"/>290120 <text:s text:c="2"/>2809 <text:s text:c="4"/>5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90120 <text:s text:c="2"/>2809 <text:s text:c="4"/>5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0120 <text:s text:c="2"/>2809 <text:s text:c="4"/>5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0120 <text:s text:c="2"/>2809 <text:s text:c="4"/>5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0120 <text:s text:c="2"/>2809 <text:s text:c="4"/>5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0120 <text:s text:c="2"/>2809 <text:s text:c="4"/>5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0120 <text:s text:c="4"/>52 <text:s text:c="4"/>5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0120 <text:s text:c="4"/>52 <text:s text:c="4"/>5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0120 <text:s text:c="2"/>2704 <text:s text:c="4"/>5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92824 <text:s text:c="2"/>2704 <text:s text:c="4"/>5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92824 <text:s text:c="2"/>2704 <text:s text:c="4"/>5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2824 <text:s text:c="2"/>2704 <text:s text:c="4"/>5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2824 <text:s text:c="2"/>2704 <text:s text:c="4"/>5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2824 <text:s text:c="2"/>2704 <text:s text:c="4"/>5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2824 <text:s text:c="2"/>2704 <text:s text:c="4"/>5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2824 <text:s text:c="4"/>51 <text:s text:c="4"/>5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2824 <text:s text:c="4"/>51 <text:s text:c="4"/>5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2824 <text:s text:c="2"/>2601 <text:s text:c="4"/>5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95425 <text:s text:c="2"/>2601 <text:s text:c="4"/>5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95425 <text:s text:c="2"/>2601 <text:s text:c="4"/>5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5425 <text:s text:c="2"/>2601 <text:s text:c="4"/>5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5425 <text:s text:c="2"/>2601 <text:s text:c="4"/>5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5425 <text:s text:c="2"/>2601 <text:s text:c="4"/>5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5425 <text:s text:c="2"/>2601 <text:s text:c="4"/>5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5425 <text:s text:c="4"/>50 <text:s text:c="4"/>5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5425 <text:s text:c="4"/>50 <text:s text:c="4"/>5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5425 <text:s text:c="2"/>2500 <text:s text:c="4"/>5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97925 <text:s text:c="2"/>2500 <text:s text:c="4"/>50 <text:s text:c="5"/>1 <text:s text:c="2"/></text:p>
      <text:p text:style-name="P6"><text:soft-page-break/>intt <text:s text:c="2"/>0 <text:s/>2 <text:s text:c="17"/>11 <text:s text:c="5"/>0 <text:s text:c="5"/>6 <text:s text:c="5"/>0 <text:s text:c="5"/>0 <text:s text:c="5"/>0 <text:s text:c="2"/>297925 <text:s text:c="2"/>2500 <text:s text:c="4"/>5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7925 <text:s text:c="2"/>2500 <text:s text:c="4"/>5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7925 <text:s text:c="2"/>2500 <text:s text:c="4"/>5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7925 <text:s text:c="2"/>2500 <text:s text:c="4"/>5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7925 <text:s text:c="2"/>2500 <text:s text:c="4"/>4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7925 <text:s text:c="4"/>49 <text:s text:c="4"/>4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7925 <text:s text:c="4"/>49 <text:s text:c="4"/>4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7925 <text:s text:c="2"/>2401 <text:s text:c="4"/>4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0326 <text:s text:c="2"/>2401 <text:s text:c="4"/>4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0326 <text:s text:c="2"/>2401 <text:s text:c="4"/>4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00326 <text:s text:c="2"/>2401 <text:s text:c="4"/>4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00326 <text:s text:c="2"/>2401 <text:s text:c="4"/>4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0326 <text:s text:c="2"/>2401 <text:s text:c="4"/>4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00326 <text:s text:c="2"/>2401 <text:s text:c="4"/>4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0326 <text:s text:c="4"/>48 <text:s text:c="4"/>4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0326 <text:s text:c="4"/>48 <text:s text:c="4"/>4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0326 <text:s text:c="2"/>2304 <text:s text:c="4"/>4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2630 <text:s text:c="2"/>2304 <text:s text:c="4"/>4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2630 <text:s text:c="2"/>2304 <text:s text:c="4"/>4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02630 <text:s text:c="2"/>2304 <text:s text:c="4"/>4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02630 <text:s text:c="2"/>2304 <text:s text:c="4"/>4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2630 <text:s text:c="2"/>2304 <text:s text:c="4"/>4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02630 <text:s text:c="2"/>2304 <text:s text:c="4"/>4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2630 <text:s text:c="4"/>47 <text:s text:c="4"/>4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2630 <text:s text:c="4"/>47 <text:s text:c="4"/>4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2630 <text:s text:c="2"/>2209 <text:s text:c="4"/>4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4839 <text:s text:c="2"/>2209 <text:s text:c="4"/>4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4839 <text:s text:c="2"/>2209 <text:s text:c="4"/>47 <text:s text:c="5"/>1 <text:s text:c="2"/></text:p>
      <text:p text:style-name="P6"><text:soft-page-break/><text:s/>jpc <text:s text:c="2"/>0 14 <text:s text:c="17"/>12 <text:s text:c="5"/>0 <text:s text:c="5"/>5 <text:s text:c="5"/>0 <text:s text:c="5"/>0 <text:s text:c="5"/>0 <text:s text:c="2"/>304839 <text:s text:c="2"/>2209 <text:s text:c="4"/>4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04839 <text:s text:c="2"/>2209 <text:s text:c="4"/>4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4839 <text:s text:c="2"/>2209 <text:s text:c="4"/>4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04839 <text:s text:c="2"/>2209 <text:s text:c="4"/>4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4839 <text:s text:c="4"/>46 <text:s text:c="4"/>4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4839 <text:s text:c="4"/>46 <text:s text:c="4"/>4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4839 <text:s text:c="2"/>2116 <text:s text:c="4"/>4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6955 <text:s text:c="2"/>2116 <text:s text:c="4"/>4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6955 <text:s text:c="2"/>2116 <text:s text:c="4"/>4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06955 <text:s text:c="2"/>2116 <text:s text:c="4"/>4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06955 <text:s text:c="2"/>2116 <text:s text:c="4"/>4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6955 <text:s text:c="2"/>2116 <text:s text:c="4"/>4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06955 <text:s text:c="2"/>2116 <text:s text:c="4"/>4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6955 <text:s text:c="4"/>45 <text:s text:c="4"/>4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6955 <text:s text:c="4"/>45 <text:s text:c="4"/>4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6955 <text:s text:c="2"/>2025 <text:s text:c="4"/>4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8980 <text:s text:c="2"/>2025 <text:s text:c="4"/>4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8980 <text:s text:c="2"/>2025 <text:s text:c="4"/>4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08980 <text:s text:c="2"/>2025 <text:s text:c="4"/>4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08980 <text:s text:c="2"/>2025 <text:s text:c="4"/>4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8980 <text:s text:c="2"/>2025 <text:s text:c="4"/>4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08980 <text:s text:c="2"/>2025 <text:s text:c="4"/>4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8980 <text:s text:c="4"/>44 <text:s text:c="4"/>4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8980 <text:s text:c="4"/>44 <text:s text:c="4"/>4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8980 <text:s text:c="2"/>1936 <text:s text:c="4"/>4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0916 <text:s text:c="2"/>1936 <text:s text:c="4"/>4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0916 <text:s text:c="2"/>1936 <text:s text:c="4"/>4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0916 <text:s text:c="2"/>1936 <text:s text:c="4"/>44 <text:s text:c="5"/>1 <text:s text:c="2"/></text:p>
      <text:p text:style-name="P6"><text:soft-page-break/>intt <text:s text:c="2"/>0 <text:s/>2 <text:s text:c="17"/>13 <text:s text:c="5"/>0 <text:s text:c="5"/>7 <text:s text:c="5"/>0 <text:s text:c="5"/>0 <text:s text:c="5"/>0 <text:s text:c="2"/>310916 <text:s text:c="2"/>1936 <text:s text:c="4"/>4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0916 <text:s text:c="2"/>1936 <text:s text:c="4"/>4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0916 <text:s text:c="2"/>1936 <text:s text:c="4"/>4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0916 <text:s text:c="4"/>43 <text:s text:c="4"/>4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0916 <text:s text:c="4"/>43 <text:s text:c="4"/>4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0916 <text:s text:c="2"/>1849 <text:s text:c="4"/>4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2765 <text:s text:c="2"/>1849 <text:s text:c="4"/>4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2765 <text:s text:c="2"/>1849 <text:s text:c="4"/>4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2765 <text:s text:c="2"/>1849 <text:s text:c="4"/>4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2765 <text:s text:c="2"/>1849 <text:s text:c="4"/>4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2765 <text:s text:c="2"/>1849 <text:s text:c="4"/>4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2765 <text:s text:c="2"/>1849 <text:s text:c="4"/>4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2765 <text:s text:c="4"/>42 <text:s text:c="4"/>4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2765 <text:s text:c="4"/>42 <text:s text:c="4"/>4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2765 <text:s text:c="2"/>1764 <text:s text:c="4"/>4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4529 <text:s text:c="2"/>1764 <text:s text:c="4"/>4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4529 <text:s text:c="2"/>1764 <text:s text:c="4"/>4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4529 <text:s text:c="2"/>1764 <text:s text:c="4"/>4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4529 <text:s text:c="2"/>1764 <text:s text:c="4"/>4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4529 <text:s text:c="2"/>1764 <text:s text:c="4"/>4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4529 <text:s text:c="2"/>1764 <text:s text:c="4"/>4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4529 <text:s text:c="4"/>41 <text:s text:c="4"/>4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4529 <text:s text:c="4"/>41 <text:s text:c="4"/>4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4529 <text:s text:c="2"/>1681 <text:s text:c="4"/>4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6210 <text:s text:c="2"/>1681 <text:s text:c="4"/>4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6210 <text:s text:c="2"/>1681 <text:s text:c="4"/>4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6210 <text:s text:c="2"/>1681 <text:s text:c="4"/>4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6210 <text:s text:c="2"/>1681 <text:s text:c="4"/>41 <text:s text:c="5"/>1 <text:s text:c="2"/></text:p>
      <text:p text:style-name="P6"><text:soft-page-break/><text:s/>jmp <text:s text:c="2"/>0 <text:s/>5 <text:s text:c="18"/>5 <text:s text:c="5"/>0 <text:s text:c="5"/>7 <text:s text:c="5"/>0 <text:s text:c="5"/>0 <text:s text:c="5"/>0 <text:s text:c="2"/>316210 <text:s text:c="2"/>1681 <text:s text:c="4"/>4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6210 <text:s text:c="2"/>1681 <text:s text:c="4"/>4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6210 <text:s text:c="4"/>40 <text:s text:c="4"/>4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6210 <text:s text:c="4"/>40 <text:s text:c="4"/>4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6210 <text:s text:c="2"/>1600 <text:s text:c="4"/>4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7810 <text:s text:c="2"/>1600 <text:s text:c="4"/>4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7810 <text:s text:c="2"/>1600 <text:s text:c="4"/>4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7810 <text:s text:c="2"/>1600 <text:s text:c="4"/>4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7810 <text:s text:c="2"/>1600 <text:s text:c="4"/>4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7810 <text:s text:c="2"/>1600 <text:s text:c="4"/>4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7810 <text:s text:c="2"/>1600 <text:s text:c="4"/>3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7810 <text:s text:c="4"/>39 <text:s text:c="4"/>3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7810 <text:s text:c="4"/>39 <text:s text:c="4"/>3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7810 <text:s text:c="2"/>1521 <text:s text:c="4"/>3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9331 <text:s text:c="2"/>1521 <text:s text:c="4"/>3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9331 <text:s text:c="2"/>1521 <text:s text:c="4"/>3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9331 <text:s text:c="2"/>1521 <text:s text:c="4"/>3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9331 <text:s text:c="2"/>1521 <text:s text:c="4"/>3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9331 <text:s text:c="2"/>1521 <text:s text:c="4"/>3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9331 <text:s text:c="2"/>1521 <text:s text:c="4"/>3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9331 <text:s text:c="4"/>38 <text:s text:c="4"/>3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9331 <text:s text:c="4"/>38 <text:s text:c="4"/>3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9331 <text:s text:c="2"/>1444 <text:s text:c="4"/>3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0775 <text:s text:c="2"/>1444 <text:s text:c="4"/>3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0775 <text:s text:c="2"/>1444 <text:s text:c="4"/>3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0775 <text:s text:c="2"/>1444 <text:s text:c="4"/>3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0775 <text:s text:c="2"/>1444 <text:s text:c="4"/>3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0775 <text:s text:c="2"/>1444 <text:s text:c="4"/>38 <text:s text:c="5"/>1 <text:s text:c="2"/></text:p>
      <text:p text:style-name="P6"><text:soft-page-break/><text:s/>opr <text:s text:c="2"/>0 <text:s/>3 <text:s text:c="18"/>6 <text:s text:c="5"/>0 <text:s text:c="5"/>6 <text:s text:c="5"/>0 <text:s text:c="5"/>0 <text:s text:c="5"/>0 <text:s text:c="2"/>320775 <text:s text:c="2"/>1444 <text:s text:c="4"/>3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0775 <text:s text:c="4"/>37 <text:s text:c="4"/>3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0775 <text:s text:c="4"/>37 <text:s text:c="4"/>3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0775 <text:s text:c="2"/>1369 <text:s text:c="4"/>3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2144 <text:s text:c="2"/>1369 <text:s text:c="4"/>3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2144 <text:s text:c="2"/>1369 <text:s text:c="4"/>3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2144 <text:s text:c="2"/>1369 <text:s text:c="4"/>3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2144 <text:s text:c="2"/>1369 <text:s text:c="4"/>3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2144 <text:s text:c="2"/>1369 <text:s text:c="4"/>3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2144 <text:s text:c="2"/>1369 <text:s text:c="4"/>3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2144 <text:s text:c="4"/>36 <text:s text:c="4"/>3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2144 <text:s text:c="4"/>36 <text:s text:c="4"/>3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2144 <text:s text:c="2"/>1296 <text:s text:c="4"/>3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3440 <text:s text:c="2"/>1296 <text:s text:c="4"/>3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3440 <text:s text:c="2"/>1296 <text:s text:c="4"/>3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3440 <text:s text:c="2"/>1296 <text:s text:c="4"/>3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3440 <text:s text:c="2"/>1296 <text:s text:c="4"/>3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3440 <text:s text:c="2"/>1296 <text:s text:c="4"/>3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3440 <text:s text:c="2"/>1296 <text:s text:c="4"/>3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3440 <text:s text:c="4"/>35 <text:s text:c="4"/>3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3440 <text:s text:c="4"/>35 <text:s text:c="4"/>3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3440 <text:s text:c="2"/>1225 <text:s text:c="4"/>3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4665 <text:s text:c="2"/>1225 <text:s text:c="4"/>3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4665 <text:s text:c="2"/>1225 <text:s text:c="4"/>3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4665 <text:s text:c="2"/>1225 <text:s text:c="4"/>3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4665 <text:s text:c="2"/>1225 <text:s text:c="4"/>3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4665 <text:s text:c="2"/>1225 <text:s text:c="4"/>3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4665 <text:s text:c="2"/>1225 <text:s text:c="4"/>34 <text:s text:c="5"/>1 <text:s text:c="2"/></text:p>
      <text:p text:style-name="P6"><text:soft-page-break/><text:s/>sto <text:s text:c="2"/>0 <text:s/>5 <text:s text:c="18"/>7 <text:s text:c="5"/>0 <text:s text:c="5"/>5 <text:s text:c="5"/>0 <text:s text:c="5"/>0 <text:s text:c="5"/>0 <text:s text:c="2"/>324665 <text:s text:c="4"/>34 <text:s text:c="4"/>3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4665 <text:s text:c="4"/>34 <text:s text:c="4"/>3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4665 <text:s text:c="2"/>1156 <text:s text:c="4"/>3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5821 <text:s text:c="2"/>1156 <text:s text:c="4"/>3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5821 <text:s text:c="2"/>1156 <text:s text:c="4"/>3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5821 <text:s text:c="2"/>1156 <text:s text:c="4"/>3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5821 <text:s text:c="2"/>1156 <text:s text:c="4"/>3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5821 <text:s text:c="2"/>1156 <text:s text:c="4"/>3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5821 <text:s text:c="2"/>1156 <text:s text:c="4"/>3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5821 <text:s text:c="4"/>33 <text:s text:c="4"/>3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5821 <text:s text:c="4"/>33 <text:s text:c="4"/>3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5821 <text:s text:c="2"/>1089 <text:s text:c="4"/>3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6910 <text:s text:c="2"/>1089 <text:s text:c="4"/>3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6910 <text:s text:c="2"/>1089 <text:s text:c="4"/>3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6910 <text:s text:c="2"/>1089 <text:s text:c="4"/>3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6910 <text:s text:c="2"/>1089 <text:s text:c="4"/>3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6910 <text:s text:c="2"/>1089 <text:s text:c="4"/>3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6910 <text:s text:c="2"/>1089 <text:s text:c="4"/>3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6910 <text:s text:c="4"/>32 <text:s text:c="4"/>3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6910 <text:s text:c="4"/>32 <text:s text:c="4"/>3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6910 <text:s text:c="2"/>1024 <text:s text:c="4"/>3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7934 <text:s text:c="2"/>1024 <text:s text:c="4"/>3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7934 <text:s text:c="2"/>1024 <text:s text:c="4"/>3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7934 <text:s text:c="2"/>1024 <text:s text:c="4"/>3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7934 <text:s text:c="2"/>1024 <text:s text:c="4"/>3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7934 <text:s text:c="2"/>1024 <text:s text:c="4"/>3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7934 <text:s text:c="2"/>1024 <text:s text:c="4"/>3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7934 <text:s text:c="4"/>31 <text:s text:c="4"/>31 <text:s text:c="5"/>1 <text:s text:c="2"/></text:p>
      <text:p text:style-name="P6"><text:soft-page-break/>intt <text:s text:c="2"/>0 <text:s/>1 <text:s text:c="18"/>8 <text:s text:c="5"/>0 <text:s text:c="5"/>6 <text:s text:c="5"/>0 <text:s text:c="5"/>0 <text:s text:c="5"/>0 <text:s text:c="2"/>327934 <text:s text:c="4"/>31 <text:s text:c="4"/>3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7934 <text:s text:c="3"/>961 <text:s text:c="4"/>3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8895 <text:s text:c="3"/>961 <text:s text:c="4"/>3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8895 <text:s text:c="3"/>961 <text:s text:c="4"/>3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8895 <text:s text:c="3"/>961 <text:s text:c="4"/>3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8895 <text:s text:c="3"/>961 <text:s text:c="4"/>3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8895 <text:s text:c="3"/>961 <text:s text:c="4"/>3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8895 <text:s text:c="3"/>961 <text:s text:c="4"/>3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8895 <text:s text:c="4"/>30 <text:s text:c="4"/>3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8895 <text:s text:c="4"/>30 <text:s text:c="4"/>3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8895 <text:s text:c="3"/>900 <text:s text:c="4"/>3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9795 <text:s text:c="3"/>900 <text:s text:c="4"/>3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9795 <text:s text:c="3"/>900 <text:s text:c="4"/>3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9795 <text:s text:c="3"/>900 <text:s text:c="4"/>3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9795 <text:s text:c="3"/>900 <text:s text:c="4"/>3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9795 <text:s text:c="3"/>900 <text:s text:c="4"/>3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9795 <text:s text:c="3"/>900 <text:s text:c="4"/>2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9795 <text:s text:c="4"/>29 <text:s text:c="4"/>2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9795 <text:s text:c="4"/>29 <text:s text:c="4"/>2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9795 <text:s text:c="3"/>841 <text:s text:c="4"/>2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0636 <text:s text:c="3"/>841 <text:s text:c="4"/>2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0636 <text:s text:c="3"/>841 <text:s text:c="4"/>2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0636 <text:s text:c="3"/>841 <text:s text:c="4"/>2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0636 <text:s text:c="3"/>841 <text:s text:c="4"/>2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0636 <text:s text:c="3"/>841 <text:s text:c="4"/>2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0636 <text:s text:c="3"/>841 <text:s text:c="4"/>2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0636 <text:s text:c="4"/>28 <text:s text:c="4"/>2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0636 <text:s text:c="4"/>28 <text:s text:c="4"/>28 <text:s text:c="5"/>1 <text:s text:c="2"/></text:p>
      <text:p text:style-name="P6"><text:soft-page-break/><text:s/>opr <text:s text:c="2"/>0 <text:s/>4 <text:s text:c="18"/>9 <text:s text:c="5"/>0 <text:s text:c="5"/>5 <text:s text:c="5"/>0 <text:s text:c="5"/>0 <text:s text:c="5"/>0 <text:s text:c="2"/>330636 <text:s text:c="3"/>784 <text:s text:c="4"/>2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1420 <text:s text:c="3"/>784 <text:s text:c="4"/>2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1420 <text:s text:c="3"/>784 <text:s text:c="4"/>2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1420 <text:s text:c="3"/>784 <text:s text:c="4"/>2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1420 <text:s text:c="3"/>784 <text:s text:c="4"/>2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1420 <text:s text:c="3"/>784 <text:s text:c="4"/>2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1420 <text:s text:c="3"/>784 <text:s text:c="4"/>2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1420 <text:s text:c="4"/>27 <text:s text:c="4"/>2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1420 <text:s text:c="4"/>27 <text:s text:c="4"/>2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1420 <text:s text:c="3"/>729 <text:s text:c="4"/>2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2149 <text:s text:c="3"/>729 <text:s text:c="4"/>2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2149 <text:s text:c="3"/>729 <text:s text:c="4"/>2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2149 <text:s text:c="3"/>729 <text:s text:c="4"/>2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2149 <text:s text:c="3"/>729 <text:s text:c="4"/>2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2149 <text:s text:c="3"/>729 <text:s text:c="4"/>2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2149 <text:s text:c="3"/>729 <text:s text:c="4"/>2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2149 <text:s text:c="4"/>26 <text:s text:c="4"/>2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2149 <text:s text:c="4"/>26 <text:s text:c="4"/>2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2149 <text:s text:c="3"/>676 <text:s text:c="4"/>2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2825 <text:s text:c="3"/>676 <text:s text:c="4"/>2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2825 <text:s text:c="3"/>676 <text:s text:c="4"/>2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2825 <text:s text:c="3"/>676 <text:s text:c="4"/>2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2825 <text:s text:c="3"/>676 <text:s text:c="4"/>2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2825 <text:s text:c="3"/>676 <text:s text:c="4"/>2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2825 <text:s text:c="3"/>676 <text:s text:c="4"/>2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2825 <text:s text:c="4"/>25 <text:s text:c="4"/>2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2825 <text:s text:c="4"/>25 <text:s text:c="4"/>2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2825 <text:s text:c="3"/>625 <text:s text:c="4"/>25 <text:s text:c="5"/>1 <text:s text:c="2"/></text:p>
      <text:p text:style-name="P6"><text:soft-page-break/><text:s/>opr <text:s text:c="2"/>0 <text:s/>2 <text:s text:c="17"/>10 <text:s text:c="5"/>0 <text:s text:c="5"/>4 <text:s text:c="5"/>0 <text:s text:c="5"/>0 <text:s text:c="5"/>0 <text:s text:c="2"/>333450 <text:s text:c="3"/>625 <text:s text:c="4"/>2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3450 <text:s text:c="3"/>625 <text:s text:c="4"/>2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3450 <text:s text:c="3"/>625 <text:s text:c="4"/>2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3450 <text:s text:c="3"/>625 <text:s text:c="4"/>2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3450 <text:s text:c="3"/>625 <text:s text:c="4"/>2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3450 <text:s text:c="3"/>625 <text:s text:c="4"/>2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3450 <text:s text:c="4"/>24 <text:s text:c="4"/>2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3450 <text:s text:c="4"/>24 <text:s text:c="4"/>2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3450 <text:s text:c="3"/>576 <text:s text:c="4"/>2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4026 <text:s text:c="3"/>576 <text:s text:c="4"/>2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4026 <text:s text:c="3"/>576 <text:s text:c="4"/>2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4026 <text:s text:c="3"/>576 <text:s text:c="4"/>2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4026 <text:s text:c="3"/>576 <text:s text:c="4"/>2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4026 <text:s text:c="3"/>576 <text:s text:c="4"/>2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4026 <text:s text:c="3"/>576 <text:s text:c="4"/>2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4026 <text:s text:c="4"/>23 <text:s text:c="4"/>2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4026 <text:s text:c="4"/>23 <text:s text:c="4"/>2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4026 <text:s text:c="3"/>529 <text:s text:c="4"/>2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4555 <text:s text:c="3"/>529 <text:s text:c="4"/>2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4555 <text:s text:c="3"/>529 <text:s text:c="4"/>2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4555 <text:s text:c="3"/>529 <text:s text:c="4"/>2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4555 <text:s text:c="3"/>529 <text:s text:c="4"/>2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4555 <text:s text:c="3"/>529 <text:s text:c="4"/>2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4555 <text:s text:c="3"/>529 <text:s text:c="4"/>2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4555 <text:s text:c="4"/>22 <text:s text:c="4"/>2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4555 <text:s text:c="4"/>22 <text:s text:c="4"/>2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4555 <text:s text:c="3"/>484 <text:s text:c="4"/>2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5039 <text:s text:c="3"/>484 <text:s text:c="4"/>22 <text:s text:c="5"/>1 <text:s text:c="2"/></text:p>
      <text:p text:style-name="P6"><text:soft-page-break/>intt <text:s text:c="2"/>0 <text:s/>2 <text:s text:c="17"/>11 <text:s text:c="5"/>0 <text:s text:c="5"/>6 <text:s text:c="5"/>0 <text:s text:c="5"/>0 <text:s text:c="5"/>0 <text:s text:c="2"/>335039 <text:s text:c="3"/>484 <text:s text:c="4"/>2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5039 <text:s text:c="3"/>484 <text:s text:c="4"/>2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5039 <text:s text:c="3"/>484 <text:s text:c="4"/>2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5039 <text:s text:c="3"/>484 <text:s text:c="4"/>2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5039 <text:s text:c="3"/>484 <text:s text:c="4"/>2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5039 <text:s text:c="4"/>21 <text:s text:c="4"/>2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5039 <text:s text:c="4"/>21 <text:s text:c="4"/>2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5039 <text:s text:c="3"/>441 <text:s text:c="4"/>2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5480 <text:s text:c="3"/>441 <text:s text:c="4"/>2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5480 <text:s text:c="3"/>441 <text:s text:c="4"/>2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5480 <text:s text:c="3"/>441 <text:s text:c="4"/>2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5480 <text:s text:c="3"/>441 <text:s text:c="4"/>2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5480 <text:s text:c="3"/>441 <text:s text:c="4"/>2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5480 <text:s text:c="3"/>441 <text:s text:c="4"/>2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5480 <text:s text:c="4"/>20 <text:s text:c="4"/>2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5480 <text:s text:c="4"/>20 <text:s text:c="4"/>2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5480 <text:s text:c="3"/>400 <text:s text:c="4"/>2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5880 <text:s text:c="3"/>400 <text:s text:c="4"/>2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5880 <text:s text:c="3"/>400 <text:s text:c="4"/>2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5880 <text:s text:c="3"/>400 <text:s text:c="4"/>2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5880 <text:s text:c="3"/>400 <text:s text:c="4"/>2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5880 <text:s text:c="3"/>400 <text:s text:c="4"/>2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5880 <text:s text:c="3"/>400 <text:s text:c="4"/>1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5880 <text:s text:c="4"/>19 <text:s text:c="4"/>1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5880 <text:s text:c="4"/>19 <text:s text:c="4"/>1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5880 <text:s text:c="3"/>361 <text:s text:c="4"/>1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6241 <text:s text:c="3"/>361 <text:s text:c="4"/>1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6241 <text:s text:c="3"/>361 <text:s text:c="4"/>19 <text:s text:c="5"/>1 <text:s text:c="2"/></text:p>
      <text:p text:style-name="P6"><text:soft-page-break/><text:s/>jpc <text:s text:c="2"/>0 14 <text:s text:c="17"/>12 <text:s text:c="5"/>0 <text:s text:c="5"/>5 <text:s text:c="5"/>0 <text:s text:c="5"/>0 <text:s text:c="5"/>0 <text:s text:c="2"/>336241 <text:s text:c="3"/>361 <text:s text:c="4"/>1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6241 <text:s text:c="3"/>361 <text:s text:c="4"/>1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6241 <text:s text:c="3"/>361 <text:s text:c="4"/>1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6241 <text:s text:c="3"/>361 <text:s text:c="4"/>1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6241 <text:s text:c="4"/>18 <text:s text:c="4"/>1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6241 <text:s text:c="4"/>18 <text:s text:c="4"/>1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6241 <text:s text:c="3"/>324 <text:s text:c="4"/>1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6565 <text:s text:c="3"/>324 <text:s text:c="4"/>1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6565 <text:s text:c="3"/>324 <text:s text:c="4"/>1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6565 <text:s text:c="3"/>324 <text:s text:c="4"/>1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6565 <text:s text:c="3"/>324 <text:s text:c="4"/>1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6565 <text:s text:c="3"/>324 <text:s text:c="4"/>1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6565 <text:s text:c="3"/>324 <text:s text:c="4"/>1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6565 <text:s text:c="4"/>17 <text:s text:c="4"/>1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6565 <text:s text:c="4"/>17 <text:s text:c="4"/>1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6565 <text:s text:c="3"/>289 <text:s text:c="4"/>1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6854 <text:s text:c="3"/>289 <text:s text:c="4"/>1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6854 <text:s text:c="3"/>289 <text:s text:c="4"/>1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6854 <text:s text:c="3"/>289 <text:s text:c="4"/>1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6854 <text:s text:c="3"/>289 <text:s text:c="4"/>1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6854 <text:s text:c="3"/>289 <text:s text:c="4"/>1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6854 <text:s text:c="3"/>289 <text:s text:c="4"/>1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6854 <text:s text:c="4"/>16 <text:s text:c="4"/>1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6854 <text:s text:c="4"/>16 <text:s text:c="4"/>1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6854 <text:s text:c="3"/>256 <text:s text:c="4"/>1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110 <text:s text:c="3"/>256 <text:s text:c="4"/>1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110 <text:s text:c="3"/>256 <text:s text:c="4"/>1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110 <text:s text:c="3"/>256 <text:s text:c="4"/>16 <text:s text:c="5"/>1 <text:s text:c="2"/></text:p>
      <text:p text:style-name="P6"><text:soft-page-break/>intt <text:s text:c="2"/>0 <text:s/>2 <text:s text:c="17"/>13 <text:s text:c="5"/>0 <text:s text:c="5"/>7 <text:s text:c="5"/>0 <text:s text:c="5"/>0 <text:s text:c="5"/>0 <text:s text:c="2"/>337110 <text:s text:c="3"/>256 <text:s text:c="4"/>1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110 <text:s text:c="3"/>256 <text:s text:c="4"/>1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110 <text:s text:c="3"/>256 <text:s text:c="4"/>1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110 <text:s text:c="4"/>15 <text:s text:c="4"/>1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110 <text:s text:c="4"/>15 <text:s text:c="4"/>1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110 <text:s text:c="3"/>225 <text:s text:c="4"/>1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335 <text:s text:c="3"/>225 <text:s text:c="4"/>1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335 <text:s text:c="3"/>225 <text:s text:c="4"/>1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335 <text:s text:c="3"/>225 <text:s text:c="4"/>1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335 <text:s text:c="3"/>225 <text:s text:c="4"/>1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335 <text:s text:c="3"/>225 <text:s text:c="4"/>1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335 <text:s text:c="3"/>225 <text:s text:c="4"/>1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335 <text:s text:c="4"/>14 <text:s text:c="4"/>1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335 <text:s text:c="4"/>14 <text:s text:c="4"/>1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335 <text:s text:c="3"/>196 <text:s text:c="4"/>1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531 <text:s text:c="3"/>196 <text:s text:c="4"/>1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531 <text:s text:c="3"/>196 <text:s text:c="4"/>1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531 <text:s text:c="3"/>196 <text:s text:c="4"/>1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531 <text:s text:c="3"/>196 <text:s text:c="4"/>1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531 <text:s text:c="3"/>196 <text:s text:c="4"/>1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531 <text:s text:c="3"/>196 <text:s text:c="4"/>1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531 <text:s text:c="4"/>13 <text:s text:c="4"/>1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531 <text:s text:c="4"/>13 <text:s text:c="4"/>1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531 <text:s text:c="3"/>169 <text:s text:c="4"/>1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700 <text:s text:c="3"/>169 <text:s text:c="4"/>1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700 <text:s text:c="3"/>169 <text:s text:c="4"/>1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700 <text:s text:c="3"/>169 <text:s text:c="4"/>1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700 <text:s text:c="3"/>169 <text:s text:c="4"/>13 <text:s text:c="5"/>1 <text:s text:c="2"/></text:p>
      <text:p text:style-name="P6"><text:soft-page-break/><text:s/>jmp <text:s text:c="2"/>0 <text:s/>5 <text:s text:c="18"/>5 <text:s text:c="5"/>0 <text:s text:c="5"/>7 <text:s text:c="5"/>0 <text:s text:c="5"/>0 <text:s text:c="5"/>0 <text:s text:c="2"/>337700 <text:s text:c="3"/>169 <text:s text:c="4"/>1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700 <text:s text:c="3"/>169 <text:s text:c="4"/>1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700 <text:s text:c="4"/>12 <text:s text:c="4"/>1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700 <text:s text:c="4"/>12 <text:s text:c="4"/>1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700 <text:s text:c="3"/>144 <text:s text:c="4"/>1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844 <text:s text:c="3"/>144 <text:s text:c="4"/>1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844 <text:s text:c="3"/>144 <text:s text:c="4"/>1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844 <text:s text:c="3"/>144 <text:s text:c="4"/>1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844 <text:s text:c="3"/>144 <text:s text:c="4"/>1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844 <text:s text:c="3"/>144 <text:s text:c="4"/>1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844 <text:s text:c="3"/>144 <text:s text:c="4"/>1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844 <text:s text:c="4"/>11 <text:s text:c="4"/>1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844 <text:s text:c="4"/>11 <text:s text:c="4"/>1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844 <text:s text:c="3"/>121 <text:s text:c="4"/>1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965 <text:s text:c="3"/>121 <text:s text:c="4"/>1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965 <text:s text:c="3"/>121 <text:s text:c="4"/>1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965 <text:s text:c="3"/>121 <text:s text:c="4"/>1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965 <text:s text:c="3"/>121 <text:s text:c="4"/>1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965 <text:s text:c="3"/>121 <text:s text:c="4"/>1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965 <text:s text:c="3"/>121 <text:s text:c="4"/>1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965 <text:s text:c="4"/>10 <text:s text:c="4"/>1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965 <text:s text:c="4"/>10 <text:s text:c="4"/>1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965 <text:s text:c="3"/>100 <text:s text:c="4"/>1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065 <text:s text:c="3"/>100 <text:s text:c="4"/>1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065 <text:s text:c="3"/>100 <text:s text:c="4"/>1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065 <text:s text:c="3"/>100 <text:s text:c="4"/>1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065 <text:s text:c="3"/>100 <text:s text:c="4"/>1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065 <text:s text:c="3"/>100 <text:s text:c="4"/>10 <text:s text:c="5"/>1 <text:s text:c="2"/></text:p>
      <text:p text:style-name="P6"><text:soft-page-break/><text:s/>opr <text:s text:c="2"/>0 <text:s/>3 <text:s text:c="18"/>6 <text:s text:c="5"/>0 <text:s text:c="5"/>6 <text:s text:c="5"/>0 <text:s text:c="5"/>0 <text:s text:c="5"/>0 <text:s text:c="2"/>338065 <text:s text:c="3"/>100 <text:s text:c="5"/>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065 <text:s text:c="5"/>9 <text:s text:c="5"/>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065 <text:s text:c="5"/>9 <text:s text:c="5"/>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065 <text:s text:c="4"/>81 <text:s text:c="5"/>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146 <text:s text:c="4"/>81 <text:s text:c="5"/>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146 <text:s text:c="4"/>81 <text:s text:c="5"/>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146 <text:s text:c="4"/>81 <text:s text:c="5"/>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146 <text:s text:c="4"/>81 <text:s text:c="5"/>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146 <text:s text:c="4"/>81 <text:s text:c="5"/>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146 <text:s text:c="4"/>81 <text:s text:c="5"/>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146 <text:s text:c="5"/>8 <text:s text:c="5"/>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146 <text:s text:c="5"/>8 <text:s text:c="5"/>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146 <text:s text:c="4"/>64 <text:s text:c="5"/>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210 <text:s text:c="4"/>64 <text:s text:c="5"/>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210 <text:s text:c="4"/>64 <text:s text:c="5"/>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210 <text:s text:c="4"/>64 <text:s text:c="5"/>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210 <text:s text:c="4"/>64 <text:s text:c="5"/>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210 <text:s text:c="4"/>64 <text:s text:c="5"/>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210 <text:s text:c="4"/>64 <text:s text:c="5"/>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210 <text:s text:c="5"/>7 <text:s text:c="5"/>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210 <text:s text:c="5"/>7 <text:s text:c="5"/>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210 <text:s text:c="4"/>49 <text:s text:c="5"/>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259 <text:s text:c="4"/>49 <text:s text:c="5"/>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259 <text:s text:c="4"/>49 <text:s text:c="5"/>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259 <text:s text:c="4"/>49 <text:s text:c="5"/>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259 <text:s text:c="4"/>49 <text:s text:c="5"/>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259 <text:s text:c="4"/>49 <text:s text:c="5"/>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259 <text:s text:c="4"/>49 <text:s text:c="5"/>6 <text:s text:c="5"/>1 <text:s text:c="2"/></text:p>
      <text:p text:style-name="P6"><text:soft-page-break/><text:s/>sto <text:s text:c="2"/>0 <text:s/>5 <text:s text:c="18"/>7 <text:s text:c="5"/>0 <text:s text:c="5"/>5 <text:s text:c="5"/>0 <text:s text:c="5"/>0 <text:s text:c="5"/>0 <text:s text:c="2"/>338259 <text:s text:c="5"/>6 <text:s text:c="5"/>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259 <text:s text:c="5"/>6 <text:s text:c="5"/>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259 <text:s text:c="4"/>36 <text:s text:c="5"/>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295 <text:s text:c="4"/>36 <text:s text:c="5"/>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295 <text:s text:c="4"/>36 <text:s text:c="5"/>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295 <text:s text:c="4"/>36 <text:s text:c="5"/>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295 <text:s text:c="4"/>36 <text:s text:c="5"/>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295 <text:s text:c="4"/>36 <text:s text:c="5"/>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295 <text:s text:c="4"/>36 <text:s text:c="5"/>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295 <text:s text:c="5"/>5 <text:s text:c="5"/>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295 <text:s text:c="5"/>5 <text:s text:c="5"/>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295 <text:s text:c="4"/>25 <text:s text:c="5"/>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20 <text:s text:c="4"/>25 <text:s text:c="5"/>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20 <text:s text:c="4"/>25 <text:s text:c="5"/>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20 <text:s text:c="4"/>25 <text:s text:c="5"/>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20 <text:s text:c="4"/>25 <text:s text:c="5"/>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320 <text:s text:c="4"/>25 <text:s text:c="5"/>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20 <text:s text:c="4"/>25 <text:s text:c="5"/>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20 <text:s text:c="5"/>4 <text:s text:c="5"/>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320 <text:s text:c="5"/>4 <text:s text:c="5"/>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320 <text:s text:c="4"/>16 <text:s text:c="5"/>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36 <text:s text:c="4"/>16 <text:s text:c="5"/>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36 <text:s text:c="4"/>16 <text:s text:c="5"/>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36 <text:s text:c="4"/>16 <text:s text:c="5"/>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36 <text:s text:c="4"/>16 <text:s text:c="5"/>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336 <text:s text:c="4"/>16 <text:s text:c="5"/>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36 <text:s text:c="4"/>16 <text:s text:c="5"/>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36 <text:s text:c="5"/>3 <text:s text:c="5"/>3 <text:s text:c="5"/>1 <text:s text:c="2"/></text:p>
      <text:p text:style-name="P6"><text:soft-page-break/>intt <text:s text:c="2"/>0 <text:s/>1 <text:s text:c="18"/>8 <text:s text:c="5"/>0 <text:s text:c="5"/>6 <text:s text:c="5"/>0 <text:s text:c="5"/>0 <text:s text:c="5"/>0 <text:s text:c="2"/>338336 <text:s text:c="5"/>3 <text:s text:c="5"/>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336 <text:s text:c="5"/>9 <text:s text:c="5"/>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45 <text:s text:c="5"/>9 <text:s text:c="5"/>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45 <text:s text:c="5"/>9 <text:s text:c="5"/>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45 <text:s text:c="5"/>9 <text:s text:c="5"/>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45 <text:s text:c="5"/>9 <text:s text:c="5"/>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345 <text:s text:c="5"/>9 <text:s text:c="5"/>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45 <text:s text:c="5"/>9 <text:s text:c="5"/>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45 <text:s text:c="5"/>2 <text:s text:c="5"/>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345 <text:s text:c="5"/>2 <text:s text:c="5"/>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345 <text:s text:c="5"/>4 <text:s text:c="5"/>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49 <text:s text:c="5"/>4 <text:s text:c="5"/>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49 <text:s text:c="5"/>4 <text:s text:c="5"/>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49 <text:s text:c="5"/>4 <text:s text:c="5"/>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49 <text:s text:c="5"/>4 <text:s text:c="5"/>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349 <text:s text:c="5"/>4 <text:s text:c="5"/>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49 <text:s text:c="5"/>4 <text:s text:c="5"/>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49 <text:s text:c="5"/>1 <text:s text:c="5"/>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349 <text:s text:c="5"/>1 <text:s text:c="5"/>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349 <text:s text:c="5"/>1 <text:s text:c="5"/>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50 <text:s text:c="5"/>1 <text:s text:c="5"/>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50 <text:s text:c="5"/>1 <text:s text:c="5"/>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50 <text:s text:c="5"/>1 <text:s text:c="5"/>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50 <text:s text:c="5"/>1 <text:s text:c="5"/>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350 <text:s text:c="5"/>1 <text:s text:c="5"/>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50 <text:s text:c="5"/>1 <text:s text:c="5"/>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50 <text:s text:c="5"/>0 <text:s text:c="5"/>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350 <text:s text:c="5"/>0 <text:s text:c="5"/>0 <text:s text:c="5"/>1 <text:s text:c="2"/></text:p>
      <text:p text:style-name="P6"><text:soft-page-break/><text:s/>opr <text:s text:c="2"/>0 <text:s/>4 <text:s text:c="18"/>9 <text:s text:c="5"/>0 <text:s text:c="5"/>5 <text:s text:c="5"/>0 <text:s text:c="5"/>0 <text:s text:c="5"/>0 <text:s text:c="2"/>338350 <text:s text:c="5"/>0 <text:s text:c="5"/>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50 <text:s text:c="5"/>0 <text:s text:c="5"/>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50 <text:s text:c="5"/>0 <text:s text:c="5"/>0 <text:s text:c="5"/>1 <text:s text:c="2"/></text:p>
      <text:p text:style-name="P6"><text:s/>jpc <text:s text:c="2"/>0 14 <text:s text:c="17"/>14 <text:s text:c="5"/>0 <text:s text:c="5"/>5 <text:s text:c="5"/>0 <text:s text:c="5"/>0 <text:s text:c="5"/>0 <text:s text:c="2"/>338350 <text:s text:c="5"/>0 <text:s text:c="5"/>0 <text:s text:c="5"/>1 <text:s text:c="2"/></text:p>
      <text:p text:style-name="P6"><text:s/>opr <text:s text:c="2"/>0 <text:s/>0 <text:s text:c="18"/>0 <text:s text:c="5"/>0 <text:s text:c="5"/>0 <text:s text:c="5"/>0 <text:s text:c="5"/>0 <text:s text:c="5"/>0 <text:s text:c="2"/>338350 <text:s text:c="5"/>0 <text:s text:c="5"/>0 <text:s text:c="5"/>1 <text:s text:c="2"/></text:p>
      <text:p text:style-name="P6">end pl/0</text:p>
      <text:p text:style-name="Text_20_body"/>
      <text:p text:style-name="P9"/>
      <text:h text:style-name="Heading_20_2" text:outline-level="2"><text:bookmark-start text:name="__RefHeading___Toc4610_1279824818"/>2.3. SOMA DOS CUBOS DOS NÚMEROS NATURAIS DE 1 ATÉ 1000<text:bookmark-end text:name="__RefHeading___Toc4610_1279824818"/></text:h>
      <text:p text:style-name="P5">Segue abaixo a execução:</text:p>
      <text:p text:style-name="P8">start pl/0</text:p>
      <text:p text:style-name="P8">valores iniciais <text:s text:c="13"/>p <text:s text:c="5"/>b <text:s text:c="5"/>t <text:s text:c="5"/>stack</text:p>
      <text:p text:style-name="P8"><text:s text:c="30"/>0 <text:s text:c="5"/>0 <text:s text:c="5"/>0 <text:s text:c="5"/>0 <text:s text:c="5"/>0 <text:s text:c="5"/>0 <text:s text:c="5"/>0 <text:s text:c="5"/>0 <text:s text:c="5"/>0 <text:s text:c="5"/>0 <text:s text:c="2"/></text:p>
      <text:p text:style-name="P8"/>
      <text:p text:style-name="P8">codigo <text:s text:c="23"/>p <text:s text:c="5"/>b <text:s text:c="5"/>t <text:s text:c="5"/>stack</text:p>
      <text:p text:style-name="P8">intt <text:s text:c="2"/>0 <text:s/>3 <text:s text:c="18"/>1 <text:s text:c="5"/>0 <text:s text:c="5"/>3 <text:s text:c="5"/>0 <text:s text:c="5"/>0 <text:s text:c="5"/>0 <text:s text:c="5"/>0 <text:s text:c="5"/>0 <text:s text:c="5"/>0 <text:s text:c="5"/>0 <text:s text:c="2"/></text:p>
      <text:p text:style-name="P8"><text:s/>lit <text:s text:c="2"/>0 <text:s/>0 <text:s text:c="18"/>2 <text:s text:c="5"/>0 <text:s text:c="5"/>4 <text:s text:c="5"/>0 <text:s text:c="5"/>0 <text:s text:c="5"/>0 <text:s text:c="5"/>0 <text:s text:c="5"/>0 <text:s text:c="5"/>0 <text:s text:c="5"/>0 <text:s text:c="2"/></text:p>
      <text:p text:style-name="P8">intt <text:s text:c="2"/>0 <text:s/>1 <text:s text:c="18"/>3 <text:s text:c="5"/>0 <text:s text:c="5"/>5 <text:s text:c="5"/>0 <text:s text:c="5"/>0 <text:s text:c="5"/>0 <text:s text:c="5"/>0 <text:s text:c="5"/>0 <text:s text:c="5"/>0 <text:s text:c="5"/>0 <text:s text:c="2"/></text:p>
      <text:p text:style-name="P8"><text:s/>lit <text:s text:c="2"/>0 101 <text:s text:c="18"/>4 <text:s text:c="5"/>0 <text:s text:c="5"/>6 <text:s text:c="5"/>0 <text:s text:c="5"/>0 <text:s text:c="5"/>0 <text:s text:c="5"/>0 <text:s text:c="5"/>0 <text:s text:c="3"/>101 <text:s text:c="5"/>0 <text:s text:c="2"/></text:p>
      <text:p text:style-name="P8"><text:s/>lit <text:s text:c="2"/>0 <text:s/>1 <text:s text:c="18"/>5 <text:s text:c="5"/>0 <text:s text:c="5"/>7 <text:s text:c="5"/>0 <text:s text:c="5"/>0 <text:s text:c="5"/>0 <text:s text:c="5"/>0 <text:s text:c="5"/>0 <text:s text:c="3"/>10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5"/>0 <text:s text:c="5"/>0 <text:s text:c="3"/>10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5"/>0 <text:s text:c="3"/>100 <text:s text:c="3"/>100 <text:s text:c="5"/>1 <text:s text:c="2"/></text:p>
      <text:p text:style-name="P8">intt <text:s text:c="2"/>0 <text:s/>1 <text:s text:c="18"/>8 <text:s text:c="5"/>0 <text:s text:c="5"/>6 <text:s text:c="5"/>0 <text:s text:c="5"/>0 <text:s text:c="5"/>0 <text:s text:c="5"/>0 <text:s text:c="3"/>100 <text:s text:c="3"/>10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5"/>0 <text:s text:c="2"/>10000 <text:s text:c="3"/>100 <text:s text:c="5"/>1 <text:s text:c="2"/></text:p>
      <text:p text:style-name="P8">intt <text:s text:c="2"/>0 <text:s/>1 <text:s text:c="17"/>10 <text:s text:c="5"/>0 <text:s text:c="5"/>6 <text:s text:c="5"/>0 <text:s text:c="5"/>0 <text:s text:c="5"/>0 <text:s text:c="5"/>0 <text:s text:c="2"/>10000 <text:s text:c="3"/>10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5"/>0 <text:s text:c="2"/>1000000 <text:s text:c="3"/>10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000000 <text:s text:c="2"/>1000000 <text:s text:c="3"/>10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000000 <text:s text:c="2"/>1000000 <text:s text:c="3"/>10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000000 <text:s text:c="2"/>1000000 <text:s text:c="3"/>10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000000 <text:s text:c="2"/>1000000 <text:s text:c="3"/>10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000000 <text:s text:c="2"/>1000000 <text:s text:c="3"/>100 <text:s text:c="5"/>1 <text:s text:c="2"/></text:p>
      <text:p text:style-name="P8"><text:soft-page-break/><text:s/>opr <text:s text:c="2"/>0 <text:s/>3 <text:s text:c="18"/>6 <text:s text:c="5"/>0 <text:s text:c="5"/>6 <text:s text:c="5"/>0 <text:s text:c="5"/>0 <text:s text:c="5"/>0 <text:s text:c="2"/>1000000 <text:s text:c="2"/>1000000 <text:s text:c="4"/>9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000000 <text:s text:c="4"/>99 <text:s text:c="4"/>9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000000 <text:s text:c="4"/>99 <text:s text:c="4"/>9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000000 <text:s text:c="2"/>9801 <text:s text:c="4"/>9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000000 <text:s text:c="2"/>9801 <text:s text:c="4"/>9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000000 <text:s text:c="2"/>970299 <text:s text:c="4"/>9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970299 <text:s text:c="2"/>970299 <text:s text:c="4"/>9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970299 <text:s text:c="2"/>970299 <text:s text:c="4"/>9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970299 <text:s text:c="2"/>970299 <text:s text:c="4"/>9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970299 <text:s text:c="2"/>970299 <text:s text:c="4"/>9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970299 <text:s text:c="2"/>970299 <text:s text:c="4"/>9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970299 <text:s text:c="2"/>970299 <text:s text:c="4"/>9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970299 <text:s text:c="4"/>98 <text:s text:c="4"/>9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970299 <text:s text:c="4"/>98 <text:s text:c="4"/>9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970299 <text:s text:c="2"/>9604 <text:s text:c="4"/>9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970299 <text:s text:c="2"/>9604 <text:s text:c="4"/>9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970299 <text:s text:c="2"/>941192 <text:s text:c="4"/>9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911491 <text:s text:c="2"/>941192 <text:s text:c="4"/>9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911491 <text:s text:c="2"/>941192 <text:s text:c="4"/>9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911491 <text:s text:c="2"/>941192 <text:s text:c="4"/>9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911491 <text:s text:c="2"/>941192 <text:s text:c="4"/>9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911491 <text:s text:c="2"/>941192 <text:s text:c="4"/>9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911491 <text:s text:c="2"/>941192 <text:s text:c="4"/>9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911491 <text:s text:c="4"/>97 <text:s text:c="4"/>9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911491 <text:s text:c="4"/>97 <text:s text:c="4"/>9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911491 <text:s text:c="2"/>9409 <text:s text:c="4"/>9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911491 <text:s text:c="2"/>9409 <text:s text:c="4"/>9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911491 <text:s text:c="2"/>912673 <text:s text:c="4"/>97 <text:s text:c="5"/>1 <text:s text:c="2"/></text:p>
      <text:p text:style-name="P8"><text:soft-page-break/><text:s/>opr <text:s text:c="2"/>0 <text:s/>2 <text:s text:c="17"/>12 <text:s text:c="5"/>0 <text:s text:c="5"/>4 <text:s text:c="5"/>0 <text:s text:c="5"/>0 <text:s text:c="5"/>0 <text:s text:c="2"/>3824164 <text:s text:c="2"/>912673 <text:s text:c="4"/>9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3824164 <text:s text:c="2"/>912673 <text:s text:c="4"/>9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3824164 <text:s text:c="2"/>912673 <text:s text:c="4"/>9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3824164 <text:s text:c="2"/>912673 <text:s text:c="4"/>9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3824164 <text:s text:c="2"/>912673 <text:s text:c="4"/>9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3824164 <text:s text:c="2"/>912673 <text:s text:c="4"/>9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3824164 <text:s text:c="4"/>96 <text:s text:c="4"/>9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3824164 <text:s text:c="4"/>96 <text:s text:c="4"/>9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3824164 <text:s text:c="2"/>9216 <text:s text:c="4"/>9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3824164 <text:s text:c="2"/>9216 <text:s text:c="4"/>9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3824164 <text:s text:c="2"/>884736 <text:s text:c="4"/>9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4708900 <text:s text:c="2"/>884736 <text:s text:c="4"/>9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4708900 <text:s text:c="2"/>884736 <text:s text:c="4"/>9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4708900 <text:s text:c="2"/>884736 <text:s text:c="4"/>9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4708900 <text:s text:c="2"/>884736 <text:s text:c="4"/>9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4708900 <text:s text:c="2"/>884736 <text:s text:c="4"/>9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4708900 <text:s text:c="2"/>884736 <text:s text:c="4"/>9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4708900 <text:s text:c="4"/>95 <text:s text:c="4"/>9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4708900 <text:s text:c="4"/>95 <text:s text:c="4"/>9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4708900 <text:s text:c="2"/>9025 <text:s text:c="4"/>9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4708900 <text:s text:c="2"/>9025 <text:s text:c="4"/>9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4708900 <text:s text:c="2"/>857375 <text:s text:c="4"/>9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5566275 <text:s text:c="2"/>857375 <text:s text:c="4"/>9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5566275 <text:s text:c="2"/>857375 <text:s text:c="4"/>9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5566275 <text:s text:c="2"/>857375 <text:s text:c="4"/>9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5566275 <text:s text:c="2"/>857375 <text:s text:c="4"/>9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5566275 <text:s text:c="2"/>857375 <text:s text:c="4"/>9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5566275 <text:s text:c="2"/>857375 <text:s text:c="4"/>94 <text:s text:c="5"/>1 <text:s text:c="2"/></text:p>
      <text:p text:style-name="P8"><text:soft-page-break/><text:s/>sto <text:s text:c="2"/>0 <text:s/>5 <text:s text:c="18"/>7 <text:s text:c="5"/>0 <text:s text:c="5"/>5 <text:s text:c="5"/>0 <text:s text:c="5"/>0 <text:s text:c="5"/>0 <text:s text:c="2"/>5566275 <text:s text:c="4"/>94 <text:s text:c="4"/>9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5566275 <text:s text:c="4"/>94 <text:s text:c="4"/>9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5566275 <text:s text:c="2"/>8836 <text:s text:c="4"/>9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5566275 <text:s text:c="2"/>8836 <text:s text:c="4"/>9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5566275 <text:s text:c="2"/>830584 <text:s text:c="4"/>9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6396859 <text:s text:c="2"/>830584 <text:s text:c="4"/>9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6396859 <text:s text:c="2"/>830584 <text:s text:c="4"/>9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6396859 <text:s text:c="2"/>830584 <text:s text:c="4"/>9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6396859 <text:s text:c="2"/>830584 <text:s text:c="4"/>9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6396859 <text:s text:c="2"/>830584 <text:s text:c="4"/>9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6396859 <text:s text:c="2"/>830584 <text:s text:c="4"/>9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6396859 <text:s text:c="4"/>93 <text:s text:c="4"/>9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6396859 <text:s text:c="4"/>93 <text:s text:c="4"/>9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6396859 <text:s text:c="2"/>8649 <text:s text:c="4"/>9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6396859 <text:s text:c="2"/>8649 <text:s text:c="4"/>9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6396859 <text:s text:c="2"/>804357 <text:s text:c="4"/>9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7201216 <text:s text:c="2"/>804357 <text:s text:c="4"/>9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7201216 <text:s text:c="2"/>804357 <text:s text:c="4"/>9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7201216 <text:s text:c="2"/>804357 <text:s text:c="4"/>9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7201216 <text:s text:c="2"/>804357 <text:s text:c="4"/>9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7201216 <text:s text:c="2"/>804357 <text:s text:c="4"/>9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7201216 <text:s text:c="2"/>804357 <text:s text:c="4"/>9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7201216 <text:s text:c="4"/>92 <text:s text:c="4"/>9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7201216 <text:s text:c="4"/>92 <text:s text:c="4"/>9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7201216 <text:s text:c="2"/>8464 <text:s text:c="4"/>9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7201216 <text:s text:c="2"/>8464 <text:s text:c="4"/>9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7201216 <text:s text:c="2"/>778688 <text:s text:c="4"/>9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7979904 <text:s text:c="2"/>778688 <text:s text:c="4"/>92 <text:s text:c="5"/>1 <text:s text:c="2"/></text:p>
      <text:p text:style-name="P8"><text:soft-page-break/>intt <text:s text:c="2"/>0 <text:s/>2 <text:s text:c="17"/>13 <text:s text:c="5"/>0 <text:s text:c="5"/>6 <text:s text:c="5"/>0 <text:s text:c="5"/>0 <text:s text:c="5"/>0 <text:s text:c="2"/>7979904 <text:s text:c="2"/>778688 <text:s text:c="4"/>9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7979904 <text:s text:c="2"/>778688 <text:s text:c="4"/>9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7979904 <text:s text:c="2"/>778688 <text:s text:c="4"/>9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7979904 <text:s text:c="2"/>778688 <text:s text:c="4"/>9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7979904 <text:s text:c="2"/>778688 <text:s text:c="4"/>9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7979904 <text:s text:c="4"/>91 <text:s text:c="4"/>9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7979904 <text:s text:c="4"/>91 <text:s text:c="4"/>9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7979904 <text:s text:c="2"/>8281 <text:s text:c="4"/>9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7979904 <text:s text:c="2"/>8281 <text:s text:c="4"/>9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7979904 <text:s text:c="2"/>753571 <text:s text:c="4"/>9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8733475 <text:s text:c="2"/>753571 <text:s text:c="4"/>9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8733475 <text:s text:c="2"/>753571 <text:s text:c="4"/>9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8733475 <text:s text:c="2"/>753571 <text:s text:c="4"/>9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8733475 <text:s text:c="2"/>753571 <text:s text:c="4"/>9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8733475 <text:s text:c="2"/>753571 <text:s text:c="4"/>9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8733475 <text:s text:c="2"/>753571 <text:s text:c="4"/>9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8733475 <text:s text:c="4"/>90 <text:s text:c="4"/>9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8733475 <text:s text:c="4"/>90 <text:s text:c="4"/>9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8733475 <text:s text:c="2"/>8100 <text:s text:c="4"/>9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8733475 <text:s text:c="2"/>8100 <text:s text:c="4"/>9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8733475 <text:s text:c="2"/>729000 <text:s text:c="4"/>9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9462475 <text:s text:c="2"/>729000 <text:s text:c="4"/>9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9462475 <text:s text:c="2"/>729000 <text:s text:c="4"/>9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9462475 <text:s text:c="2"/>729000 <text:s text:c="4"/>9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9462475 <text:s text:c="2"/>729000 <text:s text:c="4"/>9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9462475 <text:s text:c="2"/>729000 <text:s text:c="4"/>9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9462475 <text:s text:c="2"/>729000 <text:s text:c="4"/>8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9462475 <text:s text:c="4"/>89 <text:s text:c="4"/>89 <text:s text:c="5"/>1 <text:s text:c="2"/></text:p>
      <text:p text:style-name="P8"><text:soft-page-break/>intt <text:s text:c="2"/>0 <text:s/>1 <text:s text:c="18"/>8 <text:s text:c="5"/>0 <text:s text:c="5"/>6 <text:s text:c="5"/>0 <text:s text:c="5"/>0 <text:s text:c="5"/>0 <text:s text:c="2"/>9462475 <text:s text:c="4"/>89 <text:s text:c="4"/>8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9462475 <text:s text:c="2"/>7921 <text:s text:c="4"/>8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9462475 <text:s text:c="2"/>7921 <text:s text:c="4"/>8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9462475 <text:s text:c="2"/>704969 <text:s text:c="4"/>8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0167444 <text:s text:c="2"/>704969 <text:s text:c="4"/>8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0167444 <text:s text:c="2"/>704969 <text:s text:c="4"/>8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0167444 <text:s text:c="2"/>704969 <text:s text:c="4"/>8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0167444 <text:s text:c="2"/>704969 <text:s text:c="4"/>8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0167444 <text:s text:c="2"/>704969 <text:s text:c="4"/>8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0167444 <text:s text:c="2"/>704969 <text:s text:c="4"/>8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0167444 <text:s text:c="4"/>88 <text:s text:c="4"/>8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0167444 <text:s text:c="4"/>88 <text:s text:c="4"/>8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0167444 <text:s text:c="2"/>7744 <text:s text:c="4"/>8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0167444 <text:s text:c="2"/>7744 <text:s text:c="4"/>8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0167444 <text:s text:c="2"/>681472 <text:s text:c="4"/>8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0848916 <text:s text:c="2"/>681472 <text:s text:c="4"/>8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0848916 <text:s text:c="2"/>681472 <text:s text:c="4"/>8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0848916 <text:s text:c="2"/>681472 <text:s text:c="4"/>8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0848916 <text:s text:c="2"/>681472 <text:s text:c="4"/>8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0848916 <text:s text:c="2"/>681472 <text:s text:c="4"/>8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0848916 <text:s text:c="2"/>681472 <text:s text:c="4"/>8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0848916 <text:s text:c="4"/>87 <text:s text:c="4"/>8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0848916 <text:s text:c="4"/>87 <text:s text:c="4"/>8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0848916 <text:s text:c="2"/>7569 <text:s text:c="4"/>8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0848916 <text:s text:c="2"/>7569 <text:s text:c="4"/>8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0848916 <text:s text:c="2"/>658503 <text:s text:c="4"/>8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1507419 <text:s text:c="2"/>658503 <text:s text:c="4"/>8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1507419 <text:s text:c="2"/>658503 <text:s text:c="4"/>87 <text:s text:c="5"/>1 <text:s text:c="2"/></text:p>
      <text:p text:style-name="P8"><text:soft-page-break/><text:s/>jpc <text:s text:c="2"/>0 16 <text:s text:c="17"/>14 <text:s text:c="5"/>0 <text:s text:c="5"/>5 <text:s text:c="5"/>0 <text:s text:c="5"/>0 <text:s text:c="5"/>0 <text:s text:c="2"/>11507419 <text:s text:c="2"/>658503 <text:s text:c="4"/>8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1507419 <text:s text:c="2"/>658503 <text:s text:c="4"/>8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1507419 <text:s text:c="2"/>658503 <text:s text:c="4"/>8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1507419 <text:s text:c="2"/>658503 <text:s text:c="4"/>8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1507419 <text:s text:c="4"/>86 <text:s text:c="4"/>8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1507419 <text:s text:c="4"/>86 <text:s text:c="4"/>8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1507419 <text:s text:c="2"/>7396 <text:s text:c="4"/>8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1507419 <text:s text:c="2"/>7396 <text:s text:c="4"/>8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1507419 <text:s text:c="2"/>636056 <text:s text:c="4"/>8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2143475 <text:s text:c="2"/>636056 <text:s text:c="4"/>8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2143475 <text:s text:c="2"/>636056 <text:s text:c="4"/>8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2143475 <text:s text:c="2"/>636056 <text:s text:c="4"/>8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2143475 <text:s text:c="2"/>636056 <text:s text:c="4"/>8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2143475 <text:s text:c="2"/>636056 <text:s text:c="4"/>8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2143475 <text:s text:c="2"/>636056 <text:s text:c="4"/>8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2143475 <text:s text:c="4"/>85 <text:s text:c="4"/>8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2143475 <text:s text:c="4"/>85 <text:s text:c="4"/>8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2143475 <text:s text:c="2"/>7225 <text:s text:c="4"/>8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2143475 <text:s text:c="2"/>7225 <text:s text:c="4"/>8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2143475 <text:s text:c="2"/>614125 <text:s text:c="4"/>8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2757600 <text:s text:c="2"/>614125 <text:s text:c="4"/>8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2757600 <text:s text:c="2"/>614125 <text:s text:c="4"/>8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2757600 <text:s text:c="2"/>614125 <text:s text:c="4"/>8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2757600 <text:s text:c="2"/>614125 <text:s text:c="4"/>8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2757600 <text:s text:c="2"/>614125 <text:s text:c="4"/>8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2757600 <text:s text:c="2"/>614125 <text:s text:c="4"/>8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2757600 <text:s text:c="4"/>84 <text:s text:c="4"/>8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2757600 <text:s text:c="4"/>84 <text:s text:c="4"/>84 <text:s text:c="5"/>1 <text:s text:c="2"/></text:p>
      <text:p text:style-name="P8"><text:soft-page-break/><text:s/>opr <text:s text:c="2"/>0 <text:s/>4 <text:s text:c="18"/>9 <text:s text:c="5"/>0 <text:s text:c="5"/>5 <text:s text:c="5"/>0 <text:s text:c="5"/>0 <text:s text:c="5"/>0 <text:s text:c="2"/>12757600 <text:s text:c="2"/>7056 <text:s text:c="4"/>8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2757600 <text:s text:c="2"/>7056 <text:s text:c="4"/>8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2757600 <text:s text:c="2"/>592704 <text:s text:c="4"/>8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3350304 <text:s text:c="2"/>592704 <text:s text:c="4"/>8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3350304 <text:s text:c="2"/>592704 <text:s text:c="4"/>8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3350304 <text:s text:c="2"/>592704 <text:s text:c="4"/>8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3350304 <text:s text:c="2"/>592704 <text:s text:c="4"/>8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3350304 <text:s text:c="2"/>592704 <text:s text:c="4"/>8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3350304 <text:s text:c="2"/>592704 <text:s text:c="4"/>8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3350304 <text:s text:c="4"/>83 <text:s text:c="4"/>8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3350304 <text:s text:c="4"/>83 <text:s text:c="4"/>8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3350304 <text:s text:c="2"/>6889 <text:s text:c="4"/>8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3350304 <text:s text:c="2"/>6889 <text:s text:c="4"/>8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3350304 <text:s text:c="2"/>571787 <text:s text:c="4"/>8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3922091 <text:s text:c="2"/>571787 <text:s text:c="4"/>8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3922091 <text:s text:c="2"/>571787 <text:s text:c="4"/>8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3922091 <text:s text:c="2"/>571787 <text:s text:c="4"/>8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3922091 <text:s text:c="2"/>571787 <text:s text:c="4"/>8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3922091 <text:s text:c="2"/>571787 <text:s text:c="4"/>8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3922091 <text:s text:c="2"/>571787 <text:s text:c="4"/>8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3922091 <text:s text:c="4"/>82 <text:s text:c="4"/>8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3922091 <text:s text:c="4"/>82 <text:s text:c="4"/>8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3922091 <text:s text:c="2"/>6724 <text:s text:c="4"/>8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3922091 <text:s text:c="2"/>6724 <text:s text:c="4"/>8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3922091 <text:s text:c="2"/>551368 <text:s text:c="4"/>8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4473459 <text:s text:c="2"/>551368 <text:s text:c="4"/>8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4473459 <text:s text:c="2"/>551368 <text:s text:c="4"/>8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4473459 <text:s text:c="2"/>551368 <text:s text:c="4"/>82 <text:s text:c="5"/>1 <text:s text:c="2"/></text:p>
      <text:p text:style-name="P8"><text:soft-page-break/>intt <text:s text:c="2"/>0 <text:s/>2 <text:s text:c="17"/>15 <text:s text:c="5"/>0 <text:s text:c="5"/>7 <text:s text:c="5"/>0 <text:s text:c="5"/>0 <text:s text:c="5"/>0 <text:s text:c="2"/>14473459 <text:s text:c="2"/>551368 <text:s text:c="4"/>8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4473459 <text:s text:c="2"/>551368 <text:s text:c="4"/>8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4473459 <text:s text:c="2"/>551368 <text:s text:c="4"/>8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4473459 <text:s text:c="4"/>81 <text:s text:c="4"/>8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4473459 <text:s text:c="4"/>81 <text:s text:c="4"/>8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4473459 <text:s text:c="2"/>6561 <text:s text:c="4"/>8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4473459 <text:s text:c="2"/>6561 <text:s text:c="4"/>8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4473459 <text:s text:c="2"/>531441 <text:s text:c="4"/>8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5004900 <text:s text:c="2"/>531441 <text:s text:c="4"/>8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5004900 <text:s text:c="2"/>531441 <text:s text:c="4"/>8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5004900 <text:s text:c="2"/>531441 <text:s text:c="4"/>8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5004900 <text:s text:c="2"/>531441 <text:s text:c="4"/>8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5004900 <text:s text:c="2"/>531441 <text:s text:c="4"/>8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5004900 <text:s text:c="2"/>531441 <text:s text:c="4"/>8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5004900 <text:s text:c="4"/>80 <text:s text:c="4"/>8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5004900 <text:s text:c="4"/>80 <text:s text:c="4"/>8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5004900 <text:s text:c="2"/>6400 <text:s text:c="4"/>8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5004900 <text:s text:c="2"/>6400 <text:s text:c="4"/>8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5004900 <text:s text:c="2"/>512000 <text:s text:c="4"/>8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5516900 <text:s text:c="2"/>512000 <text:s text:c="4"/>8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5516900 <text:s text:c="2"/>512000 <text:s text:c="4"/>8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5516900 <text:s text:c="2"/>512000 <text:s text:c="4"/>8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5516900 <text:s text:c="2"/>512000 <text:s text:c="4"/>8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5516900 <text:s text:c="2"/>512000 <text:s text:c="4"/>8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5516900 <text:s text:c="2"/>512000 <text:s text:c="4"/>7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5516900 <text:s text:c="4"/>79 <text:s text:c="4"/>7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5516900 <text:s text:c="4"/>79 <text:s text:c="4"/>7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5516900 <text:s text:c="2"/>6241 <text:s text:c="4"/>79 <text:s text:c="5"/>1 <text:s text:c="2"/></text:p>
      <text:p text:style-name="P8"><text:soft-page-break/>intt <text:s text:c="2"/>0 <text:s/>1 <text:s text:c="17"/>10 <text:s text:c="5"/>0 <text:s text:c="5"/>6 <text:s text:c="5"/>0 <text:s text:c="5"/>0 <text:s text:c="5"/>0 <text:s text:c="2"/>15516900 <text:s text:c="2"/>6241 <text:s text:c="4"/>7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5516900 <text:s text:c="2"/>493039 <text:s text:c="4"/>7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6009939 <text:s text:c="2"/>493039 <text:s text:c="4"/>7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6009939 <text:s text:c="2"/>493039 <text:s text:c="4"/>7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6009939 <text:s text:c="2"/>493039 <text:s text:c="4"/>7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6009939 <text:s text:c="2"/>493039 <text:s text:c="4"/>7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6009939 <text:s text:c="2"/>493039 <text:s text:c="4"/>7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6009939 <text:s text:c="2"/>493039 <text:s text:c="4"/>7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6009939 <text:s text:c="4"/>78 <text:s text:c="4"/>7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6009939 <text:s text:c="4"/>78 <text:s text:c="4"/>7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6009939 <text:s text:c="2"/>6084 <text:s text:c="4"/>7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6009939 <text:s text:c="2"/>6084 <text:s text:c="4"/>7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6009939 <text:s text:c="2"/>474552 <text:s text:c="4"/>7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6484491 <text:s text:c="2"/>474552 <text:s text:c="4"/>7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6484491 <text:s text:c="2"/>474552 <text:s text:c="4"/>7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6484491 <text:s text:c="2"/>474552 <text:s text:c="4"/>7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6484491 <text:s text:c="2"/>474552 <text:s text:c="4"/>7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6484491 <text:s text:c="2"/>474552 <text:s text:c="4"/>7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6484491 <text:s text:c="2"/>474552 <text:s text:c="4"/>7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6484491 <text:s text:c="4"/>77 <text:s text:c="4"/>7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6484491 <text:s text:c="4"/>77 <text:s text:c="4"/>7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6484491 <text:s text:c="2"/>5929 <text:s text:c="4"/>7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6484491 <text:s text:c="2"/>5929 <text:s text:c="4"/>7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6484491 <text:s text:c="2"/>456533 <text:s text:c="4"/>7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6941024 <text:s text:c="2"/>456533 <text:s text:c="4"/>7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6941024 <text:s text:c="2"/>456533 <text:s text:c="4"/>7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6941024 <text:s text:c="2"/>456533 <text:s text:c="4"/>7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6941024 <text:s text:c="2"/>456533 <text:s text:c="4"/>77 <text:s text:c="5"/>1 <text:s text:c="2"/></text:p>
      <text:p text:style-name="P8"><text:soft-page-break/><text:s/>jmp <text:s text:c="2"/>0 <text:s/>5 <text:s text:c="18"/>5 <text:s text:c="5"/>0 <text:s text:c="5"/>7 <text:s text:c="5"/>0 <text:s text:c="5"/>0 <text:s text:c="5"/>0 <text:s text:c="2"/>16941024 <text:s text:c="2"/>456533 <text:s text:c="4"/>7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6941024 <text:s text:c="2"/>456533 <text:s text:c="4"/>7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6941024 <text:s text:c="4"/>76 <text:s text:c="4"/>7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6941024 <text:s text:c="4"/>76 <text:s text:c="4"/>7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6941024 <text:s text:c="2"/>5776 <text:s text:c="4"/>7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6941024 <text:s text:c="2"/>5776 <text:s text:c="4"/>7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6941024 <text:s text:c="2"/>438976 <text:s text:c="4"/>7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7380000 <text:s text:c="2"/>438976 <text:s text:c="4"/>7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7380000 <text:s text:c="2"/>438976 <text:s text:c="4"/>7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7380000 <text:s text:c="2"/>438976 <text:s text:c="4"/>7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7380000 <text:s text:c="2"/>438976 <text:s text:c="4"/>7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7380000 <text:s text:c="2"/>438976 <text:s text:c="4"/>7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7380000 <text:s text:c="2"/>438976 <text:s text:c="4"/>7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7380000 <text:s text:c="4"/>75 <text:s text:c="4"/>7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7380000 <text:s text:c="4"/>75 <text:s text:c="4"/>7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7380000 <text:s text:c="2"/>5625 <text:s text:c="4"/>7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7380000 <text:s text:c="2"/>5625 <text:s text:c="4"/>7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7380000 <text:s text:c="2"/>421875 <text:s text:c="4"/>7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7801875 <text:s text:c="2"/>421875 <text:s text:c="4"/>7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7801875 <text:s text:c="2"/>421875 <text:s text:c="4"/>7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7801875 <text:s text:c="2"/>421875 <text:s text:c="4"/>7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7801875 <text:s text:c="2"/>421875 <text:s text:c="4"/>7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7801875 <text:s text:c="2"/>421875 <text:s text:c="4"/>7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7801875 <text:s text:c="2"/>421875 <text:s text:c="4"/>7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7801875 <text:s text:c="4"/>74 <text:s text:c="4"/>7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7801875 <text:s text:c="4"/>74 <text:s text:c="4"/>7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7801875 <text:s text:c="2"/>5476 <text:s text:c="4"/>7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7801875 <text:s text:c="2"/>5476 <text:s text:c="4"/>74 <text:s text:c="5"/>1 <text:s text:c="2"/></text:p>
      <text:p text:style-name="P8"><text:soft-page-break/><text:s/>opr <text:s text:c="2"/>0 <text:s/>4 <text:s text:c="17"/>11 <text:s text:c="5"/>0 <text:s text:c="5"/>5 <text:s text:c="5"/>0 <text:s text:c="5"/>0 <text:s text:c="5"/>0 <text:s text:c="2"/>17801875 <text:s text:c="2"/>405224 <text:s text:c="4"/>7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8207099 <text:s text:c="2"/>405224 <text:s text:c="4"/>7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8207099 <text:s text:c="2"/>405224 <text:s text:c="4"/>7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8207099 <text:s text:c="2"/>405224 <text:s text:c="4"/>7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8207099 <text:s text:c="2"/>405224 <text:s text:c="4"/>7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8207099 <text:s text:c="2"/>405224 <text:s text:c="4"/>7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8207099 <text:s text:c="2"/>405224 <text:s text:c="4"/>7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8207099 <text:s text:c="4"/>73 <text:s text:c="4"/>7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8207099 <text:s text:c="4"/>73 <text:s text:c="4"/>7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8207099 <text:s text:c="2"/>5329 <text:s text:c="4"/>7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8207099 <text:s text:c="2"/>5329 <text:s text:c="4"/>7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8207099 <text:s text:c="2"/>389017 <text:s text:c="4"/>7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8596116 <text:s text:c="2"/>389017 <text:s text:c="4"/>7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8596116 <text:s text:c="2"/>389017 <text:s text:c="4"/>7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8596116 <text:s text:c="2"/>389017 <text:s text:c="4"/>7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8596116 <text:s text:c="2"/>389017 <text:s text:c="4"/>7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8596116 <text:s text:c="2"/>389017 <text:s text:c="4"/>7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8596116 <text:s text:c="2"/>389017 <text:s text:c="4"/>7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8596116 <text:s text:c="4"/>72 <text:s text:c="4"/>7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8596116 <text:s text:c="4"/>72 <text:s text:c="4"/>7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8596116 <text:s text:c="2"/>5184 <text:s text:c="4"/>7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8596116 <text:s text:c="2"/>5184 <text:s text:c="4"/>7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8596116 <text:s text:c="2"/>373248 <text:s text:c="4"/>7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8969364 <text:s text:c="2"/>373248 <text:s text:c="4"/>7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8969364 <text:s text:c="2"/>373248 <text:s text:c="4"/>7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8969364 <text:s text:c="2"/>373248 <text:s text:c="4"/>7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8969364 <text:s text:c="2"/>373248 <text:s text:c="4"/>7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8969364 <text:s text:c="2"/>373248 <text:s text:c="4"/>72 <text:s text:c="5"/>1 <text:s text:c="2"/></text:p>
      <text:p text:style-name="P8"><text:soft-page-break/><text:s/>opr <text:s text:c="2"/>0 <text:s/>3 <text:s text:c="18"/>6 <text:s text:c="5"/>0 <text:s text:c="5"/>6 <text:s text:c="5"/>0 <text:s text:c="5"/>0 <text:s text:c="5"/>0 <text:s text:c="2"/>18969364 <text:s text:c="2"/>373248 <text:s text:c="4"/>7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8969364 <text:s text:c="4"/>71 <text:s text:c="4"/>7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8969364 <text:s text:c="4"/>71 <text:s text:c="4"/>7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8969364 <text:s text:c="2"/>5041 <text:s text:c="4"/>7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8969364 <text:s text:c="2"/>5041 <text:s text:c="4"/>7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8969364 <text:s text:c="2"/>357911 <text:s text:c="4"/>7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9327275 <text:s text:c="2"/>357911 <text:s text:c="4"/>7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9327275 <text:s text:c="2"/>357911 <text:s text:c="4"/>7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9327275 <text:s text:c="2"/>357911 <text:s text:c="4"/>7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9327275 <text:s text:c="2"/>357911 <text:s text:c="4"/>7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9327275 <text:s text:c="2"/>357911 <text:s text:c="4"/>7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9327275 <text:s text:c="2"/>357911 <text:s text:c="4"/>7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9327275 <text:s text:c="4"/>70 <text:s text:c="4"/>7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9327275 <text:s text:c="4"/>70 <text:s text:c="4"/>7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9327275 <text:s text:c="2"/>4900 <text:s text:c="4"/>7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9327275 <text:s text:c="2"/>4900 <text:s text:c="4"/>7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9327275 <text:s text:c="2"/>343000 <text:s text:c="4"/>7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9670275 <text:s text:c="2"/>343000 <text:s text:c="4"/>7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9670275 <text:s text:c="2"/>343000 <text:s text:c="4"/>7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9670275 <text:s text:c="2"/>343000 <text:s text:c="4"/>7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9670275 <text:s text:c="2"/>343000 <text:s text:c="4"/>7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9670275 <text:s text:c="2"/>343000 <text:s text:c="4"/>7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9670275 <text:s text:c="2"/>343000 <text:s text:c="4"/>6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9670275 <text:s text:c="4"/>69 <text:s text:c="4"/>6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9670275 <text:s text:c="4"/>69 <text:s text:c="4"/>6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9670275 <text:s text:c="2"/>4761 <text:s text:c="4"/>6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9670275 <text:s text:c="2"/>4761 <text:s text:c="4"/>6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9670275 <text:s text:c="2"/>328509 <text:s text:c="4"/>69 <text:s text:c="5"/>1 <text:s text:c="2"/></text:p>
      <text:p text:style-name="P8"><text:soft-page-break/><text:s/>opr <text:s text:c="2"/>0 <text:s/>2 <text:s text:c="17"/>12 <text:s text:c="5"/>0 <text:s text:c="5"/>4 <text:s text:c="5"/>0 <text:s text:c="5"/>0 <text:s text:c="5"/>0 <text:s text:c="2"/>19998784 <text:s text:c="2"/>328509 <text:s text:c="4"/>6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9998784 <text:s text:c="2"/>328509 <text:s text:c="4"/>6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9998784 <text:s text:c="2"/>328509 <text:s text:c="4"/>6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9998784 <text:s text:c="2"/>328509 <text:s text:c="4"/>6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9998784 <text:s text:c="2"/>328509 <text:s text:c="4"/>6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9998784 <text:s text:c="2"/>328509 <text:s text:c="4"/>6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9998784 <text:s text:c="4"/>68 <text:s text:c="4"/>6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9998784 <text:s text:c="4"/>68 <text:s text:c="4"/>6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9998784 <text:s text:c="2"/>4624 <text:s text:c="4"/>6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9998784 <text:s text:c="2"/>4624 <text:s text:c="4"/>6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9998784 <text:s text:c="2"/>314432 <text:s text:c="4"/>6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0313216 <text:s text:c="2"/>314432 <text:s text:c="4"/>6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0313216 <text:s text:c="2"/>314432 <text:s text:c="4"/>6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0313216 <text:s text:c="2"/>314432 <text:s text:c="4"/>6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0313216 <text:s text:c="2"/>314432 <text:s text:c="4"/>6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0313216 <text:s text:c="2"/>314432 <text:s text:c="4"/>6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0313216 <text:s text:c="2"/>314432 <text:s text:c="4"/>6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0313216 <text:s text:c="4"/>67 <text:s text:c="4"/>6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0313216 <text:s text:c="4"/>67 <text:s text:c="4"/>6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0313216 <text:s text:c="2"/>4489 <text:s text:c="4"/>6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0313216 <text:s text:c="2"/>4489 <text:s text:c="4"/>6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0313216 <text:s text:c="2"/>300763 <text:s text:c="4"/>6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0613979 <text:s text:c="2"/>300763 <text:s text:c="4"/>6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0613979 <text:s text:c="2"/>300763 <text:s text:c="4"/>6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0613979 <text:s text:c="2"/>300763 <text:s text:c="4"/>6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0613979 <text:s text:c="2"/>300763 <text:s text:c="4"/>6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0613979 <text:s text:c="2"/>300763 <text:s text:c="4"/>6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0613979 <text:s text:c="2"/>300763 <text:s text:c="4"/>66 <text:s text:c="5"/>1 <text:s text:c="2"/></text:p>
      <text:p text:style-name="P8"><text:soft-page-break/><text:s/>sto <text:s text:c="2"/>0 <text:s/>5 <text:s text:c="18"/>7 <text:s text:c="5"/>0 <text:s text:c="5"/>5 <text:s text:c="5"/>0 <text:s text:c="5"/>0 <text:s text:c="5"/>0 <text:s text:c="2"/>20613979 <text:s text:c="4"/>66 <text:s text:c="4"/>6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0613979 <text:s text:c="4"/>66 <text:s text:c="4"/>6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0613979 <text:s text:c="2"/>4356 <text:s text:c="4"/>6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0613979 <text:s text:c="2"/>4356 <text:s text:c="4"/>6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0613979 <text:s text:c="2"/>287496 <text:s text:c="4"/>6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0901475 <text:s text:c="2"/>287496 <text:s text:c="4"/>6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0901475 <text:s text:c="2"/>287496 <text:s text:c="4"/>6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0901475 <text:s text:c="2"/>287496 <text:s text:c="4"/>6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0901475 <text:s text:c="2"/>287496 <text:s text:c="4"/>6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0901475 <text:s text:c="2"/>287496 <text:s text:c="4"/>6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0901475 <text:s text:c="2"/>287496 <text:s text:c="4"/>6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0901475 <text:s text:c="4"/>65 <text:s text:c="4"/>6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0901475 <text:s text:c="4"/>65 <text:s text:c="4"/>6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0901475 <text:s text:c="2"/>4225 <text:s text:c="4"/>6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0901475 <text:s text:c="2"/>4225 <text:s text:c="4"/>6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0901475 <text:s text:c="2"/>274625 <text:s text:c="4"/>6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1176100 <text:s text:c="2"/>274625 <text:s text:c="4"/>6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1176100 <text:s text:c="2"/>274625 <text:s text:c="4"/>6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1176100 <text:s text:c="2"/>274625 <text:s text:c="4"/>6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1176100 <text:s text:c="2"/>274625 <text:s text:c="4"/>6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1176100 <text:s text:c="2"/>274625 <text:s text:c="4"/>6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1176100 <text:s text:c="2"/>274625 <text:s text:c="4"/>6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1176100 <text:s text:c="4"/>64 <text:s text:c="4"/>6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1176100 <text:s text:c="4"/>64 <text:s text:c="4"/>6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1176100 <text:s text:c="2"/>4096 <text:s text:c="4"/>6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1176100 <text:s text:c="2"/>4096 <text:s text:c="4"/>6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1176100 <text:s text:c="2"/>262144 <text:s text:c="4"/>6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1438244 <text:s text:c="2"/>262144 <text:s text:c="4"/>64 <text:s text:c="5"/>1 <text:s text:c="2"/></text:p>
      <text:p text:style-name="P8"><text:soft-page-break/>intt <text:s text:c="2"/>0 <text:s/>2 <text:s text:c="17"/>13 <text:s text:c="5"/>0 <text:s text:c="5"/>6 <text:s text:c="5"/>0 <text:s text:c="5"/>0 <text:s text:c="5"/>0 <text:s text:c="2"/>21438244 <text:s text:c="2"/>262144 <text:s text:c="4"/>6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1438244 <text:s text:c="2"/>262144 <text:s text:c="4"/>6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1438244 <text:s text:c="2"/>262144 <text:s text:c="4"/>6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1438244 <text:s text:c="2"/>262144 <text:s text:c="4"/>6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1438244 <text:s text:c="2"/>262144 <text:s text:c="4"/>6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1438244 <text:s text:c="4"/>63 <text:s text:c="4"/>6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1438244 <text:s text:c="4"/>63 <text:s text:c="4"/>6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1438244 <text:s text:c="2"/>3969 <text:s text:c="4"/>6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1438244 <text:s text:c="2"/>3969 <text:s text:c="4"/>6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1438244 <text:s text:c="2"/>250047 <text:s text:c="4"/>6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1688291 <text:s text:c="2"/>250047 <text:s text:c="4"/>6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1688291 <text:s text:c="2"/>250047 <text:s text:c="4"/>6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1688291 <text:s text:c="2"/>250047 <text:s text:c="4"/>6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1688291 <text:s text:c="2"/>250047 <text:s text:c="4"/>6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1688291 <text:s text:c="2"/>250047 <text:s text:c="4"/>6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1688291 <text:s text:c="2"/>250047 <text:s text:c="4"/>6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1688291 <text:s text:c="4"/>62 <text:s text:c="4"/>6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1688291 <text:s text:c="4"/>62 <text:s text:c="4"/>6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1688291 <text:s text:c="2"/>3844 <text:s text:c="4"/>6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1688291 <text:s text:c="2"/>3844 <text:s text:c="4"/>6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1688291 <text:s text:c="2"/>238328 <text:s text:c="4"/>6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1926619 <text:s text:c="2"/>238328 <text:s text:c="4"/>6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1926619 <text:s text:c="2"/>238328 <text:s text:c="4"/>6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1926619 <text:s text:c="2"/>238328 <text:s text:c="4"/>6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1926619 <text:s text:c="2"/>238328 <text:s text:c="4"/>6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1926619 <text:s text:c="2"/>238328 <text:s text:c="4"/>6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1926619 <text:s text:c="2"/>238328 <text:s text:c="4"/>6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1926619 <text:s text:c="4"/>61 <text:s text:c="4"/>61 <text:s text:c="5"/>1 <text:s text:c="2"/></text:p>
      <text:p text:style-name="P8"><text:soft-page-break/>intt <text:s text:c="2"/>0 <text:s/>1 <text:s text:c="18"/>8 <text:s text:c="5"/>0 <text:s text:c="5"/>6 <text:s text:c="5"/>0 <text:s text:c="5"/>0 <text:s text:c="5"/>0 <text:s text:c="2"/>21926619 <text:s text:c="4"/>61 <text:s text:c="4"/>6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1926619 <text:s text:c="2"/>3721 <text:s text:c="4"/>6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1926619 <text:s text:c="2"/>3721 <text:s text:c="4"/>6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1926619 <text:s text:c="2"/>226981 <text:s text:c="4"/>6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153600 <text:s text:c="2"/>226981 <text:s text:c="4"/>6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153600 <text:s text:c="2"/>226981 <text:s text:c="4"/>6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2153600 <text:s text:c="2"/>226981 <text:s text:c="4"/>6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153600 <text:s text:c="2"/>226981 <text:s text:c="4"/>6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153600 <text:s text:c="2"/>226981 <text:s text:c="4"/>6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153600 <text:s text:c="2"/>226981 <text:s text:c="4"/>6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153600 <text:s text:c="4"/>60 <text:s text:c="4"/>6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153600 <text:s text:c="4"/>60 <text:s text:c="4"/>6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2153600 <text:s text:c="2"/>3600 <text:s text:c="4"/>6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2153600 <text:s text:c="2"/>3600 <text:s text:c="4"/>6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153600 <text:s text:c="2"/>216000 <text:s text:c="4"/>6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369600 <text:s text:c="2"/>216000 <text:s text:c="4"/>6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369600 <text:s text:c="2"/>216000 <text:s text:c="4"/>6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2369600 <text:s text:c="2"/>216000 <text:s text:c="4"/>6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369600 <text:s text:c="2"/>216000 <text:s text:c="4"/>6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369600 <text:s text:c="2"/>216000 <text:s text:c="4"/>6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369600 <text:s text:c="2"/>216000 <text:s text:c="4"/>5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369600 <text:s text:c="4"/>59 <text:s text:c="4"/>5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369600 <text:s text:c="4"/>59 <text:s text:c="4"/>5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2369600 <text:s text:c="2"/>3481 <text:s text:c="4"/>5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2369600 <text:s text:c="2"/>3481 <text:s text:c="4"/>5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369600 <text:s text:c="2"/>205379 <text:s text:c="4"/>5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574979 <text:s text:c="2"/>205379 <text:s text:c="4"/>5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574979 <text:s text:c="2"/>205379 <text:s text:c="4"/>59 <text:s text:c="5"/>1 <text:s text:c="2"/></text:p>
      <text:p text:style-name="P8"><text:soft-page-break/><text:s/>jpc <text:s text:c="2"/>0 16 <text:s text:c="17"/>14 <text:s text:c="5"/>0 <text:s text:c="5"/>5 <text:s text:c="5"/>0 <text:s text:c="5"/>0 <text:s text:c="5"/>0 <text:s text:c="2"/>22574979 <text:s text:c="2"/>205379 <text:s text:c="4"/>5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574979 <text:s text:c="2"/>205379 <text:s text:c="4"/>5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574979 <text:s text:c="2"/>205379 <text:s text:c="4"/>5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574979 <text:s text:c="2"/>205379 <text:s text:c="4"/>5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574979 <text:s text:c="4"/>58 <text:s text:c="4"/>5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574979 <text:s text:c="4"/>58 <text:s text:c="4"/>5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2574979 <text:s text:c="2"/>3364 <text:s text:c="4"/>5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2574979 <text:s text:c="2"/>3364 <text:s text:c="4"/>5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574979 <text:s text:c="2"/>195112 <text:s text:c="4"/>5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770091 <text:s text:c="2"/>195112 <text:s text:c="4"/>5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770091 <text:s text:c="2"/>195112 <text:s text:c="4"/>5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2770091 <text:s text:c="2"/>195112 <text:s text:c="4"/>5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770091 <text:s text:c="2"/>195112 <text:s text:c="4"/>5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770091 <text:s text:c="2"/>195112 <text:s text:c="4"/>5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770091 <text:s text:c="2"/>195112 <text:s text:c="4"/>5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770091 <text:s text:c="4"/>57 <text:s text:c="4"/>5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770091 <text:s text:c="4"/>57 <text:s text:c="4"/>5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2770091 <text:s text:c="2"/>3249 <text:s text:c="4"/>5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2770091 <text:s text:c="2"/>3249 <text:s text:c="4"/>5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770091 <text:s text:c="2"/>185193 <text:s text:c="4"/>5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955284 <text:s text:c="2"/>185193 <text:s text:c="4"/>5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955284 <text:s text:c="2"/>185193 <text:s text:c="4"/>5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2955284 <text:s text:c="2"/>185193 <text:s text:c="4"/>5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955284 <text:s text:c="2"/>185193 <text:s text:c="4"/>5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955284 <text:s text:c="2"/>185193 <text:s text:c="4"/>5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955284 <text:s text:c="2"/>185193 <text:s text:c="4"/>5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955284 <text:s text:c="4"/>56 <text:s text:c="4"/>5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955284 <text:s text:c="4"/>56 <text:s text:c="4"/>56 <text:s text:c="5"/>1 <text:s text:c="2"/></text:p>
      <text:p text:style-name="P8"><text:soft-page-break/><text:s/>opr <text:s text:c="2"/>0 <text:s/>4 <text:s text:c="18"/>9 <text:s text:c="5"/>0 <text:s text:c="5"/>5 <text:s text:c="5"/>0 <text:s text:c="5"/>0 <text:s text:c="5"/>0 <text:s text:c="2"/>22955284 <text:s text:c="2"/>3136 <text:s text:c="4"/>5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2955284 <text:s text:c="2"/>3136 <text:s text:c="4"/>5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955284 <text:s text:c="2"/>175616 <text:s text:c="4"/>5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130900 <text:s text:c="2"/>175616 <text:s text:c="4"/>5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130900 <text:s text:c="2"/>175616 <text:s text:c="4"/>5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130900 <text:s text:c="2"/>175616 <text:s text:c="4"/>5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130900 <text:s text:c="2"/>175616 <text:s text:c="4"/>5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130900 <text:s text:c="2"/>175616 <text:s text:c="4"/>5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130900 <text:s text:c="2"/>175616 <text:s text:c="4"/>5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130900 <text:s text:c="4"/>55 <text:s text:c="4"/>5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130900 <text:s text:c="4"/>55 <text:s text:c="4"/>5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130900 <text:s text:c="2"/>3025 <text:s text:c="4"/>5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130900 <text:s text:c="2"/>3025 <text:s text:c="4"/>5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130900 <text:s text:c="2"/>166375 <text:s text:c="4"/>5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297275 <text:s text:c="2"/>166375 <text:s text:c="4"/>5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297275 <text:s text:c="2"/>166375 <text:s text:c="4"/>5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297275 <text:s text:c="2"/>166375 <text:s text:c="4"/>5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297275 <text:s text:c="2"/>166375 <text:s text:c="4"/>5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297275 <text:s text:c="2"/>166375 <text:s text:c="4"/>5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297275 <text:s text:c="2"/>166375 <text:s text:c="4"/>5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297275 <text:s text:c="4"/>54 <text:s text:c="4"/>5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297275 <text:s text:c="4"/>54 <text:s text:c="4"/>5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297275 <text:s text:c="2"/>2916 <text:s text:c="4"/>5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297275 <text:s text:c="2"/>2916 <text:s text:c="4"/>5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297275 <text:s text:c="2"/>157464 <text:s text:c="4"/>5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454739 <text:s text:c="2"/>157464 <text:s text:c="4"/>5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454739 <text:s text:c="2"/>157464 <text:s text:c="4"/>5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454739 <text:s text:c="2"/>157464 <text:s text:c="4"/>54 <text:s text:c="5"/>1 <text:s text:c="2"/></text:p>
      <text:p text:style-name="P8"><text:soft-page-break/>intt <text:s text:c="2"/>0 <text:s/>2 <text:s text:c="17"/>15 <text:s text:c="5"/>0 <text:s text:c="5"/>7 <text:s text:c="5"/>0 <text:s text:c="5"/>0 <text:s text:c="5"/>0 <text:s text:c="2"/>23454739 <text:s text:c="2"/>157464 <text:s text:c="4"/>5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454739 <text:s text:c="2"/>157464 <text:s text:c="4"/>5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454739 <text:s text:c="2"/>157464 <text:s text:c="4"/>5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454739 <text:s text:c="4"/>53 <text:s text:c="4"/>5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454739 <text:s text:c="4"/>53 <text:s text:c="4"/>5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454739 <text:s text:c="2"/>2809 <text:s text:c="4"/>5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454739 <text:s text:c="2"/>2809 <text:s text:c="4"/>5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454739 <text:s text:c="2"/>148877 <text:s text:c="4"/>5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603616 <text:s text:c="2"/>148877 <text:s text:c="4"/>5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603616 <text:s text:c="2"/>148877 <text:s text:c="4"/>5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603616 <text:s text:c="2"/>148877 <text:s text:c="4"/>5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603616 <text:s text:c="2"/>148877 <text:s text:c="4"/>5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603616 <text:s text:c="2"/>148877 <text:s text:c="4"/>5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603616 <text:s text:c="2"/>148877 <text:s text:c="4"/>5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603616 <text:s text:c="4"/>52 <text:s text:c="4"/>5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603616 <text:s text:c="4"/>52 <text:s text:c="4"/>5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603616 <text:s text:c="2"/>2704 <text:s text:c="4"/>5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603616 <text:s text:c="2"/>2704 <text:s text:c="4"/>5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603616 <text:s text:c="2"/>140608 <text:s text:c="4"/>5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744224 <text:s text:c="2"/>140608 <text:s text:c="4"/>5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744224 <text:s text:c="2"/>140608 <text:s text:c="4"/>5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744224 <text:s text:c="2"/>140608 <text:s text:c="4"/>5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744224 <text:s text:c="2"/>140608 <text:s text:c="4"/>5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744224 <text:s text:c="2"/>140608 <text:s text:c="4"/>5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744224 <text:s text:c="2"/>140608 <text:s text:c="4"/>5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744224 <text:s text:c="4"/>51 <text:s text:c="4"/>5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744224 <text:s text:c="4"/>51 <text:s text:c="4"/>5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744224 <text:s text:c="2"/>2601 <text:s text:c="4"/>51 <text:s text:c="5"/>1 <text:s text:c="2"/></text:p>
      <text:p text:style-name="P8"><text:soft-page-break/>intt <text:s text:c="2"/>0 <text:s/>1 <text:s text:c="17"/>10 <text:s text:c="5"/>0 <text:s text:c="5"/>6 <text:s text:c="5"/>0 <text:s text:c="5"/>0 <text:s text:c="5"/>0 <text:s text:c="2"/>23744224 <text:s text:c="2"/>2601 <text:s text:c="4"/>5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744224 <text:s text:c="2"/>132651 <text:s text:c="4"/>5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876875 <text:s text:c="2"/>132651 <text:s text:c="4"/>5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876875 <text:s text:c="2"/>132651 <text:s text:c="4"/>5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876875 <text:s text:c="2"/>132651 <text:s text:c="4"/>5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876875 <text:s text:c="2"/>132651 <text:s text:c="4"/>5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876875 <text:s text:c="2"/>132651 <text:s text:c="4"/>5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876875 <text:s text:c="2"/>132651 <text:s text:c="4"/>5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876875 <text:s text:c="4"/>50 <text:s text:c="4"/>5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876875 <text:s text:c="4"/>50 <text:s text:c="4"/>5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876875 <text:s text:c="2"/>2500 <text:s text:c="4"/>5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876875 <text:s text:c="2"/>2500 <text:s text:c="4"/>5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876875 <text:s text:c="2"/>125000 <text:s text:c="4"/>5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001875 <text:s text:c="2"/>125000 <text:s text:c="4"/>5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001875 <text:s text:c="2"/>125000 <text:s text:c="4"/>5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001875 <text:s text:c="2"/>125000 <text:s text:c="4"/>5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001875 <text:s text:c="2"/>125000 <text:s text:c="4"/>5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001875 <text:s text:c="2"/>125000 <text:s text:c="4"/>5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001875 <text:s text:c="2"/>125000 <text:s text:c="4"/>4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001875 <text:s text:c="4"/>49 <text:s text:c="4"/>4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001875 <text:s text:c="4"/>49 <text:s text:c="4"/>4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001875 <text:s text:c="2"/>2401 <text:s text:c="4"/>4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001875 <text:s text:c="2"/>2401 <text:s text:c="4"/>4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001875 <text:s text:c="2"/>117649 <text:s text:c="4"/>4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119524 <text:s text:c="2"/>117649 <text:s text:c="4"/>4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119524 <text:s text:c="2"/>117649 <text:s text:c="4"/>4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119524 <text:s text:c="2"/>117649 <text:s text:c="4"/>4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119524 <text:s text:c="2"/>117649 <text:s text:c="4"/>49 <text:s text:c="5"/>1 <text:s text:c="2"/></text:p>
      <text:p text:style-name="P8"><text:soft-page-break/><text:s/>jmp <text:s text:c="2"/>0 <text:s/>5 <text:s text:c="18"/>5 <text:s text:c="5"/>0 <text:s text:c="5"/>7 <text:s text:c="5"/>0 <text:s text:c="5"/>0 <text:s text:c="5"/>0 <text:s text:c="2"/>24119524 <text:s text:c="2"/>117649 <text:s text:c="4"/>4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119524 <text:s text:c="2"/>117649 <text:s text:c="4"/>4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119524 <text:s text:c="4"/>48 <text:s text:c="4"/>4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119524 <text:s text:c="4"/>48 <text:s text:c="4"/>4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119524 <text:s text:c="2"/>2304 <text:s text:c="4"/>4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119524 <text:s text:c="2"/>2304 <text:s text:c="4"/>4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119524 <text:s text:c="2"/>110592 <text:s text:c="4"/>4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230116 <text:s text:c="2"/>110592 <text:s text:c="4"/>4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230116 <text:s text:c="2"/>110592 <text:s text:c="4"/>4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230116 <text:s text:c="2"/>110592 <text:s text:c="4"/>4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230116 <text:s text:c="2"/>110592 <text:s text:c="4"/>4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230116 <text:s text:c="2"/>110592 <text:s text:c="4"/>4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230116 <text:s text:c="2"/>110592 <text:s text:c="4"/>4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230116 <text:s text:c="4"/>47 <text:s text:c="4"/>4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230116 <text:s text:c="4"/>47 <text:s text:c="4"/>4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230116 <text:s text:c="2"/>2209 <text:s text:c="4"/>4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230116 <text:s text:c="2"/>2209 <text:s text:c="4"/>4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230116 <text:s text:c="2"/>103823 <text:s text:c="4"/>4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333939 <text:s text:c="2"/>103823 <text:s text:c="4"/>4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333939 <text:s text:c="2"/>103823 <text:s text:c="4"/>4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333939 <text:s text:c="2"/>103823 <text:s text:c="4"/>4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333939 <text:s text:c="2"/>103823 <text:s text:c="4"/>4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333939 <text:s text:c="2"/>103823 <text:s text:c="4"/>4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333939 <text:s text:c="2"/>103823 <text:s text:c="4"/>4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333939 <text:s text:c="4"/>46 <text:s text:c="4"/>4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333939 <text:s text:c="4"/>46 <text:s text:c="4"/>4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333939 <text:s text:c="2"/>2116 <text:s text:c="4"/>4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333939 <text:s text:c="2"/>2116 <text:s text:c="4"/>46 <text:s text:c="5"/>1 <text:s text:c="2"/></text:p>
      <text:p text:style-name="P8"><text:soft-page-break/><text:s/>opr <text:s text:c="2"/>0 <text:s/>4 <text:s text:c="17"/>11 <text:s text:c="5"/>0 <text:s text:c="5"/>5 <text:s text:c="5"/>0 <text:s text:c="5"/>0 <text:s text:c="5"/>0 <text:s text:c="2"/>24333939 <text:s text:c="2"/>97336 <text:s text:c="4"/>4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431275 <text:s text:c="2"/>97336 <text:s text:c="4"/>4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431275 <text:s text:c="2"/>97336 <text:s text:c="4"/>4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431275 <text:s text:c="2"/>97336 <text:s text:c="4"/>4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431275 <text:s text:c="2"/>97336 <text:s text:c="4"/>4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431275 <text:s text:c="2"/>97336 <text:s text:c="4"/>4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431275 <text:s text:c="2"/>97336 <text:s text:c="4"/>4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431275 <text:s text:c="4"/>45 <text:s text:c="4"/>4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431275 <text:s text:c="4"/>45 <text:s text:c="4"/>4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431275 <text:s text:c="2"/>2025 <text:s text:c="4"/>4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431275 <text:s text:c="2"/>2025 <text:s text:c="4"/>4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431275 <text:s text:c="2"/>91125 <text:s text:c="4"/>4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522400 <text:s text:c="2"/>91125 <text:s text:c="4"/>4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522400 <text:s text:c="2"/>91125 <text:s text:c="4"/>4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522400 <text:s text:c="2"/>91125 <text:s text:c="4"/>4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522400 <text:s text:c="2"/>91125 <text:s text:c="4"/>4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522400 <text:s text:c="2"/>91125 <text:s text:c="4"/>4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522400 <text:s text:c="2"/>91125 <text:s text:c="4"/>4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522400 <text:s text:c="4"/>44 <text:s text:c="4"/>4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522400 <text:s text:c="4"/>44 <text:s text:c="4"/>4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522400 <text:s text:c="2"/>1936 <text:s text:c="4"/>4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522400 <text:s text:c="2"/>1936 <text:s text:c="4"/>4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522400 <text:s text:c="2"/>85184 <text:s text:c="4"/>4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607584 <text:s text:c="2"/>85184 <text:s text:c="4"/>4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607584 <text:s text:c="2"/>85184 <text:s text:c="4"/>4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607584 <text:s text:c="2"/>85184 <text:s text:c="4"/>4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607584 <text:s text:c="2"/>85184 <text:s text:c="4"/>4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607584 <text:s text:c="2"/>85184 <text:s text:c="4"/>44 <text:s text:c="5"/>1 <text:s text:c="2"/></text:p>
      <text:p text:style-name="P8"><text:soft-page-break/><text:s/>opr <text:s text:c="2"/>0 <text:s/>3 <text:s text:c="18"/>6 <text:s text:c="5"/>0 <text:s text:c="5"/>6 <text:s text:c="5"/>0 <text:s text:c="5"/>0 <text:s text:c="5"/>0 <text:s text:c="2"/>24607584 <text:s text:c="2"/>85184 <text:s text:c="4"/>4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607584 <text:s text:c="4"/>43 <text:s text:c="4"/>4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607584 <text:s text:c="4"/>43 <text:s text:c="4"/>4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607584 <text:s text:c="2"/>1849 <text:s text:c="4"/>4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607584 <text:s text:c="2"/>1849 <text:s text:c="4"/>4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607584 <text:s text:c="2"/>79507 <text:s text:c="4"/>4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687091 <text:s text:c="2"/>79507 <text:s text:c="4"/>4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687091 <text:s text:c="2"/>79507 <text:s text:c="4"/>4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687091 <text:s text:c="2"/>79507 <text:s text:c="4"/>4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687091 <text:s text:c="2"/>79507 <text:s text:c="4"/>4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687091 <text:s text:c="2"/>79507 <text:s text:c="4"/>4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687091 <text:s text:c="2"/>79507 <text:s text:c="4"/>4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687091 <text:s text:c="4"/>42 <text:s text:c="4"/>4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687091 <text:s text:c="4"/>42 <text:s text:c="4"/>4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687091 <text:s text:c="2"/>1764 <text:s text:c="4"/>4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687091 <text:s text:c="2"/>1764 <text:s text:c="4"/>4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687091 <text:s text:c="2"/>74088 <text:s text:c="4"/>4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761179 <text:s text:c="2"/>74088 <text:s text:c="4"/>4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761179 <text:s text:c="2"/>74088 <text:s text:c="4"/>4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761179 <text:s text:c="2"/>74088 <text:s text:c="4"/>4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761179 <text:s text:c="2"/>74088 <text:s text:c="4"/>4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761179 <text:s text:c="2"/>74088 <text:s text:c="4"/>4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761179 <text:s text:c="2"/>74088 <text:s text:c="4"/>4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761179 <text:s text:c="4"/>41 <text:s text:c="4"/>4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761179 <text:s text:c="4"/>41 <text:s text:c="4"/>4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761179 <text:s text:c="2"/>1681 <text:s text:c="4"/>4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761179 <text:s text:c="2"/>1681 <text:s text:c="4"/>4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761179 <text:s text:c="2"/>68921 <text:s text:c="4"/>41 <text:s text:c="5"/>1 <text:s text:c="2"/></text:p>
      <text:p text:style-name="P8"><text:soft-page-break/><text:s/>opr <text:s text:c="2"/>0 <text:s/>2 <text:s text:c="17"/>12 <text:s text:c="5"/>0 <text:s text:c="5"/>4 <text:s text:c="5"/>0 <text:s text:c="5"/>0 <text:s text:c="5"/>0 <text:s text:c="2"/>24830100 <text:s text:c="2"/>68921 <text:s text:c="4"/>4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830100 <text:s text:c="2"/>68921 <text:s text:c="4"/>4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830100 <text:s text:c="2"/>68921 <text:s text:c="4"/>4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830100 <text:s text:c="2"/>68921 <text:s text:c="4"/>4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830100 <text:s text:c="2"/>68921 <text:s text:c="4"/>4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830100 <text:s text:c="2"/>68921 <text:s text:c="4"/>4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830100 <text:s text:c="4"/>40 <text:s text:c="4"/>4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830100 <text:s text:c="4"/>40 <text:s text:c="4"/>4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830100 <text:s text:c="2"/>1600 <text:s text:c="4"/>4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830100 <text:s text:c="2"/>1600 <text:s text:c="4"/>4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830100 <text:s text:c="2"/>64000 <text:s text:c="4"/>4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894100 <text:s text:c="2"/>64000 <text:s text:c="4"/>4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894100 <text:s text:c="2"/>64000 <text:s text:c="4"/>4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894100 <text:s text:c="2"/>64000 <text:s text:c="4"/>4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894100 <text:s text:c="2"/>64000 <text:s text:c="4"/>4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894100 <text:s text:c="2"/>64000 <text:s text:c="4"/>4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894100 <text:s text:c="2"/>64000 <text:s text:c="4"/>3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894100 <text:s text:c="4"/>39 <text:s text:c="4"/>3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894100 <text:s text:c="4"/>39 <text:s text:c="4"/>3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894100 <text:s text:c="2"/>1521 <text:s text:c="4"/>3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894100 <text:s text:c="2"/>1521 <text:s text:c="4"/>3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894100 <text:s text:c="2"/>59319 <text:s text:c="4"/>3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953419 <text:s text:c="2"/>59319 <text:s text:c="4"/>3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953419 <text:s text:c="2"/>59319 <text:s text:c="4"/>3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953419 <text:s text:c="2"/>59319 <text:s text:c="4"/>3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953419 <text:s text:c="2"/>59319 <text:s text:c="4"/>3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953419 <text:s text:c="2"/>59319 <text:s text:c="4"/>3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953419 <text:s text:c="2"/>59319 <text:s text:c="4"/>38 <text:s text:c="5"/>1 <text:s text:c="2"/></text:p>
      <text:p text:style-name="P8"><text:soft-page-break/><text:s/>sto <text:s text:c="2"/>0 <text:s/>5 <text:s text:c="18"/>7 <text:s text:c="5"/>0 <text:s text:c="5"/>5 <text:s text:c="5"/>0 <text:s text:c="5"/>0 <text:s text:c="5"/>0 <text:s text:c="2"/>24953419 <text:s text:c="4"/>38 <text:s text:c="4"/>3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953419 <text:s text:c="4"/>38 <text:s text:c="4"/>3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953419 <text:s text:c="2"/>1444 <text:s text:c="4"/>3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953419 <text:s text:c="2"/>1444 <text:s text:c="4"/>3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953419 <text:s text:c="2"/>54872 <text:s text:c="4"/>3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008291 <text:s text:c="2"/>54872 <text:s text:c="4"/>3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008291 <text:s text:c="2"/>54872 <text:s text:c="4"/>3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008291 <text:s text:c="2"/>54872 <text:s text:c="4"/>3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008291 <text:s text:c="2"/>54872 <text:s text:c="4"/>3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008291 <text:s text:c="2"/>54872 <text:s text:c="4"/>3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008291 <text:s text:c="2"/>54872 <text:s text:c="4"/>3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008291 <text:s text:c="4"/>37 <text:s text:c="4"/>3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008291 <text:s text:c="4"/>37 <text:s text:c="4"/>3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008291 <text:s text:c="2"/>1369 <text:s text:c="4"/>3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008291 <text:s text:c="2"/>1369 <text:s text:c="4"/>3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008291 <text:s text:c="2"/>50653 <text:s text:c="4"/>3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058944 <text:s text:c="2"/>50653 <text:s text:c="4"/>3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058944 <text:s text:c="2"/>50653 <text:s text:c="4"/>3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058944 <text:s text:c="2"/>50653 <text:s text:c="4"/>3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058944 <text:s text:c="2"/>50653 <text:s text:c="4"/>3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058944 <text:s text:c="2"/>50653 <text:s text:c="4"/>3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058944 <text:s text:c="2"/>50653 <text:s text:c="4"/>3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058944 <text:s text:c="4"/>36 <text:s text:c="4"/>3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058944 <text:s text:c="4"/>36 <text:s text:c="4"/>3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058944 <text:s text:c="2"/>1296 <text:s text:c="4"/>3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058944 <text:s text:c="2"/>1296 <text:s text:c="4"/>3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058944 <text:s text:c="2"/>46656 <text:s text:c="4"/>3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105600 <text:s text:c="2"/>46656 <text:s text:c="4"/>36 <text:s text:c="5"/>1 <text:s text:c="2"/></text:p>
      <text:p text:style-name="P8"><text:soft-page-break/>intt <text:s text:c="2"/>0 <text:s/>2 <text:s text:c="17"/>13 <text:s text:c="5"/>0 <text:s text:c="5"/>6 <text:s text:c="5"/>0 <text:s text:c="5"/>0 <text:s text:c="5"/>0 <text:s text:c="2"/>25105600 <text:s text:c="2"/>46656 <text:s text:c="4"/>3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105600 <text:s text:c="2"/>46656 <text:s text:c="4"/>3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105600 <text:s text:c="2"/>46656 <text:s text:c="4"/>3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105600 <text:s text:c="2"/>46656 <text:s text:c="4"/>3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105600 <text:s text:c="2"/>46656 <text:s text:c="4"/>3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105600 <text:s text:c="4"/>35 <text:s text:c="4"/>3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105600 <text:s text:c="4"/>35 <text:s text:c="4"/>3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105600 <text:s text:c="2"/>1225 <text:s text:c="4"/>3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105600 <text:s text:c="2"/>1225 <text:s text:c="4"/>3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105600 <text:s text:c="2"/>42875 <text:s text:c="4"/>3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148475 <text:s text:c="2"/>42875 <text:s text:c="4"/>3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148475 <text:s text:c="2"/>42875 <text:s text:c="4"/>3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148475 <text:s text:c="2"/>42875 <text:s text:c="4"/>3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148475 <text:s text:c="2"/>42875 <text:s text:c="4"/>3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148475 <text:s text:c="2"/>42875 <text:s text:c="4"/>3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148475 <text:s text:c="2"/>42875 <text:s text:c="4"/>3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148475 <text:s text:c="4"/>34 <text:s text:c="4"/>3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148475 <text:s text:c="4"/>34 <text:s text:c="4"/>3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148475 <text:s text:c="2"/>1156 <text:s text:c="4"/>3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148475 <text:s text:c="2"/>1156 <text:s text:c="4"/>3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148475 <text:s text:c="2"/>39304 <text:s text:c="4"/>3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187779 <text:s text:c="2"/>39304 <text:s text:c="4"/>3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187779 <text:s text:c="2"/>39304 <text:s text:c="4"/>3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187779 <text:s text:c="2"/>39304 <text:s text:c="4"/>3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187779 <text:s text:c="2"/>39304 <text:s text:c="4"/>3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187779 <text:s text:c="2"/>39304 <text:s text:c="4"/>3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187779 <text:s text:c="2"/>39304 <text:s text:c="4"/>3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187779 <text:s text:c="4"/>33 <text:s text:c="4"/>33 <text:s text:c="5"/>1 <text:s text:c="2"/></text:p>
      <text:p text:style-name="P8"><text:soft-page-break/>intt <text:s text:c="2"/>0 <text:s/>1 <text:s text:c="18"/>8 <text:s text:c="5"/>0 <text:s text:c="5"/>6 <text:s text:c="5"/>0 <text:s text:c="5"/>0 <text:s text:c="5"/>0 <text:s text:c="2"/>25187779 <text:s text:c="4"/>33 <text:s text:c="4"/>3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187779 <text:s text:c="2"/>1089 <text:s text:c="4"/>3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187779 <text:s text:c="2"/>1089 <text:s text:c="4"/>3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187779 <text:s text:c="2"/>35937 <text:s text:c="4"/>3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223716 <text:s text:c="2"/>35937 <text:s text:c="4"/>3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223716 <text:s text:c="2"/>35937 <text:s text:c="4"/>3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223716 <text:s text:c="2"/>35937 <text:s text:c="4"/>3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223716 <text:s text:c="2"/>35937 <text:s text:c="4"/>3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223716 <text:s text:c="2"/>35937 <text:s text:c="4"/>3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223716 <text:s text:c="2"/>35937 <text:s text:c="4"/>3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223716 <text:s text:c="4"/>32 <text:s text:c="4"/>3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223716 <text:s text:c="4"/>32 <text:s text:c="4"/>3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223716 <text:s text:c="2"/>1024 <text:s text:c="4"/>3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223716 <text:s text:c="2"/>1024 <text:s text:c="4"/>3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223716 <text:s text:c="2"/>32768 <text:s text:c="4"/>3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256484 <text:s text:c="2"/>32768 <text:s text:c="4"/>3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256484 <text:s text:c="2"/>32768 <text:s text:c="4"/>3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256484 <text:s text:c="2"/>32768 <text:s text:c="4"/>3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256484 <text:s text:c="2"/>32768 <text:s text:c="4"/>3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256484 <text:s text:c="2"/>32768 <text:s text:c="4"/>3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256484 <text:s text:c="2"/>32768 <text:s text:c="4"/>3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256484 <text:s text:c="4"/>31 <text:s text:c="4"/>3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256484 <text:s text:c="4"/>31 <text:s text:c="4"/>3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256484 <text:s text:c="3"/>961 <text:s text:c="4"/>3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256484 <text:s text:c="3"/>961 <text:s text:c="4"/>3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256484 <text:s text:c="2"/>29791 <text:s text:c="4"/>3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286275 <text:s text:c="2"/>29791 <text:s text:c="4"/>3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286275 <text:s text:c="2"/>29791 <text:s text:c="4"/>31 <text:s text:c="5"/>1 <text:s text:c="2"/></text:p>
      <text:p text:style-name="P8"><text:soft-page-break/><text:s/>jpc <text:s text:c="2"/>0 16 <text:s text:c="17"/>14 <text:s text:c="5"/>0 <text:s text:c="5"/>5 <text:s text:c="5"/>0 <text:s text:c="5"/>0 <text:s text:c="5"/>0 <text:s text:c="2"/>25286275 <text:s text:c="2"/>29791 <text:s text:c="4"/>3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286275 <text:s text:c="2"/>29791 <text:s text:c="4"/>3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286275 <text:s text:c="2"/>29791 <text:s text:c="4"/>3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286275 <text:s text:c="2"/>29791 <text:s text:c="4"/>3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286275 <text:s text:c="4"/>30 <text:s text:c="4"/>3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286275 <text:s text:c="4"/>30 <text:s text:c="4"/>3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286275 <text:s text:c="3"/>900 <text:s text:c="4"/>3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286275 <text:s text:c="3"/>900 <text:s text:c="4"/>3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286275 <text:s text:c="2"/>27000 <text:s text:c="4"/>3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13275 <text:s text:c="2"/>27000 <text:s text:c="4"/>3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13275 <text:s text:c="2"/>27000 <text:s text:c="4"/>3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13275 <text:s text:c="2"/>27000 <text:s text:c="4"/>3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313275 <text:s text:c="2"/>27000 <text:s text:c="4"/>3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13275 <text:s text:c="2"/>27000 <text:s text:c="4"/>3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313275 <text:s text:c="2"/>27000 <text:s text:c="4"/>2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13275 <text:s text:c="4"/>29 <text:s text:c="4"/>2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13275 <text:s text:c="4"/>29 <text:s text:c="4"/>2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313275 <text:s text:c="3"/>841 <text:s text:c="4"/>2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313275 <text:s text:c="3"/>841 <text:s text:c="4"/>2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13275 <text:s text:c="2"/>24389 <text:s text:c="4"/>2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37664 <text:s text:c="2"/>24389 <text:s text:c="4"/>2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37664 <text:s text:c="2"/>24389 <text:s text:c="4"/>2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37664 <text:s text:c="2"/>24389 <text:s text:c="4"/>2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337664 <text:s text:c="2"/>24389 <text:s text:c="4"/>2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37664 <text:s text:c="2"/>24389 <text:s text:c="4"/>2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337664 <text:s text:c="2"/>24389 <text:s text:c="4"/>2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37664 <text:s text:c="4"/>28 <text:s text:c="4"/>2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37664 <text:s text:c="4"/>28 <text:s text:c="4"/>28 <text:s text:c="5"/>1 <text:s text:c="2"/></text:p>
      <text:p text:style-name="P8"><text:soft-page-break/><text:s/>opr <text:s text:c="2"/>0 <text:s/>4 <text:s text:c="18"/>9 <text:s text:c="5"/>0 <text:s text:c="5"/>5 <text:s text:c="5"/>0 <text:s text:c="5"/>0 <text:s text:c="5"/>0 <text:s text:c="2"/>25337664 <text:s text:c="3"/>784 <text:s text:c="4"/>2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337664 <text:s text:c="3"/>784 <text:s text:c="4"/>2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37664 <text:s text:c="2"/>21952 <text:s text:c="4"/>2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59616 <text:s text:c="2"/>21952 <text:s text:c="4"/>2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59616 <text:s text:c="2"/>21952 <text:s text:c="4"/>2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59616 <text:s text:c="2"/>21952 <text:s text:c="4"/>2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359616 <text:s text:c="2"/>21952 <text:s text:c="4"/>2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59616 <text:s text:c="2"/>21952 <text:s text:c="4"/>2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359616 <text:s text:c="2"/>21952 <text:s text:c="4"/>2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59616 <text:s text:c="4"/>27 <text:s text:c="4"/>2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59616 <text:s text:c="4"/>27 <text:s text:c="4"/>2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359616 <text:s text:c="3"/>729 <text:s text:c="4"/>2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359616 <text:s text:c="3"/>729 <text:s text:c="4"/>2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59616 <text:s text:c="2"/>19683 <text:s text:c="4"/>2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79299 <text:s text:c="2"/>19683 <text:s text:c="4"/>2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79299 <text:s text:c="2"/>19683 <text:s text:c="4"/>2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79299 <text:s text:c="2"/>19683 <text:s text:c="4"/>2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379299 <text:s text:c="2"/>19683 <text:s text:c="4"/>2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79299 <text:s text:c="2"/>19683 <text:s text:c="4"/>2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379299 <text:s text:c="2"/>19683 <text:s text:c="4"/>2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79299 <text:s text:c="4"/>26 <text:s text:c="4"/>2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79299 <text:s text:c="4"/>26 <text:s text:c="4"/>2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379299 <text:s text:c="3"/>676 <text:s text:c="4"/>2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379299 <text:s text:c="3"/>676 <text:s text:c="4"/>2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79299 <text:s text:c="2"/>17576 <text:s text:c="4"/>2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96875 <text:s text:c="2"/>17576 <text:s text:c="4"/>2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96875 <text:s text:c="2"/>17576 <text:s text:c="4"/>2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96875 <text:s text:c="2"/>17576 <text:s text:c="4"/>26 <text:s text:c="5"/>1 <text:s text:c="2"/></text:p>
      <text:p text:style-name="P8"><text:soft-page-break/>intt <text:s text:c="2"/>0 <text:s/>2 <text:s text:c="17"/>15 <text:s text:c="5"/>0 <text:s text:c="5"/>7 <text:s text:c="5"/>0 <text:s text:c="5"/>0 <text:s text:c="5"/>0 <text:s text:c="2"/>25396875 <text:s text:c="2"/>17576 <text:s text:c="4"/>2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96875 <text:s text:c="2"/>17576 <text:s text:c="4"/>2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396875 <text:s text:c="2"/>17576 <text:s text:c="4"/>2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96875 <text:s text:c="4"/>25 <text:s text:c="4"/>2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96875 <text:s text:c="4"/>25 <text:s text:c="4"/>2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396875 <text:s text:c="3"/>625 <text:s text:c="4"/>2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396875 <text:s text:c="3"/>625 <text:s text:c="4"/>2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96875 <text:s text:c="2"/>15625 <text:s text:c="4"/>2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12500 <text:s text:c="2"/>15625 <text:s text:c="4"/>2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12500 <text:s text:c="2"/>15625 <text:s text:c="4"/>2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12500 <text:s text:c="2"/>15625 <text:s text:c="4"/>2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12500 <text:s text:c="2"/>15625 <text:s text:c="4"/>2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12500 <text:s text:c="2"/>15625 <text:s text:c="4"/>2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12500 <text:s text:c="2"/>15625 <text:s text:c="4"/>2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12500 <text:s text:c="4"/>24 <text:s text:c="4"/>2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12500 <text:s text:c="4"/>24 <text:s text:c="4"/>2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12500 <text:s text:c="3"/>576 <text:s text:c="4"/>2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12500 <text:s text:c="3"/>576 <text:s text:c="4"/>2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12500 <text:s text:c="2"/>13824 <text:s text:c="4"/>2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26324 <text:s text:c="2"/>13824 <text:s text:c="4"/>2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26324 <text:s text:c="2"/>13824 <text:s text:c="4"/>2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26324 <text:s text:c="2"/>13824 <text:s text:c="4"/>2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26324 <text:s text:c="2"/>13824 <text:s text:c="4"/>2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26324 <text:s text:c="2"/>13824 <text:s text:c="4"/>2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26324 <text:s text:c="2"/>13824 <text:s text:c="4"/>2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26324 <text:s text:c="4"/>23 <text:s text:c="4"/>2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26324 <text:s text:c="4"/>23 <text:s text:c="4"/>2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26324 <text:s text:c="3"/>529 <text:s text:c="4"/>23 <text:s text:c="5"/>1 <text:s text:c="2"/></text:p>
      <text:p text:style-name="P8"><text:soft-page-break/>intt <text:s text:c="2"/>0 <text:s/>1 <text:s text:c="17"/>10 <text:s text:c="5"/>0 <text:s text:c="5"/>6 <text:s text:c="5"/>0 <text:s text:c="5"/>0 <text:s text:c="5"/>0 <text:s text:c="2"/>25426324 <text:s text:c="3"/>529 <text:s text:c="4"/>2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26324 <text:s text:c="2"/>12167 <text:s text:c="4"/>2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38491 <text:s text:c="2"/>12167 <text:s text:c="4"/>2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38491 <text:s text:c="2"/>12167 <text:s text:c="4"/>2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38491 <text:s text:c="2"/>12167 <text:s text:c="4"/>2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38491 <text:s text:c="2"/>12167 <text:s text:c="4"/>2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38491 <text:s text:c="2"/>12167 <text:s text:c="4"/>2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38491 <text:s text:c="2"/>12167 <text:s text:c="4"/>2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38491 <text:s text:c="4"/>22 <text:s text:c="4"/>2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38491 <text:s text:c="4"/>22 <text:s text:c="4"/>2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38491 <text:s text:c="3"/>484 <text:s text:c="4"/>2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38491 <text:s text:c="3"/>484 <text:s text:c="4"/>2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38491 <text:s text:c="2"/>10648 <text:s text:c="4"/>2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49139 <text:s text:c="2"/>10648 <text:s text:c="4"/>2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49139 <text:s text:c="2"/>10648 <text:s text:c="4"/>2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49139 <text:s text:c="2"/>10648 <text:s text:c="4"/>2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49139 <text:s text:c="2"/>10648 <text:s text:c="4"/>2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49139 <text:s text:c="2"/>10648 <text:s text:c="4"/>2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49139 <text:s text:c="2"/>10648 <text:s text:c="4"/>2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49139 <text:s text:c="4"/>21 <text:s text:c="4"/>2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49139 <text:s text:c="4"/>21 <text:s text:c="4"/>2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49139 <text:s text:c="3"/>441 <text:s text:c="4"/>2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49139 <text:s text:c="3"/>441 <text:s text:c="4"/>2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49139 <text:s text:c="2"/>9261 <text:s text:c="4"/>2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58400 <text:s text:c="2"/>9261 <text:s text:c="4"/>2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58400 <text:s text:c="2"/>9261 <text:s text:c="4"/>2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58400 <text:s text:c="2"/>9261 <text:s text:c="4"/>2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58400 <text:s text:c="2"/>9261 <text:s text:c="4"/>21 <text:s text:c="5"/>1 <text:s text:c="2"/></text:p>
      <text:p text:style-name="P8"><text:soft-page-break/><text:s/>jmp <text:s text:c="2"/>0 <text:s/>5 <text:s text:c="18"/>5 <text:s text:c="5"/>0 <text:s text:c="5"/>7 <text:s text:c="5"/>0 <text:s text:c="5"/>0 <text:s text:c="5"/>0 <text:s text:c="2"/>25458400 <text:s text:c="2"/>9261 <text:s text:c="4"/>2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58400 <text:s text:c="2"/>9261 <text:s text:c="4"/>2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58400 <text:s text:c="4"/>20 <text:s text:c="4"/>2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58400 <text:s text:c="4"/>20 <text:s text:c="4"/>2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58400 <text:s text:c="3"/>400 <text:s text:c="4"/>2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58400 <text:s text:c="3"/>400 <text:s text:c="4"/>2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58400 <text:s text:c="2"/>8000 <text:s text:c="4"/>2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66400 <text:s text:c="2"/>8000 <text:s text:c="4"/>2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66400 <text:s text:c="2"/>8000 <text:s text:c="4"/>2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66400 <text:s text:c="2"/>8000 <text:s text:c="4"/>2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66400 <text:s text:c="2"/>8000 <text:s text:c="4"/>2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66400 <text:s text:c="2"/>8000 <text:s text:c="4"/>2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66400 <text:s text:c="2"/>8000 <text:s text:c="4"/>1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66400 <text:s text:c="4"/>19 <text:s text:c="4"/>1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66400 <text:s text:c="4"/>19 <text:s text:c="4"/>1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66400 <text:s text:c="3"/>361 <text:s text:c="4"/>1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66400 <text:s text:c="3"/>361 <text:s text:c="4"/>1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66400 <text:s text:c="2"/>6859 <text:s text:c="4"/>1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73259 <text:s text:c="2"/>6859 <text:s text:c="4"/>1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73259 <text:s text:c="2"/>6859 <text:s text:c="4"/>1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73259 <text:s text:c="2"/>6859 <text:s text:c="4"/>1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73259 <text:s text:c="2"/>6859 <text:s text:c="4"/>1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73259 <text:s text:c="2"/>6859 <text:s text:c="4"/>1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73259 <text:s text:c="2"/>6859 <text:s text:c="4"/>1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73259 <text:s text:c="4"/>18 <text:s text:c="4"/>1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73259 <text:s text:c="4"/>18 <text:s text:c="4"/>1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73259 <text:s text:c="3"/>324 <text:s text:c="4"/>1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73259 <text:s text:c="3"/>324 <text:s text:c="4"/>18 <text:s text:c="5"/>1 <text:s text:c="2"/></text:p>
      <text:p text:style-name="P8"><text:soft-page-break/><text:s/>opr <text:s text:c="2"/>0 <text:s/>4 <text:s text:c="17"/>11 <text:s text:c="5"/>0 <text:s text:c="5"/>5 <text:s text:c="5"/>0 <text:s text:c="5"/>0 <text:s text:c="5"/>0 <text:s text:c="2"/>25473259 <text:s text:c="2"/>5832 <text:s text:c="4"/>1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79091 <text:s text:c="2"/>5832 <text:s text:c="4"/>1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79091 <text:s text:c="2"/>5832 <text:s text:c="4"/>1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79091 <text:s text:c="2"/>5832 <text:s text:c="4"/>1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79091 <text:s text:c="2"/>5832 <text:s text:c="4"/>1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79091 <text:s text:c="2"/>5832 <text:s text:c="4"/>1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79091 <text:s text:c="2"/>5832 <text:s text:c="4"/>1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79091 <text:s text:c="4"/>17 <text:s text:c="4"/>1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79091 <text:s text:c="4"/>17 <text:s text:c="4"/>1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79091 <text:s text:c="3"/>289 <text:s text:c="4"/>1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79091 <text:s text:c="3"/>289 <text:s text:c="4"/>1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79091 <text:s text:c="2"/>4913 <text:s text:c="4"/>1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84004 <text:s text:c="2"/>4913 <text:s text:c="4"/>1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84004 <text:s text:c="2"/>4913 <text:s text:c="4"/>1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84004 <text:s text:c="2"/>4913 <text:s text:c="4"/>1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84004 <text:s text:c="2"/>4913 <text:s text:c="4"/>1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84004 <text:s text:c="2"/>4913 <text:s text:c="4"/>1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84004 <text:s text:c="2"/>4913 <text:s text:c="4"/>1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84004 <text:s text:c="4"/>16 <text:s text:c="4"/>1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84004 <text:s text:c="4"/>16 <text:s text:c="4"/>1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84004 <text:s text:c="3"/>256 <text:s text:c="4"/>1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84004 <text:s text:c="3"/>256 <text:s text:c="4"/>1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84004 <text:s text:c="2"/>4096 <text:s text:c="4"/>1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88100 <text:s text:c="2"/>4096 <text:s text:c="4"/>1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88100 <text:s text:c="2"/>4096 <text:s text:c="4"/>1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88100 <text:s text:c="2"/>4096 <text:s text:c="4"/>1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88100 <text:s text:c="2"/>4096 <text:s text:c="4"/>1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88100 <text:s text:c="2"/>4096 <text:s text:c="4"/>16 <text:s text:c="5"/>1 <text:s text:c="2"/></text:p>
      <text:p text:style-name="P8"><text:soft-page-break/><text:s/>opr <text:s text:c="2"/>0 <text:s/>3 <text:s text:c="18"/>6 <text:s text:c="5"/>0 <text:s text:c="5"/>6 <text:s text:c="5"/>0 <text:s text:c="5"/>0 <text:s text:c="5"/>0 <text:s text:c="2"/>25488100 <text:s text:c="2"/>4096 <text:s text:c="4"/>1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88100 <text:s text:c="4"/>15 <text:s text:c="4"/>1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88100 <text:s text:c="4"/>15 <text:s text:c="4"/>1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88100 <text:s text:c="3"/>225 <text:s text:c="4"/>1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88100 <text:s text:c="3"/>225 <text:s text:c="4"/>1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88100 <text:s text:c="2"/>3375 <text:s text:c="4"/>1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91475 <text:s text:c="2"/>3375 <text:s text:c="4"/>1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1475 <text:s text:c="2"/>3375 <text:s text:c="4"/>1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1475 <text:s text:c="2"/>3375 <text:s text:c="4"/>1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1475 <text:s text:c="2"/>3375 <text:s text:c="4"/>1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1475 <text:s text:c="2"/>3375 <text:s text:c="4"/>1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1475 <text:s text:c="2"/>3375 <text:s text:c="4"/>1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91475 <text:s text:c="4"/>14 <text:s text:c="4"/>1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91475 <text:s text:c="4"/>14 <text:s text:c="4"/>1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1475 <text:s text:c="3"/>196 <text:s text:c="4"/>1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1475 <text:s text:c="3"/>196 <text:s text:c="4"/>1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1475 <text:s text:c="2"/>2744 <text:s text:c="4"/>1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94219 <text:s text:c="2"/>2744 <text:s text:c="4"/>1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4219 <text:s text:c="2"/>2744 <text:s text:c="4"/>1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4219 <text:s text:c="2"/>2744 <text:s text:c="4"/>1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4219 <text:s text:c="2"/>2744 <text:s text:c="4"/>1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4219 <text:s text:c="2"/>2744 <text:s text:c="4"/>1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4219 <text:s text:c="2"/>2744 <text:s text:c="4"/>1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94219 <text:s text:c="4"/>13 <text:s text:c="4"/>1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94219 <text:s text:c="4"/>13 <text:s text:c="4"/>1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4219 <text:s text:c="3"/>169 <text:s text:c="4"/>1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4219 <text:s text:c="3"/>169 <text:s text:c="4"/>1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4219 <text:s text:c="2"/>2197 <text:s text:c="4"/>13 <text:s text:c="5"/>1 <text:s text:c="2"/></text:p>
      <text:p text:style-name="P8"><text:soft-page-break/><text:s/>opr <text:s text:c="2"/>0 <text:s/>2 <text:s text:c="17"/>12 <text:s text:c="5"/>0 <text:s text:c="5"/>4 <text:s text:c="5"/>0 <text:s text:c="5"/>0 <text:s text:c="5"/>0 <text:s text:c="2"/>25496416 <text:s text:c="2"/>2197 <text:s text:c="4"/>1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6416 <text:s text:c="2"/>2197 <text:s text:c="4"/>1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6416 <text:s text:c="2"/>2197 <text:s text:c="4"/>1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6416 <text:s text:c="2"/>2197 <text:s text:c="4"/>1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6416 <text:s text:c="2"/>2197 <text:s text:c="4"/>1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6416 <text:s text:c="2"/>2197 <text:s text:c="4"/>1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96416 <text:s text:c="4"/>12 <text:s text:c="4"/>1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96416 <text:s text:c="4"/>12 <text:s text:c="4"/>1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6416 <text:s text:c="3"/>144 <text:s text:c="4"/>1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6416 <text:s text:c="3"/>144 <text:s text:c="4"/>1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6416 <text:s text:c="2"/>1728 <text:s text:c="4"/>1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98144 <text:s text:c="2"/>1728 <text:s text:c="4"/>1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8144 <text:s text:c="2"/>1728 <text:s text:c="4"/>1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8144 <text:s text:c="2"/>1728 <text:s text:c="4"/>1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8144 <text:s text:c="2"/>1728 <text:s text:c="4"/>1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8144 <text:s text:c="2"/>1728 <text:s text:c="4"/>1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8144 <text:s text:c="2"/>1728 <text:s text:c="4"/>1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98144 <text:s text:c="4"/>11 <text:s text:c="4"/>1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98144 <text:s text:c="4"/>11 <text:s text:c="4"/>1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8144 <text:s text:c="3"/>121 <text:s text:c="4"/>1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8144 <text:s text:c="3"/>121 <text:s text:c="4"/>1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8144 <text:s text:c="2"/>1331 <text:s text:c="4"/>1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99475 <text:s text:c="2"/>1331 <text:s text:c="4"/>1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9475 <text:s text:c="2"/>1331 <text:s text:c="4"/>1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9475 <text:s text:c="2"/>1331 <text:s text:c="4"/>1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9475 <text:s text:c="2"/>1331 <text:s text:c="4"/>1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9475 <text:s text:c="2"/>1331 <text:s text:c="4"/>1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9475 <text:s text:c="2"/>1331 <text:s text:c="4"/>10 <text:s text:c="5"/>1 <text:s text:c="2"/></text:p>
      <text:p text:style-name="P8"><text:soft-page-break/><text:s/>sto <text:s text:c="2"/>0 <text:s/>5 <text:s text:c="18"/>7 <text:s text:c="5"/>0 <text:s text:c="5"/>5 <text:s text:c="5"/>0 <text:s text:c="5"/>0 <text:s text:c="5"/>0 <text:s text:c="2"/>25499475 <text:s text:c="4"/>10 <text:s text:c="4"/>1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99475 <text:s text:c="4"/>10 <text:s text:c="4"/>1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9475 <text:s text:c="3"/>100 <text:s text:c="4"/>1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9475 <text:s text:c="3"/>100 <text:s text:c="4"/>1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9475 <text:s text:c="2"/>1000 <text:s text:c="4"/>1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0475 <text:s text:c="2"/>1000 <text:s text:c="4"/>1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0475 <text:s text:c="2"/>1000 <text:s text:c="4"/>1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0475 <text:s text:c="2"/>1000 <text:s text:c="4"/>1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0475 <text:s text:c="2"/>1000 <text:s text:c="4"/>1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0475 <text:s text:c="2"/>1000 <text:s text:c="4"/>1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0475 <text:s text:c="2"/>1000 <text:s text:c="5"/>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0475 <text:s text:c="5"/>9 <text:s text:c="5"/>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0475 <text:s text:c="5"/>9 <text:s text:c="5"/>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0475 <text:s text:c="4"/>81 <text:s text:c="5"/>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0475 <text:s text:c="4"/>81 <text:s text:c="5"/>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0475 <text:s text:c="3"/>729 <text:s text:c="5"/>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1204 <text:s text:c="3"/>729 <text:s text:c="5"/>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1204 <text:s text:c="3"/>729 <text:s text:c="5"/>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1204 <text:s text:c="3"/>729 <text:s text:c="5"/>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1204 <text:s text:c="3"/>729 <text:s text:c="5"/>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1204 <text:s text:c="3"/>729 <text:s text:c="5"/>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1204 <text:s text:c="3"/>729 <text:s text:c="5"/>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1204 <text:s text:c="5"/>8 <text:s text:c="5"/>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1204 <text:s text:c="5"/>8 <text:s text:c="5"/>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1204 <text:s text:c="4"/>64 <text:s text:c="5"/>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1204 <text:s text:c="4"/>64 <text:s text:c="5"/>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1204 <text:s text:c="3"/>512 <text:s text:c="5"/>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1716 <text:s text:c="3"/>512 <text:s text:c="5"/>8 <text:s text:c="5"/>1 <text:s text:c="2"/></text:p>
      <text:p text:style-name="P8"><text:soft-page-break/>intt <text:s text:c="2"/>0 <text:s/>2 <text:s text:c="17"/>13 <text:s text:c="5"/>0 <text:s text:c="5"/>6 <text:s text:c="5"/>0 <text:s text:c="5"/>0 <text:s text:c="5"/>0 <text:s text:c="2"/>25501716 <text:s text:c="3"/>512 <text:s text:c="5"/>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1716 <text:s text:c="3"/>512 <text:s text:c="5"/>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1716 <text:s text:c="3"/>512 <text:s text:c="5"/>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1716 <text:s text:c="3"/>512 <text:s text:c="5"/>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1716 <text:s text:c="3"/>512 <text:s text:c="5"/>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1716 <text:s text:c="5"/>7 <text:s text:c="5"/>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1716 <text:s text:c="5"/>7 <text:s text:c="5"/>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1716 <text:s text:c="4"/>49 <text:s text:c="5"/>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1716 <text:s text:c="4"/>49 <text:s text:c="5"/>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1716 <text:s text:c="3"/>343 <text:s text:c="5"/>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059 <text:s text:c="3"/>343 <text:s text:c="5"/>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059 <text:s text:c="3"/>343 <text:s text:c="5"/>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059 <text:s text:c="3"/>343 <text:s text:c="5"/>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059 <text:s text:c="3"/>343 <text:s text:c="5"/>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059 <text:s text:c="3"/>343 <text:s text:c="5"/>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059 <text:s text:c="3"/>343 <text:s text:c="5"/>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059 <text:s text:c="5"/>6 <text:s text:c="5"/>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059 <text:s text:c="5"/>6 <text:s text:c="5"/>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059 <text:s text:c="4"/>36 <text:s text:c="5"/>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059 <text:s text:c="4"/>36 <text:s text:c="5"/>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059 <text:s text:c="3"/>216 <text:s text:c="5"/>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275 <text:s text:c="3"/>216 <text:s text:c="5"/>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275 <text:s text:c="3"/>216 <text:s text:c="5"/>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275 <text:s text:c="3"/>216 <text:s text:c="5"/>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275 <text:s text:c="3"/>216 <text:s text:c="5"/>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275 <text:s text:c="3"/>216 <text:s text:c="5"/>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275 <text:s text:c="3"/>216 <text:s text:c="5"/>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275 <text:s text:c="5"/>5 <text:s text:c="5"/>5 <text:s text:c="5"/>1 <text:s text:c="2"/></text:p>
      <text:p text:style-name="P8"><text:soft-page-break/>intt <text:s text:c="2"/>0 <text:s/>1 <text:s text:c="18"/>8 <text:s text:c="5"/>0 <text:s text:c="5"/>6 <text:s text:c="5"/>0 <text:s text:c="5"/>0 <text:s text:c="5"/>0 <text:s text:c="2"/>25502275 <text:s text:c="5"/>5 <text:s text:c="5"/>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275 <text:s text:c="4"/>25 <text:s text:c="5"/>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275 <text:s text:c="4"/>25 <text:s text:c="5"/>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275 <text:s text:c="3"/>125 <text:s text:c="5"/>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400 <text:s text:c="3"/>125 <text:s text:c="5"/>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400 <text:s text:c="3"/>125 <text:s text:c="5"/>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400 <text:s text:c="3"/>125 <text:s text:c="5"/>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400 <text:s text:c="3"/>125 <text:s text:c="5"/>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400 <text:s text:c="3"/>125 <text:s text:c="5"/>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400 <text:s text:c="3"/>125 <text:s text:c="5"/>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400 <text:s text:c="5"/>4 <text:s text:c="5"/>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400 <text:s text:c="5"/>4 <text:s text:c="5"/>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400 <text:s text:c="4"/>16 <text:s text:c="5"/>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400 <text:s text:c="4"/>16 <text:s text:c="5"/>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400 <text:s text:c="4"/>64 <text:s text:c="5"/>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464 <text:s text:c="4"/>64 <text:s text:c="5"/>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464 <text:s text:c="4"/>64 <text:s text:c="5"/>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464 <text:s text:c="4"/>64 <text:s text:c="5"/>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464 <text:s text:c="4"/>64 <text:s text:c="5"/>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464 <text:s text:c="4"/>64 <text:s text:c="5"/>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464 <text:s text:c="4"/>64 <text:s text:c="5"/>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464 <text:s text:c="5"/>3 <text:s text:c="5"/>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464 <text:s text:c="5"/>3 <text:s text:c="5"/>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464 <text:s text:c="5"/>9 <text:s text:c="5"/>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464 <text:s text:c="5"/>9 <text:s text:c="5"/>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464 <text:s text:c="4"/>27 <text:s text:c="5"/>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491 <text:s text:c="4"/>27 <text:s text:c="5"/>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491 <text:s text:c="4"/>27 <text:s text:c="5"/>3 <text:s text:c="5"/>1 <text:s text:c="2"/></text:p>
      <text:p text:style-name="P8"><text:soft-page-break/><text:s/>jpc <text:s text:c="2"/>0 16 <text:s text:c="17"/>14 <text:s text:c="5"/>0 <text:s text:c="5"/>5 <text:s text:c="5"/>0 <text:s text:c="5"/>0 <text:s text:c="5"/>0 <text:s text:c="2"/>25502491 <text:s text:c="4"/>27 <text:s text:c="5"/>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491 <text:s text:c="4"/>27 <text:s text:c="5"/>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491 <text:s text:c="4"/>27 <text:s text:c="5"/>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491 <text:s text:c="4"/>27 <text:s text:c="5"/>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491 <text:s text:c="5"/>2 <text:s text:c="5"/>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491 <text:s text:c="5"/>2 <text:s text:c="5"/>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491 <text:s text:c="5"/>4 <text:s text:c="5"/>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491 <text:s text:c="5"/>4 <text:s text:c="5"/>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491 <text:s text:c="5"/>8 <text:s text:c="5"/>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499 <text:s text:c="5"/>8 <text:s text:c="5"/>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499 <text:s text:c="5"/>8 <text:s text:c="5"/>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499 <text:s text:c="5"/>8 <text:s text:c="5"/>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499 <text:s text:c="5"/>8 <text:s text:c="5"/>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499 <text:s text:c="5"/>8 <text:s text:c="5"/>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499 <text:s text:c="5"/>8 <text:s text:c="5"/>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499 <text:s text:c="5"/>1 <text:s text:c="5"/>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499 <text:s text:c="5"/>1 <text:s text:c="5"/>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499 <text:s text:c="5"/>1 <text:s text:c="5"/>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499 <text:s text:c="5"/>1 <text:s text:c="5"/>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499 <text:s text:c="5"/>1 <text:s text:c="5"/>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500 <text:s text:c="5"/>1 <text:s text:c="5"/>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500 <text:s text:c="5"/>1 <text:s text:c="5"/>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500 <text:s text:c="5"/>1 <text:s text:c="5"/>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500 <text:s text:c="5"/>1 <text:s text:c="5"/>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500 <text:s text:c="5"/>1 <text:s text:c="5"/>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500 <text:s text:c="5"/>1 <text:s text:c="5"/>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500 <text:s text:c="5"/>0 <text:s text:c="5"/>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500 <text:s text:c="5"/>0 <text:s text:c="5"/>0 <text:s text:c="5"/>1 <text:s text:c="2"/></text:p>
      <text:p text:style-name="P8"><text:soft-page-break/><text:s/>opr <text:s text:c="2"/>0 <text:s/>4 <text:s text:c="18"/>9 <text:s text:c="5"/>0 <text:s text:c="5"/>5 <text:s text:c="5"/>0 <text:s text:c="5"/>0 <text:s text:c="5"/>0 <text:s text:c="2"/>25502500 <text:s text:c="5"/>0 <text:s text:c="5"/>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500 <text:s text:c="5"/>0 <text:s text:c="5"/>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500 <text:s text:c="5"/>0 <text:s text:c="5"/>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500 <text:s text:c="5"/>0 <text:s text:c="5"/>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500 <text:s text:c="5"/>0 <text:s text:c="5"/>0 <text:s text:c="5"/>1 <text:s text:c="2"/></text:p>
      <text:p text:style-name="P8"><text:s/>jpc <text:s text:c="2"/>0 16 <text:s text:c="17"/>16 <text:s text:c="5"/>0 <text:s text:c="5"/>5 <text:s text:c="5"/>0 <text:s text:c="5"/>0 <text:s text:c="5"/>0 <text:s text:c="2"/>25502500 <text:s text:c="5"/>0 <text:s text:c="5"/>0 <text:s text:c="5"/>1 <text:s text:c="2"/></text:p>
      <text:p text:style-name="P8"><text:s/>opr <text:s text:c="2"/>0 <text:s/>0 <text:s text:c="18"/>0 <text:s text:c="5"/>0 <text:s text:c="5"/>0 <text:s text:c="5"/>0 <text:s text:c="5"/>0 <text:s text:c="5"/>0 <text:s text:c="2"/>25502500 <text:s text:c="5"/>0 <text:s text:c="5"/>0 <text:s text:c="5"/>1 <text:s text:c="2"/></text:p>
      <text:p text:style-name="P8">end pl/0</text:p>
      <text:h text:style-name="P20" text:outline-level="1"><text:bookmark-start text:name="__RefHeading___Toc4612_1279824818"/>3. REFERÊNCIAS<text:bookmark-end text:name="__RefHeading___Toc4612_1279824818"/></text:h>
      <text:p text:style-name="P10"><text:span text:style-name="T3">P-CODE</text:span><text:span text:style-name="T2"> </text:span><text:span text:style-name="T3">MACHINE</text:span>. Disponível em: &lt;https://en.wikipedia.org/wiki/P-code_machine&gt;.</text:p>
      <text:p text:style-name="P22">‌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o" style:font-family-generic="swiss"/>
    <style:font-face style:name="Arial3" svg:font-family="Arial" style:font-adornments="Regular" style:font-family-generic="swiss"/>
    <style:font-face style:name="Basic Sans" svg:font-family="'Basic Sans'" style:font-family-generic="roman"/>
    <style:font-face style:name="Basic Sans1" svg:font-family="'Basic Sans'" style:font-family-generic="roman" style:font-pitch="variable"/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3cm" fo:margin-bottom="0cm" style:contextual-spacing="false" style:page-number="auto">
        <style:drop-cap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0cm" style:auto-text-indent="false"/>
      <style:text-properties style:font-name="Arial3" fo:font-family="Arial" style:font-style-name="Regular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499cm" fo:margin-bottom="1.499cm" style:contextual-spacing="false">
        <style:tab-stops/>
      </style:paragraph-properties>
      <style:text-properties style:font-name="Arial2" fo:font-family="Arial" style:font-style-name="Negrito" style:font-family-generic="swiss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499cm" fo:margin-bottom="1.499cm" style:contextual-spacing="false"/>
      <style:text-properties style:font-name="Arial2" fo:font-family="Arial" style:font-style-name="Negrito" style:font-family-generic="swiss"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3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/>
    </style:style>
    <style:style style:name="Contents_20_2" style:display-name="Contents 2" style:family="paragraph" style:parent-style-name="Index" style:class="index">
      <style:paragraph-properties fo:margin-left="0.499cm" fo:margin-top="0cm" fo:margin-bottom="1.499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right="2cm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8:56:45.641929859</meta:creation-date>
    <dc:date>2024-03-17T22:04:12.467321180</dc:date>
    <meta:editing-duration>PT2H32M53S</meta:editing-duration>
    <meta:editing-cycles>4</meta:editing-cycles>
    <meta:generator>LibreOffice/7.6.5.2$Linux_X86_64 LibreOffice_project/38d5f62f85355c192ef5f1dd47c5c0c0c6d6598b</meta:generator>
    <meta:print-date>2024-03-17T21:00:16.650776992</meta:print-date>
    <meta:printed-by>PDF files</meta:printed-by>
    <meta:document-statistic meta:table-count="0" meta:image-count="0" meta:object-count="0" meta:page-count="81" meta:paragraph-count="2142" meta:word-count="27475" meta:character-count="211874" meta:non-whitespace-character-count="53887"/>
  </office:meta>
</office:document-meta>
</file>